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10" table:style-name="ta1">
        <table:shapes>
          <draw:frame draw:z-index="0" draw:style-name="gr1" draw:text-style-name="P1" svg:width="27.0197in" svg:height="6.163in" svg:x="8.202in" svg:y="3.7669in">
            <draw:object draw:notify-on-update-of-ranges="calibr10.A1:calibr10.A345 calibr10.C1:calibr10.C345 calibr10.A1:calibr10.A345 calibr10.G1:calibr10.G345 calibr10.A1:calibr10.A345 calibr10.H1:calibr10.H3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float" office:value="485.988" calcext:value-type="float">
            <text:p>485.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float" office:value="486.053" calcext:value-type="float">
            <text:p>486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453125" calcext:value-type="float">
            <text:p>8398.39453125</text:p>
          </table:table-cell>
          <table:table-cell table:number-columns-repeated="2"/>
          <table:table-cell table:formula="of:=[.G1]-(([.G1]-[.B2])*[.$I$1])" office:value-type="float" office:value="0" calcext:value-type="float">
            <text:p>0</text:p>
          </table:table-cell>
          <table:table-cell table:formula="of:=[.H1]-(([.H1]-[.G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124" calcext:value-type="float">
            <text:p>486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8671875" calcext:value-type="float">
            <text:p>8398.388671875</text:p>
          </table:table-cell>
          <table:table-cell table:number-columns-repeated="2"/>
          <table:table-cell table:formula="of:=[.G2]-(([.G2]-[.B3])*[.$I$1])" office:value-type="float" office:value="0" calcext:value-type="float">
            <text:p>0</text:p>
          </table:table-cell>
          <table:table-cell table:formula="of:=[.H2]-(([.H2]-[.G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196" calcext:value-type="float">
            <text:p>486.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28125" calcext:value-type="float">
            <text:p>8398.3828125</text:p>
          </table:table-cell>
          <table:table-cell table:number-columns-repeated="2"/>
          <table:table-cell table:formula="of:=[.G3]-(([.G3]-[.B4])*[.$I$1])" office:value-type="float" office:value="0" calcext:value-type="float">
            <text:p>0</text:p>
          </table:table-cell>
          <table:table-cell table:formula="of:=[.H3]-(([.H3]-[.G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272" calcext:value-type="float">
            <text:p>486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4]-(([.G4]-[.B5])*[.$I$1])" office:value-type="float" office:value="0" calcext:value-type="float">
            <text:p>0</text:p>
          </table:table-cell>
          <table:table-cell table:formula="of:=[.H4]-(([.H4]-[.G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344" calcext:value-type="float">
            <text:p>486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5]-(([.G5]-[.B6])*[.$I$1])" office:value-type="float" office:value="0" calcext:value-type="float">
            <text:p>0</text:p>
          </table:table-cell>
          <table:table-cell table:formula="of:=[.H5]-(([.H5]-[.G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426" calcext:value-type="float">
            <text:p>486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6]-(([.G6]-[.B7])*[.$I$1])" office:value-type="float" office:value="0" calcext:value-type="float">
            <text:p>0</text:p>
          </table:table-cell>
          <table:table-cell table:formula="of:=[.H6]-(([.H6]-[.G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497" calcext:value-type="float">
            <text:p>486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7]-(([.G7]-[.B8])*[.$I$1])" office:value-type="float" office:value="0" calcext:value-type="float">
            <text:p>0</text:p>
          </table:table-cell>
          <table:table-cell table:formula="of:=[.H7]-(([.H7]-[.G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569" calcext:value-type="float">
            <text:p>486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8]-(([.G8]-[.B9])*[.$I$1])" office:value-type="float" office:value="0" calcext:value-type="float">
            <text:p>0</text:p>
          </table:table-cell>
          <table:table-cell table:formula="of:=[.H8]-(([.H8]-[.G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642" calcext:value-type="float">
            <text:p>486.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9]-(([.G9]-[.B10])*[.$I$1])" office:value-type="float" office:value="0" calcext:value-type="float">
            <text:p>0</text:p>
          </table:table-cell>
          <table:table-cell table:formula="of:=[.H9]-(([.H9]-[.G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722" calcext:value-type="float">
            <text:p>486.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0]-(([.G10]-[.B11])*[.$I$1])" office:value-type="float" office:value="0" calcext:value-type="float">
            <text:p>0</text:p>
          </table:table-cell>
          <table:table-cell table:formula="of:=[.H10]-(([.H10]-[.G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789" calcext:value-type="float">
            <text:p>486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1]-(([.G11]-[.B12])*[.$I$1])" office:value-type="float" office:value="0" calcext:value-type="float">
            <text:p>0</text:p>
          </table:table-cell>
          <table:table-cell table:formula="of:=[.H11]-(([.H11]-[.G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861" calcext:value-type="float">
            <text:p>486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2]-(([.G12]-[.B13])*[.$I$1])" office:value-type="float" office:value="0" calcext:value-type="float">
            <text:p>0</text:p>
          </table:table-cell>
          <table:table-cell table:formula="of:=[.H12]-(([.H12]-[.G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932" calcext:value-type="float">
            <text:p>486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3]-(([.G13]-[.B14])*[.$I$1])" office:value-type="float" office:value="0" calcext:value-type="float">
            <text:p>0</text:p>
          </table:table-cell>
          <table:table-cell table:formula="of:=[.H13]-(([.H13]-[.G1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008" calcext:value-type="float">
            <text:p>487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]-(([.G14]-[.B15])*[.$I$1])" office:value-type="float" office:value="0" calcext:value-type="float">
            <text:p>0</text:p>
          </table:table-cell>
          <table:table-cell table:formula="of:=[.H14]-(([.H14]-[.G1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079" calcext:value-type="float">
            <text:p>487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5]-(([.G15]-[.B16])*[.$I$1])" office:value-type="float" office:value="0" calcext:value-type="float">
            <text:p>0</text:p>
          </table:table-cell>
          <table:table-cell table:formula="of:=[.H15]-(([.H15]-[.G1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152" calcext:value-type="float">
            <text:p>487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6]-(([.G16]-[.B17])*[.$I$1])" office:value-type="float" office:value="0" calcext:value-type="float">
            <text:p>0</text:p>
          </table:table-cell>
          <table:table-cell table:formula="of:=[.H16]-(([.H16]-[.G1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224" calcext:value-type="float">
            <text:p>487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7]-(([.G17]-[.B18])*[.$I$1])" office:value-type="float" office:value="0" calcext:value-type="float">
            <text:p>0</text:p>
          </table:table-cell>
          <table:table-cell table:formula="of:=[.H17]-(([.H17]-[.G1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296" calcext:value-type="float">
            <text:p>487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8]-(([.G18]-[.B19])*[.$I$1])" office:value-type="float" office:value="0" calcext:value-type="float">
            <text:p>0</text:p>
          </table:table-cell>
          <table:table-cell table:formula="of:=[.H18]-(([.H18]-[.G1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369" calcext:value-type="float">
            <text:p>487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9]-(([.G19]-[.B20])*[.$I$1])" office:value-type="float" office:value="0" calcext:value-type="float">
            <text:p>0</text:p>
          </table:table-cell>
          <table:table-cell table:formula="of:=[.H19]-(([.H19]-[.G2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471" calcext:value-type="float">
            <text:p>487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0]-(([.G20]-[.B21])*[.$I$1])" office:value-type="float" office:value="0" calcext:value-type="float">
            <text:p>0</text:p>
          </table:table-cell>
          <table:table-cell table:formula="of:=[.H20]-(([.H20]-[.G2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544" calcext:value-type="float">
            <text:p>487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1]-(([.G21]-[.B22])*[.$I$1])" office:value-type="float" office:value="0" calcext:value-type="float">
            <text:p>0</text:p>
          </table:table-cell>
          <table:table-cell table:formula="of:=[.H21]-(([.H21]-[.G2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612" calcext:value-type="float">
            <text:p>487.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2]-(([.G22]-[.B23])*[.$I$1])" office:value-type="float" office:value="0" calcext:value-type="float">
            <text:p>0</text:p>
          </table:table-cell>
          <table:table-cell table:formula="of:=[.H22]-(([.H22]-[.G2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681" calcext:value-type="float">
            <text:p>487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3]-(([.G23]-[.B24])*[.$I$1])" office:value-type="float" office:value="0" calcext:value-type="float">
            <text:p>0</text:p>
          </table:table-cell>
          <table:table-cell table:formula="of:=[.H23]-(([.H23]-[.G2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751" calcext:value-type="float">
            <text:p>487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4]-(([.G24]-[.B25])*[.$I$1])" office:value-type="float" office:value="0" calcext:value-type="float">
            <text:p>0</text:p>
          </table:table-cell>
          <table:table-cell table:formula="of:=[.H24]-(([.H24]-[.G2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88" calcext:value-type="float">
            <text:p>48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5]-(([.G25]-[.B26])*[.$I$1])" office:value-type="float" office:value="0" calcext:value-type="float">
            <text:p>0</text:p>
          </table:table-cell>
          <table:table-cell table:formula="of:=[.H25]-(([.H25]-[.G2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952" calcext:value-type="float">
            <text:p>487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6]-(([.G26]-[.B27])*[.$I$1])" office:value-type="float" office:value="0" calcext:value-type="float">
            <text:p>0</text:p>
          </table:table-cell>
          <table:table-cell table:formula="of:=[.H26]-(([.H26]-[.G2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021" calcext:value-type="float">
            <text:p>488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7]-(([.G27]-[.B28])*[.$I$1])" office:value-type="float" office:value="0" calcext:value-type="float">
            <text:p>0</text:p>
          </table:table-cell>
          <table:table-cell table:formula="of:=[.H27]-(([.H27]-[.G2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091" calcext:value-type="float">
            <text:p>488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8]-(([.G28]-[.B29])*[.$I$1])" office:value-type="float" office:value="0" calcext:value-type="float">
            <text:p>0</text:p>
          </table:table-cell>
          <table:table-cell table:formula="of:=[.H28]-(([.H28]-[.G2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164" calcext:value-type="float">
            <text:p>488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29]-(([.G29]-[.B30])*[.$I$1])" office:value-type="float" office:value="0" calcext:value-type="float">
            <text:p>0</text:p>
          </table:table-cell>
          <table:table-cell table:formula="of:=[.H29]-(([.H29]-[.G3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234" calcext:value-type="float">
            <text:p>48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30]-(([.G30]-[.B31])*[.$I$1])" office:value-type="float" office:value="0" calcext:value-type="float">
            <text:p>0</text:p>
          </table:table-cell>
          <table:table-cell table:formula="of:=[.H30]-(([.H30]-[.G3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309" calcext:value-type="float">
            <text:p>488.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31]-(([.G31]-[.B32])*[.$I$1])" office:value-type="float" office:value="0" calcext:value-type="float">
            <text:p>0</text:p>
          </table:table-cell>
          <table:table-cell table:formula="of:=[.H31]-(([.H31]-[.G3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38" calcext:value-type="float">
            <text:p>48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32]-(([.G32]-[.B33])*[.$I$1])" office:value-type="float" office:value="0" calcext:value-type="float">
            <text:p>0</text:p>
          </table:table-cell>
          <table:table-cell table:formula="of:=[.H32]-(([.H32]-[.G3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448" calcext:value-type="float">
            <text:p>488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33]-(([.G33]-[.B34])*[.$I$1])" office:value-type="float" office:value="0" calcext:value-type="float">
            <text:p>0</text:p>
          </table:table-cell>
          <table:table-cell table:formula="of:=[.H33]-(([.H33]-[.G3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518" calcext:value-type="float">
            <text:p>488.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34]-(([.G34]-[.B35])*[.$I$1])" office:value-type="float" office:value="0" calcext:value-type="float">
            <text:p>0</text:p>
          </table:table-cell>
          <table:table-cell table:formula="of:=[.H34]-(([.H34]-[.G3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585" calcext:value-type="float">
            <text:p>488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37890625" calcext:value-type="float">
            <text:p>8398.3837890625</text:p>
          </table:table-cell>
          <table:table-cell table:number-columns-repeated="2"/>
          <table:table-cell table:formula="of:=[.G35]-(([.G35]-[.B36])*[.$I$1])" office:value-type="float" office:value="0" calcext:value-type="float">
            <text:p>0</text:p>
          </table:table-cell>
          <table:table-cell table:formula="of:=[.H35]-(([.H35]-[.G3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656" calcext:value-type="float">
            <text:p>488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36]-(([.G36]-[.B37])*[.$I$1])" office:value-type="float" office:value="0" calcext:value-type="float">
            <text:p>0</text:p>
          </table:table-cell>
          <table:table-cell table:formula="of:=[.H36]-(([.H36]-[.G3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728" calcext:value-type="float">
            <text:p>488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37]-(([.G37]-[.B38])*[.$I$1])" office:value-type="float" office:value="0" calcext:value-type="float">
            <text:p>0</text:p>
          </table:table-cell>
          <table:table-cell table:formula="of:=[.H37]-(([.H37]-[.G3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804" calcext:value-type="float">
            <text:p>488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38]-(([.G38]-[.B39])*[.$I$1])" office:value-type="float" office:value="0" calcext:value-type="float">
            <text:p>0</text:p>
          </table:table-cell>
          <table:table-cell table:formula="of:=[.H38]-(([.H38]-[.G3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875" calcext:value-type="float">
            <text:p>488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39]-(([.G39]-[.B40])*[.$I$1])" office:value-type="float" office:value="0" calcext:value-type="float">
            <text:p>0</text:p>
          </table:table-cell>
          <table:table-cell table:formula="of:=[.H39]-(([.H39]-[.G4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946" calcext:value-type="float">
            <text:p>488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0]-(([.G40]-[.B41])*[.$I$1])" office:value-type="float" office:value="0" calcext:value-type="float">
            <text:p>0</text:p>
          </table:table-cell>
          <table:table-cell table:formula="of:=[.H40]-(([.H40]-[.G4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016" calcext:value-type="float">
            <text:p>489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1]-(([.G41]-[.B42])*[.$I$1])" office:value-type="float" office:value="0" calcext:value-type="float">
            <text:p>0</text:p>
          </table:table-cell>
          <table:table-cell table:formula="of:=[.H41]-(([.H41]-[.G4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185" calcext:value-type="float">
            <text:p>489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2]-(([.G42]-[.B43])*[.$I$1])" office:value-type="float" office:value="0" calcext:value-type="float">
            <text:p>0</text:p>
          </table:table-cell>
          <table:table-cell table:formula="of:=[.H42]-(([.H42]-[.G4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257" calcext:value-type="float">
            <text:p>489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3]-(([.G43]-[.B44])*[.$I$1])" office:value-type="float" office:value="0" calcext:value-type="float">
            <text:p>0</text:p>
          </table:table-cell>
          <table:table-cell table:formula="of:=[.H43]-(([.H43]-[.G4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328" calcext:value-type="float">
            <text:p>489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4]-(([.G44]-[.B45])*[.$I$1])" office:value-type="float" office:value="0" calcext:value-type="float">
            <text:p>0</text:p>
          </table:table-cell>
          <table:table-cell table:formula="of:=[.H44]-(([.H44]-[.G4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4" calcext:value-type="float">
            <text:p>4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5]-(([.G45]-[.B46])*[.$I$1])" office:value-type="float" office:value="0" calcext:value-type="float">
            <text:p>0</text:p>
          </table:table-cell>
          <table:table-cell table:formula="of:=[.H45]-(([.H45]-[.G4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469" calcext:value-type="float">
            <text:p>489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6]-(([.G46]-[.B47])*[.$I$1])" office:value-type="float" office:value="0" calcext:value-type="float">
            <text:p>0</text:p>
          </table:table-cell>
          <table:table-cell table:formula="of:=[.H46]-(([.H46]-[.G4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542" calcext:value-type="float">
            <text:p>489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7]-(([.G47]-[.B48])*[.$I$1])" office:value-type="float" office:value="0" calcext:value-type="float">
            <text:p>0</text:p>
          </table:table-cell>
          <table:table-cell table:formula="of:=[.H47]-(([.H47]-[.G4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612" calcext:value-type="float">
            <text:p>489.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8]-(([.G48]-[.B49])*[.$I$1])" office:value-type="float" office:value="0" calcext:value-type="float">
            <text:p>0</text:p>
          </table:table-cell>
          <table:table-cell table:formula="of:=[.H48]-(([.H48]-[.G4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684" calcext:value-type="float">
            <text:p>489.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49]-(([.G49]-[.B50])*[.$I$1])" office:value-type="float" office:value="0" calcext:value-type="float">
            <text:p>0</text:p>
          </table:table-cell>
          <table:table-cell table:formula="of:=[.H49]-(([.H49]-[.G5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757" calcext:value-type="float">
            <text:p>489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0]-(([.G50]-[.B51])*[.$I$1])" office:value-type="float" office:value="0" calcext:value-type="float">
            <text:p>0</text:p>
          </table:table-cell>
          <table:table-cell table:formula="of:=[.H50]-(([.H50]-[.G5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842" calcext:value-type="float">
            <text:p>489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1]-(([.G51]-[.B52])*[.$I$1])" office:value-type="float" office:value="0" calcext:value-type="float">
            <text:p>0</text:p>
          </table:table-cell>
          <table:table-cell table:formula="of:=[.H51]-(([.H51]-[.G5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916" calcext:value-type="float">
            <text:p>489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2]-(([.G52]-[.B53])*[.$I$1])" office:value-type="float" office:value="0" calcext:value-type="float">
            <text:p>0</text:p>
          </table:table-cell>
          <table:table-cell table:formula="of:=[.H52]-(([.H52]-[.G5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988" calcext:value-type="float">
            <text:p>489.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3]-(([.G53]-[.B54])*[.$I$1])" office:value-type="float" office:value="0" calcext:value-type="float">
            <text:p>0</text:p>
          </table:table-cell>
          <table:table-cell table:formula="of:=[.H53]-(([.H53]-[.G5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06" calcext:value-type="float">
            <text:p>49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4]-(([.G54]-[.B55])*[.$I$1])" office:value-type="float" office:value="0" calcext:value-type="float">
            <text:p>0</text:p>
          </table:table-cell>
          <table:table-cell table:formula="of:=[.H54]-(([.H54]-[.G5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131" calcext:value-type="float">
            <text:p>490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5]-(([.G55]-[.B56])*[.$I$1])" office:value-type="float" office:value="0" calcext:value-type="float">
            <text:p>0</text:p>
          </table:table-cell>
          <table:table-cell table:formula="of:=[.H55]-(([.H55]-[.G5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197" calcext:value-type="float">
            <text:p>49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6]-(([.G56]-[.B57])*[.$I$1])" office:value-type="float" office:value="0" calcext:value-type="float">
            <text:p>0</text:p>
          </table:table-cell>
          <table:table-cell table:formula="of:=[.H56]-(([.H56]-[.G5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264" calcext:value-type="float">
            <text:p>490.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7]-(([.G57]-[.B58])*[.$I$1])" office:value-type="float" office:value="0" calcext:value-type="float">
            <text:p>0</text:p>
          </table:table-cell>
          <table:table-cell table:formula="of:=[.H57]-(([.H57]-[.G5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332" calcext:value-type="float">
            <text:p>490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8]-(([.G58]-[.B59])*[.$I$1])" office:value-type="float" office:value="0" calcext:value-type="float">
            <text:p>0</text:p>
          </table:table-cell>
          <table:table-cell table:formula="of:=[.H58]-(([.H58]-[.G5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397" calcext:value-type="float">
            <text:p>490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59]-(([.G59]-[.B60])*[.$I$1])" office:value-type="float" office:value="0" calcext:value-type="float">
            <text:p>0</text:p>
          </table:table-cell>
          <table:table-cell table:formula="of:=[.H59]-(([.H59]-[.G6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464" calcext:value-type="float">
            <text:p>490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60]-(([.G60]-[.B61])*[.$I$1])" office:value-type="float" office:value="0" calcext:value-type="float">
            <text:p>0</text:p>
          </table:table-cell>
          <table:table-cell table:formula="of:=[.H60]-(([.H60]-[.G6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536" calcext:value-type="float">
            <text:p>490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61]-(([.G61]-[.B62])*[.$I$1])" office:value-type="float" office:value="0" calcext:value-type="float">
            <text:p>0</text:p>
          </table:table-cell>
          <table:table-cell table:formula="of:=[.H61]-(([.H61]-[.G6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608" calcext:value-type="float">
            <text:p>490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62]-(([.G62]-[.B63])*[.$I$1])" office:value-type="float" office:value="0" calcext:value-type="float">
            <text:p>0</text:p>
          </table:table-cell>
          <table:table-cell table:formula="of:=[.H62]-(([.H62]-[.G6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68" calcext:value-type="float">
            <text:p>49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63]-(([.G63]-[.B64])*[.$I$1])" office:value-type="float" office:value="0" calcext:value-type="float">
            <text:p>0</text:p>
          </table:table-cell>
          <table:table-cell table:formula="of:=[.H63]-(([.H63]-[.G6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748" calcext:value-type="float">
            <text:p>490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64]-(([.G64]-[.B65])*[.$I$1])" office:value-type="float" office:value="0" calcext:value-type="float">
            <text:p>0</text:p>
          </table:table-cell>
          <table:table-cell table:formula="of:=[.H64]-(([.H64]-[.G6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813" calcext:value-type="float">
            <text:p>490.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 table:number-columns-repeated="2"/>
          <table:table-cell table:formula="of:=[.G65]-(([.G65]-[.B66])*[.$I$1])" office:value-type="float" office:value="0" calcext:value-type="float">
            <text:p>0</text:p>
          </table:table-cell>
          <table:table-cell table:formula="of:=[.H65]-(([.H65]-[.G6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884" calcext:value-type="float">
            <text:p>490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76953125" calcext:value-type="float">
            <text:p>8398.3876953125</text:p>
          </table:table-cell>
          <table:table-cell table:number-columns-repeated="2"/>
          <table:table-cell table:formula="of:=[.G66]-(([.G66]-[.B67])*[.$I$1])" office:value-type="float" office:value="0" calcext:value-type="float">
            <text:p>0</text:p>
          </table:table-cell>
          <table:table-cell table:formula="of:=[.H66]-(([.H66]-[.G6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953" calcext:value-type="float">
            <text:p>490.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67]-(([.G67]-[.B68])*[.$I$1])" office:value-type="float" office:value="0" calcext:value-type="float">
            <text:p>0</text:p>
          </table:table-cell>
          <table:table-cell table:formula="of:=[.H67]-(([.H67]-[.G6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024" calcext:value-type="float">
            <text:p>491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68]-(([.G68]-[.B69])*[.$I$1])" office:value-type="float" office:value="0" calcext:value-type="float">
            <text:p>0</text:p>
          </table:table-cell>
          <table:table-cell table:formula="of:=[.H68]-(([.H68]-[.G6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089" calcext:value-type="float">
            <text:p>491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69]-(([.G69]-[.B70])*[.$I$1])" office:value-type="float" office:value="0" calcext:value-type="float">
            <text:p>0</text:p>
          </table:table-cell>
          <table:table-cell table:formula="of:=[.H69]-(([.H69]-[.G7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157" calcext:value-type="float">
            <text:p>491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0]-(([.G70]-[.B71])*[.$I$1])" office:value-type="float" office:value="0" calcext:value-type="float">
            <text:p>0</text:p>
          </table:table-cell>
          <table:table-cell table:formula="of:=[.H70]-(([.H70]-[.G7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227" calcext:value-type="float">
            <text:p>491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1]-(([.G71]-[.B72])*[.$I$1])" office:value-type="float" office:value="0" calcext:value-type="float">
            <text:p>0</text:p>
          </table:table-cell>
          <table:table-cell table:formula="of:=[.H71]-(([.H71]-[.G7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3" calcext:value-type="float">
            <text:p>49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2]-(([.G72]-[.B73])*[.$I$1])" office:value-type="float" office:value="0" calcext:value-type="float">
            <text:p>0</text:p>
          </table:table-cell>
          <table:table-cell table:formula="of:=[.H72]-(([.H72]-[.G7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485" calcext:value-type="float">
            <text:p>491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3]-(([.G73]-[.B74])*[.$I$1])" office:value-type="float" office:value="0" calcext:value-type="float">
            <text:p>0</text:p>
          </table:table-cell>
          <table:table-cell table:formula="of:=[.H73]-(([.H73]-[.G7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552" calcext:value-type="float">
            <text:p>491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4]-(([.G74]-[.B75])*[.$I$1])" office:value-type="float" office:value="0" calcext:value-type="float">
            <text:p>0</text:p>
          </table:table-cell>
          <table:table-cell table:formula="of:=[.H74]-(([.H74]-[.G7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623" calcext:value-type="float">
            <text:p>491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5]-(([.G75]-[.B76])*[.$I$1])" office:value-type="float" office:value="0" calcext:value-type="float">
            <text:p>0</text:p>
          </table:table-cell>
          <table:table-cell table:formula="of:=[.H75]-(([.H75]-[.G7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693" calcext:value-type="float">
            <text:p>491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6]-(([.G76]-[.B77])*[.$I$1])" office:value-type="float" office:value="0" calcext:value-type="float">
            <text:p>0</text:p>
          </table:table-cell>
          <table:table-cell table:formula="of:=[.H76]-(([.H76]-[.G7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762" calcext:value-type="float">
            <text:p>491.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7]-(([.G77]-[.B78])*[.$I$1])" office:value-type="float" office:value="0" calcext:value-type="float">
            <text:p>0</text:p>
          </table:table-cell>
          <table:table-cell table:formula="of:=[.H77]-(([.H77]-[.G7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833" calcext:value-type="float">
            <text:p>491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8]-(([.G78]-[.B79])*[.$I$1])" office:value-type="float" office:value="0" calcext:value-type="float">
            <text:p>0</text:p>
          </table:table-cell>
          <table:table-cell table:formula="of:=[.H78]-(([.H78]-[.G7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901" calcext:value-type="float">
            <text:p>491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79]-(([.G79]-[.B80])*[.$I$1])" office:value-type="float" office:value="0" calcext:value-type="float">
            <text:p>0</text:p>
          </table:table-cell>
          <table:table-cell table:formula="of:=[.H79]-(([.H79]-[.G8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966" calcext:value-type="float">
            <text:p>491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0]-(([.G80]-[.B81])*[.$I$1])" office:value-type="float" office:value="0" calcext:value-type="float">
            <text:p>0</text:p>
          </table:table-cell>
          <table:table-cell table:formula="of:=[.H80]-(([.H80]-[.G8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038" calcext:value-type="float">
            <text:p>492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1]-(([.G81]-[.B82])*[.$I$1])" office:value-type="float" office:value="0" calcext:value-type="float">
            <text:p>0</text:p>
          </table:table-cell>
          <table:table-cell table:formula="of:=[.H81]-(([.H81]-[.G8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107" calcext:value-type="float">
            <text:p>492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2]-(([.G82]-[.B83])*[.$I$1])" office:value-type="float" office:value="0" calcext:value-type="float">
            <text:p>0</text:p>
          </table:table-cell>
          <table:table-cell table:formula="of:=[.H82]-(([.H82]-[.G8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18" calcext:value-type="float">
            <text:p>49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3]-(([.G83]-[.B84])*[.$I$1])" office:value-type="float" office:value="0" calcext:value-type="float">
            <text:p>0</text:p>
          </table:table-cell>
          <table:table-cell table:formula="of:=[.H83]-(([.H83]-[.G8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252" calcext:value-type="float">
            <text:p>492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4]-(([.G84]-[.B85])*[.$I$1])" office:value-type="float" office:value="0" calcext:value-type="float">
            <text:p>0</text:p>
          </table:table-cell>
          <table:table-cell table:formula="of:=[.H84]-(([.H84]-[.G8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32" calcext:value-type="float">
            <text:p>49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5]-(([.G85]-[.B86])*[.$I$1])" office:value-type="float" office:value="0" calcext:value-type="float">
            <text:p>0</text:p>
          </table:table-cell>
          <table:table-cell table:formula="of:=[.H85]-(([.H85]-[.G8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388" calcext:value-type="float">
            <text:p>492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6]-(([.G86]-[.B87])*[.$I$1])" office:value-type="float" office:value="0" calcext:value-type="float">
            <text:p>0</text:p>
          </table:table-cell>
          <table:table-cell table:formula="of:=[.H86]-(([.H86]-[.G8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455" calcext:value-type="float">
            <text:p>492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7]-(([.G87]-[.B88])*[.$I$1])" office:value-type="float" office:value="0" calcext:value-type="float">
            <text:p>0</text:p>
          </table:table-cell>
          <table:table-cell table:formula="of:=[.H87]-(([.H87]-[.G8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521" calcext:value-type="float">
            <text:p>492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8]-(([.G88]-[.B89])*[.$I$1])" office:value-type="float" office:value="0" calcext:value-type="float">
            <text:p>0</text:p>
          </table:table-cell>
          <table:table-cell table:formula="of:=[.H88]-(([.H88]-[.G8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588" calcext:value-type="float">
            <text:p>492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89]-(([.G89]-[.B90])*[.$I$1])" office:value-type="float" office:value="0" calcext:value-type="float">
            <text:p>0</text:p>
          </table:table-cell>
          <table:table-cell table:formula="of:=[.H89]-(([.H89]-[.G9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656" calcext:value-type="float">
            <text:p>492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90]-(([.G90]-[.B91])*[.$I$1])" office:value-type="float" office:value="0" calcext:value-type="float">
            <text:p>0</text:p>
          </table:table-cell>
          <table:table-cell table:formula="of:=[.H90]-(([.H90]-[.G9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728" calcext:value-type="float">
            <text:p>492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91]-(([.G91]-[.B92])*[.$I$1])" office:value-type="float" office:value="0" calcext:value-type="float">
            <text:p>0</text:p>
          </table:table-cell>
          <table:table-cell table:formula="of:=[.H91]-(([.H91]-[.G9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801" calcext:value-type="float">
            <text:p>492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92]-(([.G92]-[.B93])*[.$I$1])" office:value-type="float" office:value="0" calcext:value-type="float">
            <text:p>0</text:p>
          </table:table-cell>
          <table:table-cell table:formula="of:=[.H92]-(([.H92]-[.G9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866" calcext:value-type="float">
            <text:p>492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93]-(([.G93]-[.B94])*[.$I$1])" office:value-type="float" office:value="0" calcext:value-type="float">
            <text:p>0</text:p>
          </table:table-cell>
          <table:table-cell table:formula="of:=[.H93]-(([.H93]-[.G9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934" calcext:value-type="float">
            <text:p>492.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94]-(([.G94]-[.B95])*[.$I$1])" office:value-type="float" office:value="0" calcext:value-type="float">
            <text:p>0</text:p>
          </table:table-cell>
          <table:table-cell table:formula="of:=[.H94]-(([.H94]-[.G9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004" calcext:value-type="float">
            <text:p>493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95]-(([.G95]-[.B96])*[.$I$1])" office:value-type="float" office:value="0" calcext:value-type="float">
            <text:p>0</text:p>
          </table:table-cell>
          <table:table-cell table:formula="of:=[.H95]-(([.H95]-[.G9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072" calcext:value-type="float">
            <text:p>493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 table:number-columns-repeated="2"/>
          <table:table-cell table:formula="of:=[.G96]-(([.G96]-[.B97])*[.$I$1])" office:value-type="float" office:value="0" calcext:value-type="float">
            <text:p>0</text:p>
          </table:table-cell>
          <table:table-cell table:formula="of:=[.H96]-(([.H96]-[.G9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141" calcext:value-type="float">
            <text:p>493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55078125" calcext:value-type="float">
            <text:p>8398.3955078125</text:p>
          </table:table-cell>
          <table:table-cell table:number-columns-repeated="2"/>
          <table:table-cell table:formula="of:=[.G97]-(([.G97]-[.B98])*[.$I$1])" office:value-type="float" office:value="0" calcext:value-type="float">
            <text:p>0</text:p>
          </table:table-cell>
          <table:table-cell table:formula="of:=[.H97]-(([.H97]-[.G9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211" calcext:value-type="float">
            <text:p>493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98]-(([.G98]-[.B99])*[.$I$1])" office:value-type="float" office:value="0" calcext:value-type="float">
            <text:p>0</text:p>
          </table:table-cell>
          <table:table-cell table:formula="of:=[.H98]-(([.H98]-[.G9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281" calcext:value-type="float">
            <text:p>493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99]-(([.G99]-[.B100])*[.$I$1])" office:value-type="float" office:value="0" calcext:value-type="float">
            <text:p>0</text:p>
          </table:table-cell>
          <table:table-cell table:formula="of:=[.H99]-(([.H99]-[.G10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35" calcext:value-type="float">
            <text:p>493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0]-(([.G100]-[.B101])*[.$I$1])" office:value-type="float" office:value="0" calcext:value-type="float">
            <text:p>0</text:p>
          </table:table-cell>
          <table:table-cell table:formula="of:=[.H100]-(([.H100]-[.G10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42" calcext:value-type="float">
            <text:p>493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1]-(([.G101]-[.B102])*[.$I$1])" office:value-type="float" office:value="0" calcext:value-type="float">
            <text:p>0</text:p>
          </table:table-cell>
          <table:table-cell table:formula="of:=[.H101]-(([.H101]-[.G10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49" calcext:value-type="float">
            <text:p>49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2]-(([.G102]-[.B103])*[.$I$1])" office:value-type="float" office:value="0" calcext:value-type="float">
            <text:p>0</text:p>
          </table:table-cell>
          <table:table-cell table:formula="of:=[.H102]-(([.H102]-[.G10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56" calcext:value-type="float">
            <text:p>49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3]-(([.G103]-[.B104])*[.$I$1])" office:value-type="float" office:value="0" calcext:value-type="float">
            <text:p>0</text:p>
          </table:table-cell>
          <table:table-cell table:formula="of:=[.H103]-(([.H103]-[.G10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632" calcext:value-type="float">
            <text:p>493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4]-(([.G104]-[.B105])*[.$I$1])" office:value-type="float" office:value="0" calcext:value-type="float">
            <text:p>0</text:p>
          </table:table-cell>
          <table:table-cell table:formula="of:=[.H104]-(([.H104]-[.G10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711" calcext:value-type="float">
            <text:p>493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5]-(([.G105]-[.B106])*[.$I$1])" office:value-type="float" office:value="0" calcext:value-type="float">
            <text:p>0</text:p>
          </table:table-cell>
          <table:table-cell table:formula="of:=[.H105]-(([.H105]-[.G10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777" calcext:value-type="float">
            <text:p>493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6]-(([.G106]-[.B107])*[.$I$1])" office:value-type="float" office:value="0" calcext:value-type="float">
            <text:p>0</text:p>
          </table:table-cell>
          <table:table-cell table:formula="of:=[.H106]-(([.H106]-[.G10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848" calcext:value-type="float">
            <text:p>493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7]-(([.G107]-[.B108])*[.$I$1])" office:value-type="float" office:value="0" calcext:value-type="float">
            <text:p>0</text:p>
          </table:table-cell>
          <table:table-cell table:formula="of:=[.H107]-(([.H107]-[.G10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92" calcext:value-type="float">
            <text:p>49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8]-(([.G108]-[.B109])*[.$I$1])" office:value-type="float" office:value="0" calcext:value-type="float">
            <text:p>0</text:p>
          </table:table-cell>
          <table:table-cell table:formula="of:=[.H108]-(([.H108]-[.G10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993" calcext:value-type="float">
            <text:p>493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09]-(([.G109]-[.B110])*[.$I$1])" office:value-type="float" office:value="0" calcext:value-type="float">
            <text:p>0</text:p>
          </table:table-cell>
          <table:table-cell table:formula="of:=[.H109]-(([.H109]-[.G1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064" calcext:value-type="float">
            <text:p>494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0]-(([.G110]-[.B111])*[.$I$1])" office:value-type="float" office:value="0" calcext:value-type="float">
            <text:p>0</text:p>
          </table:table-cell>
          <table:table-cell table:formula="of:=[.H110]-(([.H110]-[.G1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136" calcext:value-type="float">
            <text:p>494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1]-(([.G111]-[.B112])*[.$I$1])" office:value-type="float" office:value="0" calcext:value-type="float">
            <text:p>0</text:p>
          </table:table-cell>
          <table:table-cell table:formula="of:=[.H111]-(([.H111]-[.G1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21" calcext:value-type="float">
            <text:p>494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2]-(([.G112]-[.B113])*[.$I$1])" office:value-type="float" office:value="0" calcext:value-type="float">
            <text:p>0</text:p>
          </table:table-cell>
          <table:table-cell table:formula="of:=[.H112]-(([.H112]-[.G1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281" calcext:value-type="float">
            <text:p>494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3]-(([.G113]-[.B114])*[.$I$1])" office:value-type="float" office:value="0" calcext:value-type="float">
            <text:p>0</text:p>
          </table:table-cell>
          <table:table-cell table:formula="of:=[.H113]-(([.H113]-[.G11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348" calcext:value-type="float">
            <text:p>494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4]-(([.G114]-[.B115])*[.$I$1])" office:value-type="float" office:value="0" calcext:value-type="float">
            <text:p>0</text:p>
          </table:table-cell>
          <table:table-cell table:formula="of:=[.H114]-(([.H114]-[.G11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413" calcext:value-type="float">
            <text:p>494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5]-(([.G115]-[.B116])*[.$I$1])" office:value-type="float" office:value="0" calcext:value-type="float">
            <text:p>0</text:p>
          </table:table-cell>
          <table:table-cell table:formula="of:=[.H115]-(([.H115]-[.G11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485" calcext:value-type="float">
            <text:p>494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6]-(([.G116]-[.B117])*[.$I$1])" office:value-type="float" office:value="0" calcext:value-type="float">
            <text:p>0</text:p>
          </table:table-cell>
          <table:table-cell table:formula="of:=[.H116]-(([.H116]-[.G11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549" calcext:value-type="float">
            <text:p>494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7]-(([.G117]-[.B118])*[.$I$1])" office:value-type="float" office:value="0" calcext:value-type="float">
            <text:p>0</text:p>
          </table:table-cell>
          <table:table-cell table:formula="of:=[.H117]-(([.H117]-[.G11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613" calcext:value-type="float">
            <text:p>494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8]-(([.G118]-[.B119])*[.$I$1])" office:value-type="float" office:value="0" calcext:value-type="float">
            <text:p>0</text:p>
          </table:table-cell>
          <table:table-cell table:formula="of:=[.H118]-(([.H118]-[.G11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681" calcext:value-type="float">
            <text:p>494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19]-(([.G119]-[.B120])*[.$I$1])" office:value-type="float" office:value="0" calcext:value-type="float">
            <text:p>0</text:p>
          </table:table-cell>
          <table:table-cell table:formula="of:=[.H119]-(([.H119]-[.G12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753" calcext:value-type="float">
            <text:p>494.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0]-(([.G120]-[.B121])*[.$I$1])" office:value-type="float" office:value="0" calcext:value-type="float">
            <text:p>0</text:p>
          </table:table-cell>
          <table:table-cell table:formula="of:=[.H120]-(([.H120]-[.G12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825" calcext:value-type="float">
            <text:p>494.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1]-(([.G121]-[.B122])*[.$I$1])" office:value-type="float" office:value="0" calcext:value-type="float">
            <text:p>0</text:p>
          </table:table-cell>
          <table:table-cell table:formula="of:=[.H121]-(([.H121]-[.G12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895" calcext:value-type="float">
            <text:p>494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2]-(([.G122]-[.B123])*[.$I$1])" office:value-type="float" office:value="0" calcext:value-type="float">
            <text:p>0</text:p>
          </table:table-cell>
          <table:table-cell table:formula="of:=[.H122]-(([.H122]-[.G12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969" calcext:value-type="float">
            <text:p>494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3]-(([.G123]-[.B124])*[.$I$1])" office:value-type="float" office:value="0" calcext:value-type="float">
            <text:p>0</text:p>
          </table:table-cell>
          <table:table-cell table:formula="of:=[.H123]-(([.H123]-[.G12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033" calcext:value-type="float">
            <text:p>495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4]-(([.G124]-[.B125])*[.$I$1])" office:value-type="float" office:value="0" calcext:value-type="float">
            <text:p>0</text:p>
          </table:table-cell>
          <table:table-cell table:formula="of:=[.H124]-(([.H124]-[.G12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105" calcext:value-type="float">
            <text:p>495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5]-(([.G125]-[.B126])*[.$I$1])" office:value-type="float" office:value="0" calcext:value-type="float">
            <text:p>0</text:p>
          </table:table-cell>
          <table:table-cell table:formula="of:=[.H125]-(([.H125]-[.G12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176" calcext:value-type="float">
            <text:p>495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6]-(([.G126]-[.B127])*[.$I$1])" office:value-type="float" office:value="0" calcext:value-type="float">
            <text:p>0</text:p>
          </table:table-cell>
          <table:table-cell table:formula="of:=[.H126]-(([.H126]-[.G12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252" calcext:value-type="float">
            <text:p>495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7]-(([.G127]-[.B128])*[.$I$1])" office:value-type="float" office:value="0" calcext:value-type="float">
            <text:p>0</text:p>
          </table:table-cell>
          <table:table-cell table:formula="of:=[.H127]-(([.H127]-[.G12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325" calcext:value-type="float">
            <text:p>495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8]-(([.G128]-[.B129])*[.$I$1])" office:value-type="float" office:value="0" calcext:value-type="float">
            <text:p>0</text:p>
          </table:table-cell>
          <table:table-cell table:formula="of:=[.H128]-(([.H128]-[.G12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389" calcext:value-type="float">
            <text:p>495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29]-(([.G129]-[.B130])*[.$I$1])" office:value-type="float" office:value="0" calcext:value-type="float">
            <text:p>0</text:p>
          </table:table-cell>
          <table:table-cell table:formula="of:=[.H129]-(([.H129]-[.G13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472" calcext:value-type="float">
            <text:p>495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 table:number-columns-repeated="2"/>
          <table:table-cell table:formula="of:=[.G130]-(([.G130]-[.B131])*[.$I$1])" office:value-type="float" office:value="0" calcext:value-type="float">
            <text:p>0</text:p>
          </table:table-cell>
          <table:table-cell table:formula="of:=[.H130]-(([.H130]-[.G13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548" calcext:value-type="float">
            <text:p>495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35546875" calcext:value-type="float">
            <text:p>8398.3935546875</text:p>
          </table:table-cell>
          <table:table-cell table:number-columns-repeated="2"/>
          <table:table-cell table:formula="of:=[.G131]-(([.G131]-[.B132])*[.$I$1])" office:value-type="float" office:value="0" calcext:value-type="float">
            <text:p>0</text:p>
          </table:table-cell>
          <table:table-cell table:formula="of:=[.H131]-(([.H131]-[.G13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618" calcext:value-type="float">
            <text:p>495.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76953125" calcext:value-type="float">
            <text:p>8398.3876953125</text:p>
          </table:table-cell>
          <table:table-cell table:number-columns-repeated="2"/>
          <table:table-cell table:formula="of:=[.G132]-(([.G132]-[.B133])*[.$I$1])" office:value-type="float" office:value="0" calcext:value-type="float">
            <text:p>0</text:p>
          </table:table-cell>
          <table:table-cell table:formula="of:=[.H132]-(([.H132]-[.G13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689" calcext:value-type="float">
            <text:p>495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28125" calcext:value-type="float">
            <text:p>8398.3828125</text:p>
          </table:table-cell>
          <table:table-cell table:number-columns-repeated="2"/>
          <table:table-cell table:formula="of:=[.G133]-(([.G133]-[.B134])*[.$I$1])" office:value-type="float" office:value="0" calcext:value-type="float">
            <text:p>0</text:p>
          </table:table-cell>
          <table:table-cell table:formula="of:=[.H133]-(([.H133]-[.G13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769" calcext:value-type="float">
            <text:p>495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34]-(([.G134]-[.B135])*[.$I$1])" office:value-type="float" office:value="0" calcext:value-type="float">
            <text:p>0</text:p>
          </table:table-cell>
          <table:table-cell table:formula="of:=[.H134]-(([.H134]-[.G13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84" calcext:value-type="float">
            <text:p>49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35]-(([.G135]-[.B136])*[.$I$1])" office:value-type="float" office:value="0" calcext:value-type="float">
            <text:p>0</text:p>
          </table:table-cell>
          <table:table-cell table:formula="of:=[.H135]-(([.H135]-[.G13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91" calcext:value-type="float">
            <text:p>495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36]-(([.G136]-[.B137])*[.$I$1])" office:value-type="float" office:value="0" calcext:value-type="float">
            <text:p>0</text:p>
          </table:table-cell>
          <table:table-cell table:formula="of:=[.H136]-(([.H136]-[.G13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985" calcext:value-type="float">
            <text:p>495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37]-(([.G137]-[.B138])*[.$I$1])" office:value-type="float" office:value="0" calcext:value-type="float">
            <text:p>0</text:p>
          </table:table-cell>
          <table:table-cell table:formula="of:=[.H137]-(([.H137]-[.G13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056" calcext:value-type="float">
            <text:p>496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38]-(([.G138]-[.B139])*[.$I$1])" office:value-type="float" office:value="0" calcext:value-type="float">
            <text:p>0</text:p>
          </table:table-cell>
          <table:table-cell table:formula="of:=[.H138]-(([.H138]-[.G13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128" calcext:value-type="float">
            <text:p>496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39]-(([.G139]-[.B140])*[.$I$1])" office:value-type="float" office:value="0" calcext:value-type="float">
            <text:p>0</text:p>
          </table:table-cell>
          <table:table-cell table:formula="of:=[.H139]-(([.H139]-[.G14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207" calcext:value-type="float">
            <text:p>496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0]-(([.G140]-[.B141])*[.$I$1])" office:value-type="float" office:value="0" calcext:value-type="float">
            <text:p>0</text:p>
          </table:table-cell>
          <table:table-cell table:formula="of:=[.H140]-(([.H140]-[.G14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279" calcext:value-type="float">
            <text:p>496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1]-(([.G141]-[.B142])*[.$I$1])" office:value-type="float" office:value="0" calcext:value-type="float">
            <text:p>0</text:p>
          </table:table-cell>
          <table:table-cell table:formula="of:=[.H141]-(([.H141]-[.G14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347" calcext:value-type="float">
            <text:p>496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2]-(([.G142]-[.B143])*[.$I$1])" office:value-type="float" office:value="0" calcext:value-type="float">
            <text:p>0</text:p>
          </table:table-cell>
          <table:table-cell table:formula="of:=[.H142]-(([.H142]-[.G14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416" calcext:value-type="float">
            <text:p>496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3]-(([.G143]-[.B144])*[.$I$1])" office:value-type="float" office:value="0" calcext:value-type="float">
            <text:p>0</text:p>
          </table:table-cell>
          <table:table-cell table:formula="of:=[.H143]-(([.H143]-[.G14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481" calcext:value-type="float">
            <text:p>496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4]-(([.G144]-[.B145])*[.$I$1])" office:value-type="float" office:value="0" calcext:value-type="float">
            <text:p>0</text:p>
          </table:table-cell>
          <table:table-cell table:formula="of:=[.H144]-(([.H144]-[.G14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553" calcext:value-type="float">
            <text:p>496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5]-(([.G145]-[.B146])*[.$I$1])" office:value-type="float" office:value="0" calcext:value-type="float">
            <text:p>0</text:p>
          </table:table-cell>
          <table:table-cell table:formula="of:=[.H145]-(([.H145]-[.G14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625" calcext:value-type="float">
            <text:p>496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6]-(([.G146]-[.B147])*[.$I$1])" office:value-type="float" office:value="0" calcext:value-type="float">
            <text:p>0</text:p>
          </table:table-cell>
          <table:table-cell table:formula="of:=[.H146]-(([.H146]-[.G14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693" calcext:value-type="float">
            <text:p>496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7]-(([.G147]-[.B148])*[.$I$1])" office:value-type="float" office:value="0" calcext:value-type="float">
            <text:p>0</text:p>
          </table:table-cell>
          <table:table-cell table:formula="of:=[.H147]-(([.H147]-[.G14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768" calcext:value-type="float">
            <text:p>496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8]-(([.G148]-[.B149])*[.$I$1])" office:value-type="float" office:value="0" calcext:value-type="float">
            <text:p>0</text:p>
          </table:table-cell>
          <table:table-cell table:formula="of:=[.H148]-(([.H148]-[.G14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841" calcext:value-type="float">
            <text:p>496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49]-(([.G149]-[.B150])*[.$I$1])" office:value-type="float" office:value="0" calcext:value-type="float">
            <text:p>0</text:p>
          </table:table-cell>
          <table:table-cell table:formula="of:=[.H149]-(([.H149]-[.G15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91" calcext:value-type="float">
            <text:p>49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50]-(([.G150]-[.B151])*[.$I$1])" office:value-type="float" office:value="0" calcext:value-type="float">
            <text:p>0</text:p>
          </table:table-cell>
          <table:table-cell table:formula="of:=[.H150]-(([.H150]-[.G15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977" calcext:value-type="float">
            <text:p>496.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51]-(([.G151]-[.B152])*[.$I$1])" office:value-type="float" office:value="0" calcext:value-type="float">
            <text:p>0</text:p>
          </table:table-cell>
          <table:table-cell table:formula="of:=[.H151]-(([.H151]-[.G15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7.053" calcext:value-type="float">
            <text:p>497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 table:number-columns-repeated="2"/>
          <table:table-cell table:formula="of:=[.G152]-(([.G152]-[.B153])*[.$I$1])" office:value-type="float" office:value="0" calcext:value-type="float">
            <text:p>0</text:p>
          </table:table-cell>
          <table:table-cell table:formula="of:=[.H152]-(([.H152]-[.G15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7.125" calcext:value-type="float">
            <text:p>497.125</text:p>
          </table:table-cell>
          <table:table-cell office:value-type="float" office:value="477.130126953125" calcext:value-type="float">
            <text:p>477.130126953125</text:p>
          </table:table-cell>
          <table:table-cell office:value-type="float" office:value="0" calcext:value-type="float">
            <text:p>0</text:p>
          </table:table-cell>
          <table:table-cell office:value-type="float" office:value="8399.0009765625" calcext:value-type="float">
            <text:p>8399.0009765625</text:p>
          </table:table-cell>
          <table:table-cell table:number-columns-repeated="2"/>
          <table:table-cell table:formula="of:=[.G153]-(([.G153]-[.B154])*[.$I$1])" office:value-type="float" office:value="214.708557128906" calcext:value-type="float">
            <text:p>214.708557128906</text:p>
          </table:table-cell>
          <table:table-cell table:formula="of:=[.H153]-(([.H153]-[.G154])*[.$J$1])" office:value-type="float" office:value="75.1479949951172" calcext:value-type="float">
            <text:p>75.1479949951172</text:p>
          </table:table-cell>
          <table:table-cell table:number-columns-repeated="13"/>
        </table:table-row>
        <table:table-row table:style-name="ro1">
          <table:table-cell office:value-type="float" office:value="497.201" calcext:value-type="float">
            <text:p>497.201</text:p>
          </table:table-cell>
          <table:table-cell office:value-type="float" office:value="2009.248046875" calcext:value-type="float">
            <text:p>2009.248046875</text:p>
          </table:table-cell>
          <table:table-cell office:value-type="float" office:value="0" calcext:value-type="float">
            <text:p>0</text:p>
          </table:table-cell>
          <table:table-cell office:value-type="float" office:value="8402.111328125" calcext:value-type="float">
            <text:p>8402.111328125</text:p>
          </table:table-cell>
          <table:table-cell table:number-columns-repeated="2"/>
          <table:table-cell table:formula="of:=[.G154]-(([.G154]-[.B155])*[.$I$1])" office:value-type="float" office:value="1022.25132751465" calcext:value-type="float">
            <text:p>1022.25132751465</text:p>
          </table:table-cell>
          <table:table-cell table:formula="of:=[.H154]-(([.H154]-[.G155])*[.$J$1])" office:value-type="float" office:value="406.634161376953" calcext:value-type="float">
            <text:p>406.634161376953</text:p>
          </table:table-cell>
          <table:table-cell table:number-columns-repeated="13"/>
        </table:table-row>
        <table:table-row table:style-name="ro1">
          <table:table-cell office:value-type="float" office:value="497.281" calcext:value-type="float">
            <text:p>497.281</text:p>
          </table:table-cell>
          <table:table-cell office:value-type="float" office:value="2215.47436523438" calcext:value-type="float">
            <text:p>2215.47436523438</text:p>
          </table:table-cell>
          <table:table-cell office:value-type="float" office:value="0" calcext:value-type="float">
            <text:p>0</text:p>
          </table:table-cell>
          <table:table-cell office:value-type="float" office:value="8407.451171875" calcext:value-type="float">
            <text:p>8407.451171875</text:p>
          </table:table-cell>
          <table:table-cell table:number-columns-repeated="2"/>
          <table:table-cell table:formula="of:=[.G155]-(([.G155]-[.B156])*[.$I$1])" office:value-type="float" office:value="1559.20169448853" calcext:value-type="float">
            <text:p>1559.20169448853</text:p>
          </table:table-cell>
          <table:table-cell table:formula="of:=[.H155]-(([.H155]-[.G156])*[.$J$1])" office:value-type="float" office:value="810.032797966004" calcext:value-type="float">
            <text:p>810.032797966004</text:p>
          </table:table-cell>
          <table:table-cell table:number-columns-repeated="13"/>
        </table:table-row>
        <table:table-row table:style-name="ro1">
          <table:table-cell office:value-type="float" office:value="497.352" calcext:value-type="float">
            <text:p>497.352</text:p>
          </table:table-cell>
          <table:table-cell office:value-type="float" office:value="2236.09692382813" calcext:value-type="float">
            <text:p>2236.09692382813</text:p>
          </table:table-cell>
          <table:table-cell office:value-type="float" office:value="0" calcext:value-type="float">
            <text:p>0</text:p>
          </table:table-cell>
          <table:table-cell office:value-type="float" office:value="8413.33203125" calcext:value-type="float">
            <text:p>8413.33203125</text:p>
          </table:table-cell>
          <table:table-cell table:number-columns-repeated="2"/>
          <table:table-cell table:formula="of:=[.G156]-(([.G156]-[.B157])*[.$I$1])" office:value-type="float" office:value="1863.80454769135" calcext:value-type="float">
            <text:p>1863.80454769135</text:p>
          </table:table-cell>
          <table:table-cell table:formula="of:=[.H156]-(([.H156]-[.G157])*[.$J$1])" office:value-type="float" office:value="1178.85291036987" calcext:value-type="float">
            <text:p>1178.85291036987</text:p>
          </table:table-cell>
          <table:table-cell table:number-columns-repeated="13"/>
        </table:table-row>
        <table:table-row table:style-name="ro1">
          <table:table-cell office:value-type="float" office:value="497.427" calcext:value-type="float">
            <text:p>497.427</text:p>
          </table:table-cell>
          <table:table-cell office:value-type="float" office:value="2132.13012695313" calcext:value-type="float">
            <text:p>2132.13012695313</text:p>
          </table:table-cell>
          <table:table-cell office:value-type="float" office:value="0" calcext:value-type="float">
            <text:p>0</text:p>
          </table:table-cell>
          <table:table-cell office:value-type="float" office:value="8421.67578125" calcext:value-type="float">
            <text:p>8421.67578125</text:p>
          </table:table-cell>
          <table:table-cell table:number-columns-repeated="2"/>
          <table:table-cell table:formula="of:=[.G157]-(([.G157]-[.B158])*[.$I$1])" office:value-type="float" office:value="1984.55105835915" calcext:value-type="float">
            <text:p>1984.55105835915</text:p>
          </table:table-cell>
          <table:table-cell table:formula="of:=[.H157]-(([.H157]-[.G158])*[.$J$1])" office:value-type="float" office:value="1460.84726216612" calcext:value-type="float">
            <text:p>1460.84726216612</text:p>
          </table:table-cell>
          <table:table-cell table:number-columns-repeated="13"/>
        </table:table-row>
        <table:table-row table:style-name="ro1">
          <table:table-cell office:value-type="float" office:value="497.497" calcext:value-type="float">
            <text:p>497.497</text:p>
          </table:table-cell>
          <table:table-cell office:value-type="float" office:value="2227.7626953125" calcext:value-type="float">
            <text:p>2227.7626953125</text:p>
          </table:table-cell>
          <table:table-cell office:value-type="float" office:value="0" calcext:value-type="float">
            <text:p>0</text:p>
          </table:table-cell>
          <table:table-cell office:value-type="float" office:value="8429.4033203125" calcext:value-type="float">
            <text:p>8429.4033203125</text:p>
          </table:table-cell>
          <table:table-cell table:number-columns-repeated="2"/>
          <table:table-cell table:formula="of:=[.G158]-(([.G158]-[.B159])*[.$I$1])" office:value-type="float" office:value="2093.99629498816" calcext:value-type="float">
            <text:p>2093.99629498816</text:p>
          </table:table-cell>
          <table:table-cell table:formula="of:=[.H158]-(([.H158]-[.G159])*[.$J$1])" office:value-type="float" office:value="1682.44942365383" calcext:value-type="float">
            <text:p>1682.44942365383</text:p>
          </table:table-cell>
          <table:table-cell table:number-columns-repeated="13"/>
        </table:table-row>
        <table:table-row table:style-name="ro1">
          <table:table-cell office:value-type="float" office:value="497.564" calcext:value-type="float">
            <text:p>497.564</text:p>
          </table:table-cell>
          <table:table-cell office:value-type="float" office:value="2025.26794433594" calcext:value-type="float">
            <text:p>2025.26794433594</text:p>
          </table:table-cell>
          <table:table-cell office:value-type="float" office:value="0" calcext:value-type="float">
            <text:p>0</text:p>
          </table:table-cell>
          <table:table-cell office:value-type="float" office:value="8437.748046875" calcext:value-type="float">
            <text:p>8437.748046875</text:p>
          </table:table-cell>
          <table:table-cell table:number-columns-repeated="2"/>
          <table:table-cell table:formula="of:=[.G159]-(([.G159]-[.B160])*[.$I$1])" office:value-type="float" office:value="2063.06853719466" calcext:value-type="float">
            <text:p>2063.06853719466</text:p>
          </table:table-cell>
          <table:table-cell table:formula="of:=[.H159]-(([.H159]-[.G160])*[.$J$1])" office:value-type="float" office:value="1815.66611339312" calcext:value-type="float">
            <text:p>1815.66611339312</text:p>
          </table:table-cell>
          <table:table-cell table:number-columns-repeated="13"/>
        </table:table-row>
        <table:table-row table:style-name="ro1">
          <table:table-cell office:value-type="float" office:value="497.642" calcext:value-type="float">
            <text:p>497.642</text:p>
          </table:table-cell>
          <table:table-cell office:value-type="float" office:value="1845.97509765625" calcext:value-type="float">
            <text:p>1845.97509765625</text:p>
          </table:table-cell>
          <table:table-cell office:value-type="float" office:value="0" calcext:value-type="float">
            <text:p>0</text:p>
          </table:table-cell>
          <table:table-cell office:value-type="float" office:value="8447.892578125" calcext:value-type="float">
            <text:p>8447.892578125</text:p>
          </table:table-cell>
          <table:table-cell table:number-columns-repeated="2"/>
          <table:table-cell table:formula="of:=[.G160]-(([.G160]-[.B161])*[.$I$1])" office:value-type="float" office:value="1965.37648940238" calcext:value-type="float">
            <text:p>1965.37648940238</text:p>
          </table:table-cell>
          <table:table-cell table:formula="of:=[.H160]-(([.H160]-[.G161])*[.$J$1])" office:value-type="float" office:value="1868.06474499636" calcext:value-type="float">
            <text:p>1868.06474499636</text:p>
          </table:table-cell>
          <table:table-cell table:number-columns-repeated="13"/>
        </table:table-row>
        <table:table-row table:style-name="ro1">
          <table:table-cell office:value-type="float" office:value="497.712" calcext:value-type="float">
            <text:p>497.712</text:p>
          </table:table-cell>
          <table:table-cell office:value-type="float" office:value="2411.20483398438" calcext:value-type="float">
            <text:p>2411.20483398438</text:p>
          </table:table-cell>
          <table:table-cell office:value-type="float" office:value="0" calcext:value-type="float">
            <text:p>0</text:p>
          </table:table-cell>
          <table:table-cell office:value-type="float" office:value="8458.5390625" calcext:value-type="float">
            <text:p>8458.5390625</text:p>
          </table:table-cell>
          <table:table-cell table:number-columns-repeated="2"/>
          <table:table-cell table:formula="of:=[.G161]-(([.G161]-[.B162])*[.$I$1])" office:value-type="float" office:value="2165.99924446428" calcext:value-type="float">
            <text:p>2165.99924446428</text:p>
          </table:table-cell>
          <table:table-cell table:formula="of:=[.H161]-(([.H161]-[.G162])*[.$J$1])" office:value-type="float" office:value="1972.34181981013" calcext:value-type="float">
            <text:p>1972.34181981013</text:p>
          </table:table-cell>
          <table:table-cell table:number-columns-repeated="13"/>
        </table:table-row>
        <table:table-row table:style-name="ro1">
          <table:table-cell office:value-type="float" office:value="497.784" calcext:value-type="float">
            <text:p>497.784</text:p>
          </table:table-cell>
          <table:table-cell office:value-type="float" office:value="2202.65551757813" calcext:value-type="float">
            <text:p>2202.65551757813</text:p>
          </table:table-cell>
          <table:table-cell office:value-type="float" office:value="0" calcext:value-type="float">
            <text:p>0</text:p>
          </table:table-cell>
          <table:table-cell office:value-type="float" office:value="8467.6708984375" calcext:value-type="float">
            <text:p>8467.6708984375</text:p>
          </table:table-cell>
          <table:table-cell table:number-columns-repeated="2"/>
          <table:table-cell table:formula="of:=[.G162]-(([.G162]-[.B163])*[.$I$1])" office:value-type="float" office:value="2182.49456736551" calcext:value-type="float">
            <text:p>2182.49456736551</text:p>
          </table:table-cell>
          <table:table-cell table:formula="of:=[.H162]-(([.H162]-[.G163])*[.$J$1])" office:value-type="float" office:value="2045.89528145451" calcext:value-type="float">
            <text:p>2045.89528145451</text:p>
          </table:table-cell>
          <table:table-cell table:number-columns-repeated="13"/>
        </table:table-row>
        <table:table-row table:style-name="ro1">
          <table:table-cell office:value-type="float" office:value="497.858" calcext:value-type="float">
            <text:p>497.858</text:p>
          </table:table-cell>
          <table:table-cell office:value-type="float" office:value="2128.7861328125" calcext:value-type="float">
            <text:p>2128.7861328125</text:p>
          </table:table-cell>
          <table:table-cell office:value-type="float" office:value="0" calcext:value-type="float">
            <text:p>0</text:p>
          </table:table-cell>
          <table:table-cell office:value-type="float" office:value="8478.873046875" calcext:value-type="float">
            <text:p>8478.873046875</text:p>
          </table:table-cell>
          <table:table-cell table:number-columns-repeated="2"/>
          <table:table-cell table:formula="of:=[.G163]-(([.G163]-[.B164])*[.$I$1])" office:value-type="float" office:value="2158.32577181666" calcext:value-type="float">
            <text:p>2158.32577181666</text:p>
          </table:table-cell>
          <table:table-cell table:formula="of:=[.H163]-(([.H163]-[.G164])*[.$J$1])" office:value-type="float" office:value="2085.24595308126" calcext:value-type="float">
            <text:p>2085.24595308126</text:p>
          </table:table-cell>
          <table:table-cell table:number-columns-repeated="13"/>
        </table:table-row>
        <table:table-row table:style-name="ro1">
          <table:table-cell office:value-type="float" office:value="497.928" calcext:value-type="float">
            <text:p>497.928</text:p>
          </table:table-cell>
          <table:table-cell office:value-type="float" office:value="2015.37036132813" calcext:value-type="float">
            <text:p>2015.37036132813</text:p>
          </table:table-cell>
          <table:table-cell office:value-type="float" office:value="0" calcext:value-type="float">
            <text:p>0</text:p>
          </table:table-cell>
          <table:table-cell office:value-type="float" office:value="8489.7587890625" calcext:value-type="float">
            <text:p>8489.7587890625</text:p>
          </table:table-cell>
          <table:table-cell table:number-columns-repeated="2"/>
          <table:table-cell table:formula="of:=[.G164]-(([.G164]-[.B165])*[.$I$1])" office:value-type="float" office:value="2093.99583709682" calcext:value-type="float">
            <text:p>2093.99583709682</text:p>
          </table:table-cell>
          <table:table-cell table:formula="of:=[.H164]-(([.H164]-[.G165])*[.$J$1])" office:value-type="float" office:value="2088.30841248671" calcext:value-type="float">
            <text:p>2088.30841248671</text:p>
          </table:table-cell>
          <table:table-cell table:number-columns-repeated="13"/>
        </table:table-row>
        <table:table-row table:style-name="ro1">
          <table:table-cell office:value-type="float" office:value="497.997" calcext:value-type="float">
            <text:p>497.997</text:p>
          </table:table-cell>
          <table:table-cell office:value-type="float" office:value="2163.07202148438" calcext:value-type="float">
            <text:p>2163.07202148438</text:p>
          </table:table-cell>
          <table:table-cell office:value-type="float" office:value="0" calcext:value-type="float">
            <text:p>0</text:p>
          </table:table-cell>
          <table:table-cell office:value-type="float" office:value="8498.9228515625" calcext:value-type="float">
            <text:p>8498.9228515625</text:p>
          </table:table-cell>
          <table:table-cell table:number-columns-repeated="2"/>
          <table:table-cell table:formula="of:=[.G165]-(([.G165]-[.B166])*[.$I$1])" office:value-type="float" office:value="2125.08012007122" calcext:value-type="float">
            <text:p>2125.08012007122</text:p>
          </table:table-cell>
          <table:table-cell table:formula="of:=[.H165]-(([.H165]-[.G166])*[.$J$1])" office:value-type="float" office:value="2101.17851014129" calcext:value-type="float">
            <text:p>2101.17851014129</text:p>
          </table:table-cell>
          <table:table-cell table:number-columns-repeated="13"/>
        </table:table-row>
        <table:table-row table:style-name="ro1">
          <table:table-cell office:value-type="float" office:value="498.07" calcext:value-type="float">
            <text:p>498.07</text:p>
          </table:table-cell>
          <table:table-cell office:value-type="float" office:value="1665.0791015625" calcext:value-type="float">
            <text:p>1665.0791015625</text:p>
          </table:table-cell>
          <table:table-cell office:value-type="float" office:value="0" calcext:value-type="float">
            <text:p>0</text:p>
          </table:table-cell>
          <table:table-cell office:value-type="float" office:value="8509.6982421875" calcext:value-type="float">
            <text:p>8509.6982421875</text:p>
          </table:table-cell>
          <table:table-cell table:number-columns-repeated="2"/>
          <table:table-cell table:formula="of:=[.G166]-(([.G166]-[.B167])*[.$I$1])" office:value-type="float" office:value="1918.0796617423" calcext:value-type="float">
            <text:p>1918.0796617423</text:p>
          </table:table-cell>
          <table:table-cell table:formula="of:=[.H166]-(([.H166]-[.G167])*[.$J$1])" office:value-type="float" office:value="2037.09391320164" calcext:value-type="float">
            <text:p>2037.09391320164</text:p>
          </table:table-cell>
          <table:table-cell table:number-columns-repeated="13"/>
        </table:table-row>
        <table:table-row table:style-name="ro1">
          <table:table-cell office:value-type="float" office:value="498.141" calcext:value-type="float">
            <text:p>498.141</text:p>
          </table:table-cell>
          <table:table-cell office:value-type="float" office:value="1665.0791015625" calcext:value-type="float">
            <text:p>1665.0791015625</text:p>
          </table:table-cell>
          <table:table-cell office:value-type="float" office:value="0" calcext:value-type="float">
            <text:p>0</text:p>
          </table:table-cell>
          <table:table-cell office:value-type="float" office:value="8520.0732421875" calcext:value-type="float">
            <text:p>8520.0732421875</text:p>
          </table:table-cell>
          <table:table-cell table:number-columns-repeated="2"/>
          <table:table-cell table:formula="of:=[.G167]-(([.G167]-[.B168])*[.$I$1])" office:value-type="float" office:value="1804.22940966139" calcext:value-type="float">
            <text:p>1804.22940966139</text:p>
          </table:table-cell>
          <table:table-cell table:formula="of:=[.H167]-(([.H167]-[.G168])*[.$J$1])" office:value-type="float" office:value="1955.59133696255" calcext:value-type="float">
            <text:p>1955.59133696255</text:p>
          </table:table-cell>
          <table:table-cell table:number-columns-repeated="13"/>
        </table:table-row>
        <table:table-row table:style-name="ro1">
          <table:table-cell office:value-type="float" office:value="498.208" calcext:value-type="float">
            <text:p>498.208</text:p>
          </table:table-cell>
          <table:table-cell office:value-type="float" office:value="2817.23095703125" calcext:value-type="float">
            <text:p>2817.23095703125</text:p>
          </table:table-cell>
          <table:table-cell office:value-type="float" office:value="0" calcext:value-type="float">
            <text:p>0</text:p>
          </table:table-cell>
          <table:table-cell office:value-type="float" office:value="8530.353515625" calcext:value-type="float">
            <text:p>8530.353515625</text:p>
          </table:table-cell>
          <table:table-cell table:number-columns-repeated="2"/>
          <table:table-cell table:formula="of:=[.G168]-(([.G168]-[.B169])*[.$I$1])" office:value-type="float" office:value="2260.08010597783" calcext:value-type="float">
            <text:p>2260.08010597783</text:p>
          </table:table-cell>
          <table:table-cell table:formula="of:=[.H168]-(([.H168]-[.G169])*[.$J$1])" office:value-type="float" office:value="2062.1624061179" calcext:value-type="float">
            <text:p>2062.1624061179</text:p>
          </table:table-cell>
          <table:table-cell table:number-columns-repeated="13"/>
        </table:table-row>
        <table:table-row table:style-name="ro1">
          <table:table-cell office:value-type="float" office:value="498.277" calcext:value-type="float">
            <text:p>498.277</text:p>
          </table:table-cell>
          <table:table-cell office:value-type="float" office:value="2349.287109375" calcext:value-type="float">
            <text:p>2349.287109375</text:p>
          </table:table-cell>
          <table:table-cell office:value-type="float" office:value="0" calcext:value-type="float">
            <text:p>0</text:p>
          </table:table-cell>
          <table:table-cell office:value-type="float" office:value="8537.5458984375" calcext:value-type="float">
            <text:p>8537.5458984375</text:p>
          </table:table-cell>
          <table:table-cell table:number-columns-repeated="2"/>
          <table:table-cell table:formula="of:=[.G169]-(([.G169]-[.B170])*[.$I$1])" office:value-type="float" office:value="2300.22325750655" calcext:value-type="float">
            <text:p>2300.22325750655</text:p>
          </table:table-cell>
          <table:table-cell table:formula="of:=[.H169]-(([.H169]-[.G170])*[.$J$1])" office:value-type="float" office:value="2145.48370410393" calcext:value-type="float">
            <text:p>2145.48370410393</text:p>
          </table:table-cell>
          <table:table-cell table:number-columns-repeated="13"/>
        </table:table-row>
        <table:table-row table:style-name="ro1">
          <table:table-cell office:value-type="float" office:value="498.341" calcext:value-type="float">
            <text:p>498.341</text:p>
          </table:table-cell>
          <table:table-cell office:value-type="float" office:value="1772.34814453125" calcext:value-type="float">
            <text:p>1772.34814453125</text:p>
          </table:table-cell>
          <table:table-cell office:value-type="float" office:value="0" calcext:value-type="float">
            <text:p>0</text:p>
          </table:table-cell>
          <table:table-cell office:value-type="float" office:value="8547.4736328125" calcext:value-type="float">
            <text:p>8547.4736328125</text:p>
          </table:table-cell>
          <table:table-cell table:number-columns-repeated="2"/>
          <table:table-cell table:formula="of:=[.G170]-(([.G170]-[.B171])*[.$I$1])" office:value-type="float" office:value="2062.67945666767" calcext:value-type="float">
            <text:p>2062.67945666767</text:p>
          </table:table-cell>
          <table:table-cell table:formula="of:=[.H170]-(([.H170]-[.G171])*[.$J$1])" office:value-type="float" office:value="2116.50221750124" calcext:value-type="float">
            <text:p>2116.50221750124</text:p>
          </table:table-cell>
          <table:table-cell table:number-columns-repeated="13"/>
        </table:table-row>
        <table:table-row table:style-name="ro1">
          <table:table-cell office:value-type="float" office:value="498.414" calcext:value-type="float">
            <text:p>498.414</text:p>
          </table:table-cell>
          <table:table-cell office:value-type="float" office:value="1820.68310546875" calcext:value-type="float">
            <text:p>1820.68310546875</text:p>
          </table:table-cell>
          <table:table-cell office:value-type="float" office:value="0" calcext:value-type="float">
            <text:p>0</text:p>
          </table:table-cell>
          <table:table-cell office:value-type="float" office:value="8558.8427734375" calcext:value-type="float">
            <text:p>8558.8427734375</text:p>
          </table:table-cell>
          <table:table-cell table:number-columns-repeated="2"/>
          <table:table-cell table:formula="of:=[.G171]-(([.G171]-[.B172])*[.$I$1])" office:value-type="float" office:value="1953.78109862815" calcext:value-type="float">
            <text:p>1953.78109862815</text:p>
          </table:table-cell>
          <table:table-cell table:formula="of:=[.H171]-(([.H171]-[.G172])*[.$J$1])" office:value-type="float" office:value="2059.54982589566" calcext:value-type="float">
            <text:p>2059.54982589566</text:p>
          </table:table-cell>
          <table:table-cell table:number-columns-repeated="13"/>
        </table:table-row>
        <table:table-row table:style-name="ro1">
          <table:table-cell office:value-type="float" office:value="498.473" calcext:value-type="float">
            <text:p>498.473</text:p>
          </table:table-cell>
          <table:table-cell office:value-type="float" office:value="1984.56005859375" calcext:value-type="float">
            <text:p>1984.56005859375</text:p>
          </table:table-cell>
          <table:table-cell office:value-type="float" office:value="0" calcext:value-type="float">
            <text:p>0</text:p>
          </table:table-cell>
          <table:table-cell office:value-type="float" office:value="8568.0458984375" calcext:value-type="float">
            <text:p>8568.0458984375</text:p>
          </table:table-cell>
          <table:table-cell table:number-columns-repeated="2"/>
          <table:table-cell table:formula="of:=[.G172]-(([.G172]-[.B173])*[.$I$1])" office:value-type="float" office:value="1967.63163061267" calcext:value-type="float">
            <text:p>1967.63163061267</text:p>
          </table:table-cell>
          <table:table-cell table:formula="of:=[.H172]-(([.H172]-[.G173])*[.$J$1])" office:value-type="float" office:value="2027.37845754661" calcext:value-type="float">
            <text:p>2027.37845754661</text:p>
          </table:table-cell>
          <table:table-cell table:number-columns-repeated="13"/>
        </table:table-row>
        <table:table-row table:style-name="ro1">
          <table:table-cell office:value-type="float" office:value="498.537" calcext:value-type="float">
            <text:p>498.537</text:p>
          </table:table-cell>
          <table:table-cell office:value-type="float" office:value="2159.99096679688" calcext:value-type="float">
            <text:p>2159.99096679688</text:p>
          </table:table-cell>
          <table:table-cell office:value-type="float" office:value="0" calcext:value-type="float">
            <text:p>0</text:p>
          </table:table-cell>
          <table:table-cell office:value-type="float" office:value="8577.0361328125" calcext:value-type="float">
            <text:p>8577.0361328125</text:p>
          </table:table-cell>
          <table:table-cell table:number-columns-repeated="2"/>
          <table:table-cell table:formula="of:=[.G173]-(([.G173]-[.B174])*[.$I$1])" office:value-type="float" office:value="2054.19333189557" calcext:value-type="float">
            <text:p>2054.19333189557</text:p>
          </table:table-cell>
          <table:table-cell table:formula="of:=[.H173]-(([.H173]-[.G174])*[.$J$1])" office:value-type="float" office:value="2036.76366356875" calcext:value-type="float">
            <text:p>2036.76366356875</text:p>
          </table:table-cell>
          <table:table-cell table:number-columns-repeated="13"/>
        </table:table-row>
        <table:table-row table:style-name="ro1">
          <table:table-cell office:value-type="float" office:value="498.618" calcext:value-type="float">
            <text:p>498.618</text:p>
          </table:table-cell>
          <table:table-cell office:value-type="float" office:value="1859.44750976563" calcext:value-type="float">
            <text:p>1859.44750976563</text:p>
          </table:table-cell>
          <table:table-cell office:value-type="float" office:value="0" calcext:value-type="float">
            <text:p>0</text:p>
          </table:table-cell>
          <table:table-cell office:value-type="float" office:value="8589.7978515625" calcext:value-type="float">
            <text:p>8589.7978515625</text:p>
          </table:table-cell>
          <table:table-cell table:number-columns-repeated="2"/>
          <table:table-cell table:formula="of:=[.G174]-(([.G174]-[.B175])*[.$I$1])" office:value-type="float" office:value="1966.55771193709" calcext:value-type="float">
            <text:p>1966.55771193709</text:p>
          </table:table-cell>
          <table:table-cell table:formula="of:=[.H174]-(([.H174]-[.G175])*[.$J$1])" office:value-type="float" office:value="2012.19158049767" calcext:value-type="float">
            <text:p>2012.19158049767</text:p>
          </table:table-cell>
          <table:table-cell table:number-columns-repeated="13"/>
        </table:table-row>
        <table:table-row table:style-name="ro1">
          <table:table-cell office:value-type="float" office:value="498.692" calcext:value-type="float">
            <text:p>498.692</text:p>
          </table:table-cell>
          <table:table-cell office:value-type="float" office:value="2306.52319335938" calcext:value-type="float">
            <text:p>2306.52319335938</text:p>
          </table:table-cell>
          <table:table-cell office:value-type="float" office:value="0" calcext:value-type="float">
            <text:p>0</text:p>
          </table:table-cell>
          <table:table-cell office:value-type="float" office:value="8600.421875" calcext:value-type="float">
            <text:p>8600.421875</text:p>
          </table:table-cell>
          <table:table-cell table:number-columns-repeated="2"/>
          <table:table-cell table:formula="of:=[.G175]-(([.G175]-[.B176])*[.$I$1])" office:value-type="float" office:value="2119.54217857712" calcext:value-type="float">
            <text:p>2119.54217857712</text:p>
          </table:table-cell>
          <table:table-cell table:formula="of:=[.H175]-(([.H175]-[.G176])*[.$J$1])" office:value-type="float" office:value="2049.76428982548" calcext:value-type="float">
            <text:p>2049.76428982548</text:p>
          </table:table-cell>
          <table:table-cell table:number-columns-repeated="13"/>
        </table:table-row>
        <table:table-row table:style-name="ro1">
          <table:table-cell office:value-type="float" office:value="498.765" calcext:value-type="float">
            <text:p>498.765</text:p>
          </table:table-cell>
          <table:table-cell office:value-type="float" office:value="2457.25952148438" calcext:value-type="float">
            <text:p>2457.25952148438</text:p>
          </table:table-cell>
          <table:table-cell office:value-type="float" office:value="0" calcext:value-type="float">
            <text:p>0</text:p>
          </table:table-cell>
          <table:table-cell office:value-type="float" office:value="8610.8212890625" calcext:value-type="float">
            <text:p>8610.8212890625</text:p>
          </table:table-cell>
          <table:table-cell table:number-columns-repeated="2"/>
          <table:table-cell table:formula="of:=[.G176]-(([.G176]-[.B177])*[.$I$1])" office:value-type="float" office:value="2271.51498288539" calcext:value-type="float">
            <text:p>2271.51498288539</text:p>
          </table:table-cell>
          <table:table-cell table:formula="of:=[.H176]-(([.H176]-[.G177])*[.$J$1])" office:value-type="float" office:value="2127.37703239645" calcext:value-type="float">
            <text:p>2127.37703239645</text:p>
          </table:table-cell>
          <table:table-cell table:number-columns-repeated="13"/>
        </table:table-row>
        <table:table-row table:style-name="ro1">
          <table:table-cell office:value-type="float" office:value="498.841" calcext:value-type="float">
            <text:p>498.841</text:p>
          </table:table-cell>
          <table:table-cell office:value-type="float" office:value="1995.20324707031" calcext:value-type="float">
            <text:p>1995.20324707031</text:p>
          </table:table-cell>
          <table:table-cell office:value-type="float" office:value="0" calcext:value-type="float">
            <text:p>0</text:p>
          </table:table-cell>
          <table:table-cell office:value-type="float" office:value="8621.4912109375" calcext:value-type="float">
            <text:p>8621.4912109375</text:p>
          </table:table-cell>
          <table:table-cell table:number-columns-repeated="2"/>
          <table:table-cell table:formula="of:=[.G177]-(([.G177]-[.B178])*[.$I$1])" office:value-type="float" office:value="2147.1747017686" calcext:value-type="float">
            <text:p>2147.1747017686</text:p>
          </table:table-cell>
          <table:table-cell table:formula="of:=[.H177]-(([.H177]-[.G178])*[.$J$1])" office:value-type="float" office:value="2134.3062166767" calcext:value-type="float">
            <text:p>2134.3062166767</text:p>
          </table:table-cell>
          <table:table-cell table:number-columns-repeated="13"/>
        </table:table-row>
        <table:table-row table:style-name="ro1">
          <table:table-cell office:value-type="float" office:value="499.01" calcext:value-type="float">
            <text:p>499.01</text:p>
          </table:table-cell>
          <table:table-cell office:value-type="float" office:value="1777.97961425781" calcext:value-type="float">
            <text:p>1777.97961425781</text:p>
          </table:table-cell>
          <table:table-cell office:value-type="float" office:value="0" calcext:value-type="float">
            <text:p>0</text:p>
          </table:table-cell>
          <table:table-cell office:value-type="float" office:value="8646.134765625" calcext:value-type="float">
            <text:p>8646.134765625</text:p>
          </table:table-cell>
          <table:table-cell table:number-columns-repeated="2"/>
          <table:table-cell table:formula="of:=[.G178]-(([.G178]-[.B179])*[.$I$1])" office:value-type="float" office:value="1981.03691238875" calcext:value-type="float">
            <text:p>1981.03691238875</text:p>
          </table:table-cell>
          <table:table-cell table:formula="of:=[.H178]-(([.H178]-[.G179])*[.$J$1])" office:value-type="float" office:value="2080.66196017592" calcext:value-type="float">
            <text:p>2080.66196017592</text:p>
          </table:table-cell>
          <table:table-cell table:number-columns-repeated="13"/>
        </table:table-row>
        <table:table-row table:style-name="ro1">
          <table:table-cell office:value-type="float" office:value="499.077" calcext:value-type="float">
            <text:p>499.077</text:p>
          </table:table-cell>
          <table:table-cell office:value-type="float" office:value="1768.23181152344" calcext:value-type="float">
            <text:p>1768.23181152344</text:p>
          </table:table-cell>
          <table:table-cell office:value-type="float" office:value="0" calcext:value-type="float">
            <text:p>0</text:p>
          </table:table-cell>
          <table:table-cell office:value-type="float" office:value="8655.0771484375" calcext:value-type="float">
            <text:p>8655.0771484375</text:p>
          </table:table-cell>
          <table:table-cell table:number-columns-repeated="2"/>
          <table:table-cell table:formula="of:=[.G179]-(([.G179]-[.B180])*[.$I$1])" office:value-type="float" office:value="1885.27461699936" calcext:value-type="float">
            <text:p>1885.27461699936</text:p>
          </table:table-cell>
          <table:table-cell table:formula="of:=[.H179]-(([.H179]-[.G180])*[.$J$1])" office:value-type="float" office:value="2012.27639006412" calcext:value-type="float">
            <text:p>2012.27639006412</text:p>
          </table:table-cell>
          <table:table-cell table:number-columns-repeated="13"/>
        </table:table-row>
        <table:table-row table:style-name="ro1">
          <table:table-cell office:value-type="float" office:value="499.148" calcext:value-type="float">
            <text:p>499.148</text:p>
          </table:table-cell>
          <table:table-cell office:value-type="float" office:value="1767.25695800781" calcext:value-type="float">
            <text:p>1767.25695800781</text:p>
          </table:table-cell>
          <table:table-cell office:value-type="float" office:value="0" calcext:value-type="float">
            <text:p>0</text:p>
          </table:table-cell>
          <table:table-cell office:value-type="float" office:value="8664.24609375" calcext:value-type="float">
            <text:p>8664.24609375</text:p>
          </table:table-cell>
          <table:table-cell table:number-columns-repeated="2"/>
          <table:table-cell table:formula="of:=[.G180]-(([.G180]-[.B181])*[.$I$1])" office:value-type="float" office:value="1832.16667045316" calcext:value-type="float">
            <text:p>1832.16667045316</text:p>
          </table:table-cell>
          <table:table-cell table:formula="of:=[.H180]-(([.H180]-[.G181])*[.$J$1])" office:value-type="float" office:value="1949.23798820029" calcext:value-type="float">
            <text:p>1949.23798820029</text:p>
          </table:table-cell>
          <table:table-cell table:number-columns-repeated="13"/>
        </table:table-row>
        <table:table-row table:style-name="ro1">
          <table:table-cell office:value-type="float" office:value="499.223" calcext:value-type="float">
            <text:p>499.223</text:p>
          </table:table-cell>
          <table:table-cell office:value-type="float" office:value="2032.23193359375" calcext:value-type="float">
            <text:p>2032.23193359375</text:p>
          </table:table-cell>
          <table:table-cell office:value-type="float" office:value="0" calcext:value-type="float">
            <text:p>0</text:p>
          </table:table-cell>
          <table:table-cell office:value-type="float" office:value="8675.1259765625" calcext:value-type="float">
            <text:p>8675.1259765625</text:p>
          </table:table-cell>
          <table:table-cell table:number-columns-repeated="2"/>
          <table:table-cell table:formula="of:=[.G181]-(([.G181]-[.B182])*[.$I$1])" office:value-type="float" office:value="1922.19603886643" calcext:value-type="float">
            <text:p>1922.19603886643</text:p>
          </table:table-cell>
          <table:table-cell table:formula="of:=[.H181]-(([.H181]-[.G182])*[.$J$1])" office:value-type="float" office:value="1939.77330593344" calcext:value-type="float">
            <text:p>1939.77330593344</text:p>
          </table:table-cell>
          <table:table-cell table:number-columns-repeated="13"/>
        </table:table-row>
        <table:table-row table:style-name="ro1">
          <table:table-cell office:value-type="float" office:value="499.302" calcext:value-type="float">
            <text:p>499.302</text:p>
          </table:table-cell>
          <table:table-cell office:value-type="float" office:value="2429.83056640625" calcext:value-type="float">
            <text:p>2429.83056640625</text:p>
          </table:table-cell>
          <table:table-cell office:value-type="float" office:value="0" calcext:value-type="float">
            <text:p>0</text:p>
          </table:table-cell>
          <table:table-cell office:value-type="float" office:value="8685.603515625" calcext:value-type="float">
            <text:p>8685.603515625</text:p>
          </table:table-cell>
          <table:table-cell table:number-columns-repeated="2"/>
          <table:table-cell table:formula="of:=[.G182]-(([.G182]-[.B183])*[.$I$1])" office:value-type="float" office:value="2150.63157625935" calcext:value-type="float">
            <text:p>2150.63157625935</text:p>
          </table:table-cell>
          <table:table-cell table:formula="of:=[.H182]-(([.H182]-[.G183])*[.$J$1])" office:value-type="float" office:value="2013.5737005475" calcext:value-type="float">
            <text:p>2013.5737005475</text:p>
          </table:table-cell>
          <table:table-cell table:number-columns-repeated="13"/>
        </table:table-row>
        <table:table-row table:style-name="ro1">
          <table:table-cell office:value-type="float" office:value="499.387" calcext:value-type="float">
            <text:p>499.387</text:p>
          </table:table-cell>
          <table:table-cell office:value-type="float" office:value="2151.50366210938" calcext:value-type="float">
            <text:p>2151.50366210938</text:p>
          </table:table-cell>
          <table:table-cell office:value-type="float" office:value="0" calcext:value-type="float">
            <text:p>0</text:p>
          </table:table-cell>
          <table:table-cell office:value-type="float" office:value="8698.0458984375" calcext:value-type="float">
            <text:p>8698.0458984375</text:p>
          </table:table-cell>
          <table:table-cell table:number-columns-repeated="2"/>
          <table:table-cell table:formula="of:=[.G183]-(([.G183]-[.B184])*[.$I$1])" office:value-type="float" office:value="2151.02401489186" calcext:value-type="float">
            <text:p>2151.02401489186</text:p>
          </table:table-cell>
          <table:table-cell table:formula="of:=[.H183]-(([.H183]-[.G184])*[.$J$1])" office:value-type="float" office:value="2061.68131056803" calcext:value-type="float">
            <text:p>2061.68131056803</text:p>
          </table:table-cell>
          <table:table-cell table:number-columns-repeated="13"/>
        </table:table-row>
        <table:table-row table:style-name="ro1">
          <table:table-cell office:value-type="float" office:value="499.461" calcext:value-type="float">
            <text:p>499.461</text:p>
          </table:table-cell>
          <table:table-cell office:value-type="float" office:value="2600.80126953125" calcext:value-type="float">
            <text:p>2600.80126953125</text:p>
          </table:table-cell>
          <table:table-cell office:value-type="float" office:value="0" calcext:value-type="float">
            <text:p>0</text:p>
          </table:table-cell>
          <table:table-cell office:value-type="float" office:value="8708.787109375" calcext:value-type="float">
            <text:p>8708.787109375</text:p>
          </table:table-cell>
          <table:table-cell table:number-columns-repeated="2"/>
          <table:table-cell table:formula="of:=[.G184]-(([.G184]-[.B185])*[.$I$1])" office:value-type="float" office:value="2353.42377947959" calcext:value-type="float">
            <text:p>2353.42377947959</text:p>
          </table:table-cell>
          <table:table-cell table:formula="of:=[.H184]-(([.H184]-[.G185])*[.$J$1])" office:value-type="float" office:value="2163.79117468707" calcext:value-type="float">
            <text:p>2163.79117468707</text:p>
          </table:table-cell>
          <table:table-cell table:number-columns-repeated="13"/>
        </table:table-row>
        <table:table-row table:style-name="ro1">
          <table:table-cell office:value-type="float" office:value="499.531" calcext:value-type="float">
            <text:p>499.531</text:p>
          </table:table-cell>
          <table:table-cell office:value-type="float" office:value="2062.57177734375" calcext:value-type="float">
            <text:p>2062.57177734375</text:p>
          </table:table-cell>
          <table:table-cell office:value-type="float" office:value="0" calcext:value-type="float">
            <text:p>0</text:p>
          </table:table-cell>
          <table:table-cell office:value-type="float" office:value="8719.232421875" calcext:value-type="float">
            <text:p>8719.232421875</text:p>
          </table:table-cell>
          <table:table-cell table:number-columns-repeated="2"/>
          <table:table-cell table:formula="of:=[.G185]-(([.G185]-[.B186])*[.$I$1])" office:value-type="float" office:value="2222.54037851846" calcext:value-type="float">
            <text:p>2222.54037851846</text:p>
          </table:table-cell>
          <table:table-cell table:formula="of:=[.H185]-(([.H185]-[.G186])*[.$J$1])" office:value-type="float" office:value="2184.35339602806" calcext:value-type="float">
            <text:p>2184.35339602806</text:p>
          </table:table-cell>
          <table:table-cell table:number-columns-repeated="13"/>
        </table:table-row>
        <table:table-row table:style-name="ro1">
          <table:table-cell office:value-type="float" office:value="499.597" calcext:value-type="float">
            <text:p>499.597</text:p>
          </table:table-cell>
          <table:table-cell office:value-type="float" office:value="2220.806640625" calcext:value-type="float">
            <text:p>2220.806640625</text:p>
          </table:table-cell>
          <table:table-cell office:value-type="float" office:value="0" calcext:value-type="float">
            <text:p>0</text:p>
          </table:table-cell>
          <table:table-cell office:value-type="float" office:value="8728.0224609375" calcext:value-type="float">
            <text:p>8728.0224609375</text:p>
          </table:table-cell>
          <table:table-cell table:number-columns-repeated="2"/>
          <table:table-cell table:formula="of:=[.G186]-(([.G186]-[.B187])*[.$I$1])" office:value-type="float" office:value="2221.7601964664" calcext:value-type="float">
            <text:p>2221.7601964664</text:p>
          </table:table-cell>
          <table:table-cell table:formula="of:=[.H186]-(([.H186]-[.G187])*[.$J$1])" office:value-type="float" office:value="2197.44577618148" calcext:value-type="float">
            <text:p>2197.44577618148</text:p>
          </table:table-cell>
          <table:table-cell table:number-columns-repeated="13"/>
        </table:table-row>
        <table:table-row table:style-name="ro1">
          <table:table-cell office:value-type="float" office:value="499.668" calcext:value-type="float">
            <text:p>499.668</text:p>
          </table:table-cell>
          <table:table-cell office:value-type="float" office:value="2024.57238769531" calcext:value-type="float">
            <text:p>2024.57238769531</text:p>
          </table:table-cell>
          <table:table-cell office:value-type="float" office:value="0" calcext:value-type="float">
            <text:p>0</text:p>
          </table:table-cell>
          <table:table-cell office:value-type="float" office:value="8736.9775390625" calcext:value-type="float">
            <text:p>8736.9775390625</text:p>
          </table:table-cell>
          <table:table-cell table:number-columns-repeated="2"/>
          <table:table-cell table:formula="of:=[.G187]-(([.G187]-[.B188])*[.$I$1])" office:value-type="float" office:value="2133.02568251941" calcext:value-type="float">
            <text:p>2133.02568251941</text:p>
          </table:table-cell>
          <table:table-cell table:formula="of:=[.H187]-(([.H187]-[.G188])*[.$J$1])" office:value-type="float" office:value="2174.89874339976" calcext:value-type="float">
            <text:p>2174.89874339976</text:p>
          </table:table-cell>
          <table:table-cell table:number-columns-repeated="13"/>
        </table:table-row>
        <table:table-row table:style-name="ro1">
          <table:table-cell office:value-type="float" office:value="499.742" calcext:value-type="float">
            <text:p>499.742</text:p>
          </table:table-cell>
          <table:table-cell office:value-type="float" office:value="2004.94897460938" calcext:value-type="float">
            <text:p>2004.94897460938</text:p>
          </table:table-cell>
          <table:table-cell office:value-type="float" office:value="0" calcext:value-type="float">
            <text:p>0</text:p>
          </table:table-cell>
          <table:table-cell office:value-type="float" office:value="8747.6201171875" calcext:value-type="float">
            <text:p>8747.6201171875</text:p>
          </table:table-cell>
          <table:table-cell table:number-columns-repeated="2"/>
          <table:table-cell table:formula="of:=[.G188]-(([.G188]-[.B189])*[.$I$1])" office:value-type="float" office:value="2075.3911639599" calcext:value-type="float">
            <text:p>2075.3911639599</text:p>
          </table:table-cell>
          <table:table-cell table:formula="of:=[.H188]-(([.H188]-[.G189])*[.$J$1])" office:value-type="float" office:value="2140.07109059581" calcext:value-type="float">
            <text:p>2140.07109059581</text:p>
          </table:table-cell>
          <table:table-cell table:number-columns-repeated="13"/>
        </table:table-row>
        <table:table-row table:style-name="ro1">
          <table:table-cell office:value-type="float" office:value="499.812" calcext:value-type="float">
            <text:p>499.812</text:p>
          </table:table-cell>
          <table:table-cell office:value-type="float" office:value="2268.05908203125" calcext:value-type="float">
            <text:p>2268.05908203125</text:p>
          </table:table-cell>
          <table:table-cell office:value-type="float" office:value="0" calcext:value-type="float">
            <text:p>0</text:p>
          </table:table-cell>
          <table:table-cell office:value-type="float" office:value="8756.5810546875" calcext:value-type="float">
            <text:p>8756.5810546875</text:p>
          </table:table-cell>
          <table:table-cell table:number-columns-repeated="2"/>
          <table:table-cell table:formula="of:=[.G189]-(([.G189]-[.B190])*[.$I$1])" office:value-type="float" office:value="2162.09172709201" calcext:value-type="float">
            <text:p>2162.09172709201</text:p>
          </table:table-cell>
          <table:table-cell table:formula="of:=[.H189]-(([.H189]-[.G190])*[.$J$1])" office:value-type="float" office:value="2147.77831336948" calcext:value-type="float">
            <text:p>2147.77831336948</text:p>
          </table:table-cell>
          <table:table-cell table:number-columns-repeated="13"/>
        </table:table-row>
        <table:table-row table:style-name="ro1">
          <table:table-cell office:value-type="float" office:value="499.883" calcext:value-type="float">
            <text:p>499.883</text:p>
          </table:table-cell>
          <table:table-cell office:value-type="float" office:value="2029.29760742188" calcext:value-type="float">
            <text:p>2029.29760742188</text:p>
          </table:table-cell>
          <table:table-cell office:value-type="float" office:value="0" calcext:value-type="float">
            <text:p>0</text:p>
          </table:table-cell>
          <table:table-cell office:value-type="float" office:value="8765.671875" calcext:value-type="float">
            <text:p>8765.671875</text:p>
          </table:table-cell>
          <table:table-cell table:number-columns-repeated="2"/>
          <table:table-cell table:formula="of:=[.G190]-(([.G190]-[.B191])*[.$I$1])" office:value-type="float" office:value="2102.33437324045" calcext:value-type="float">
            <text:p>2102.33437324045</text:p>
          </table:table-cell>
          <table:table-cell table:formula="of:=[.H190]-(([.H190]-[.G191])*[.$J$1])" office:value-type="float" office:value="2131.87293432432" calcext:value-type="float">
            <text:p>2131.87293432432</text:p>
          </table:table-cell>
          <table:table-cell table:number-columns-repeated="13"/>
        </table:table-row>
        <table:table-row table:style-name="ro1">
          <table:table-cell office:value-type="float" office:value="499.949" calcext:value-type="float">
            <text:p>499.949</text:p>
          </table:table-cell>
          <table:table-cell office:value-type="float" office:value="2376.52270507813" calcext:value-type="float">
            <text:p>2376.52270507813</text:p>
          </table:table-cell>
          <table:table-cell office:value-type="float" office:value="0" calcext:value-type="float">
            <text:p>0</text:p>
          </table:table-cell>
          <table:table-cell office:value-type="float" office:value="8772.8232421875" calcext:value-type="float">
            <text:p>8772.8232421875</text:p>
          </table:table-cell>
          <table:table-cell table:number-columns-repeated="2"/>
          <table:table-cell table:formula="of:=[.G191]-(([.G191]-[.B192])*[.$I$1])" office:value-type="float" office:value="2225.71912256741" calcext:value-type="float">
            <text:p>2225.71912256741</text:p>
          </table:table-cell>
          <table:table-cell table:formula="of:=[.H191]-(([.H191]-[.G192])*[.$J$1])" office:value-type="float" office:value="2164.7191002094" calcext:value-type="float">
            <text:p>2164.7191002094</text:p>
          </table:table-cell>
          <table:table-cell table:number-columns-repeated="13"/>
        </table:table-row>
        <table:table-row table:style-name="ro1">
          <table:table-cell office:value-type="float" office:value="500.021" calcext:value-type="float">
            <text:p>500.021</text:p>
          </table:table-cell>
          <table:table-cell office:value-type="float" office:value="1987.12963867188" calcext:value-type="float">
            <text:p>1987.12963867188</text:p>
          </table:table-cell>
          <table:table-cell office:value-type="float" office:value="0" calcext:value-type="float">
            <text:p>0</text:p>
          </table:table-cell>
          <table:table-cell office:value-type="float" office:value="8784.275390625" calcext:value-type="float">
            <text:p>8784.275390625</text:p>
          </table:table-cell>
          <table:table-cell table:number-columns-repeated="2"/>
          <table:table-cell table:formula="of:=[.G192]-(([.G192]-[.B193])*[.$I$1])" office:value-type="float" office:value="2118.35385481442" calcext:value-type="float">
            <text:p>2118.35385481442</text:p>
          </table:table-cell>
          <table:table-cell table:formula="of:=[.H192]-(([.H192]-[.G193])*[.$J$1])" office:value-type="float" office:value="2148.49126432115" calcext:value-type="float">
            <text:p>2148.49126432115</text:p>
          </table:table-cell>
          <table:table-cell table:number-columns-repeated="13"/>
        </table:table-row>
        <table:table-row table:style-name="ro1">
          <table:table-cell office:value-type="float" office:value="500.094" calcext:value-type="float">
            <text:p>500.094</text:p>
          </table:table-cell>
          <table:table-cell office:value-type="float" office:value="1948.19018554688" calcext:value-type="float">
            <text:p>1948.19018554688</text:p>
          </table:table-cell>
          <table:table-cell office:value-type="float" office:value="0" calcext:value-type="float">
            <text:p>0</text:p>
          </table:table-cell>
          <table:table-cell office:value-type="float" office:value="8795.4140625" calcext:value-type="float">
            <text:p>8795.4140625</text:p>
          </table:table-cell>
          <table:table-cell table:number-columns-repeated="2"/>
          <table:table-cell table:formula="of:=[.G193]-(([.G193]-[.B194])*[.$I$1])" office:value-type="float" office:value="2041.78020364403" calcext:value-type="float">
            <text:p>2041.78020364403</text:p>
          </table:table-cell>
          <table:table-cell table:formula="of:=[.H193]-(([.H193]-[.G194])*[.$J$1])" office:value-type="float" office:value="2111.14239308416" calcext:value-type="float">
            <text:p>2111.14239308416</text:p>
          </table:table-cell>
          <table:table-cell table:number-columns-repeated="13"/>
        </table:table-row>
        <table:table-row table:style-name="ro1">
          <table:table-cell office:value-type="float" office:value="500.175" calcext:value-type="float">
            <text:p>500.175</text:p>
          </table:table-cell>
          <table:table-cell office:value-type="float" office:value="2103.33959960938" calcext:value-type="float">
            <text:p>2103.33959960938</text:p>
          </table:table-cell>
          <table:table-cell office:value-type="float" office:value="0" calcext:value-type="float">
            <text:p>0</text:p>
          </table:table-cell>
          <table:table-cell office:value-type="float" office:value="8806.1171875" calcext:value-type="float">
            <text:p>8806.1171875</text:p>
          </table:table-cell>
          <table:table-cell table:number-columns-repeated="2"/>
          <table:table-cell table:formula="of:=[.G194]-(([.G194]-[.B195])*[.$I$1])" office:value-type="float" office:value="2069.48193182844" calcext:value-type="float">
            <text:p>2069.48193182844</text:p>
          </table:table-cell>
          <table:table-cell table:formula="of:=[.H194]-(([.H194]-[.G195])*[.$J$1])" office:value-type="float" office:value="2096.56123164466" calcext:value-type="float">
            <text:p>2096.56123164466</text:p>
          </table:table-cell>
          <table:table-cell table:number-columns-repeated="13"/>
        </table:table-row>
        <table:table-row table:style-name="ro1">
          <table:table-cell office:value-type="float" office:value="500.248" calcext:value-type="float">
            <text:p>500.248</text:p>
          </table:table-cell>
          <table:table-cell office:value-type="float" office:value="2277.89794921875" calcext:value-type="float">
            <text:p>2277.89794921875</text:p>
          </table:table-cell>
          <table:table-cell office:value-type="float" office:value="0" calcext:value-type="float">
            <text:p>0</text:p>
          </table:table-cell>
          <table:table-cell office:value-type="float" office:value="8815.1162109375" calcext:value-type="float">
            <text:p>8815.1162109375</text:p>
          </table:table-cell>
          <table:table-cell table:number-columns-repeated="2"/>
          <table:table-cell table:formula="of:=[.G195]-(([.G195]-[.B196])*[.$I$1])" office:value-type="float" office:value="2163.26913965408" calcext:value-type="float">
            <text:p>2163.26913965408</text:p>
          </table:table-cell>
          <table:table-cell table:formula="of:=[.H195]-(([.H195]-[.G196])*[.$J$1])" office:value-type="float" office:value="2119.90899944795" calcext:value-type="float">
            <text:p>2119.90899944795</text:p>
          </table:table-cell>
          <table:table-cell table:number-columns-repeated="13"/>
        </table:table-row>
        <table:table-row table:style-name="ro1">
          <table:table-cell office:value-type="float" office:value="500.32" calcext:value-type="float">
            <text:p>500.32</text:p>
          </table:table-cell>
          <table:table-cell office:value-type="float" office:value="2348.3681640625" calcext:value-type="float">
            <text:p>2348.3681640625</text:p>
          </table:table-cell>
          <table:table-cell office:value-type="float" office:value="0" calcext:value-type="float">
            <text:p>0</text:p>
          </table:table-cell>
          <table:table-cell office:value-type="float" office:value="8825.7529296875" calcext:value-type="float">
            <text:p>8825.7529296875</text:p>
          </table:table-cell>
          <table:table-cell table:number-columns-repeated="2"/>
          <table:table-cell table:formula="of:=[.G196]-(([.G196]-[.B197])*[.$I$1])" office:value-type="float" office:value="2246.56370063787" calcext:value-type="float">
            <text:p>2246.56370063787</text:p>
          </table:table-cell>
          <table:table-cell table:formula="of:=[.H196]-(([.H196]-[.G197])*[.$J$1])" office:value-type="float" office:value="2164.23814486442" calcext:value-type="float">
            <text:p>2164.23814486442</text:p>
          </table:table-cell>
          <table:table-cell table:number-columns-repeated="13"/>
        </table:table-row>
        <table:table-row table:style-name="ro1">
          <table:table-cell office:value-type="float" office:value="500.389" calcext:value-type="float">
            <text:p>500.389</text:p>
          </table:table-cell>
          <table:table-cell office:value-type="float" office:value="1931.29956054688" calcext:value-type="float">
            <text:p>1931.29956054688</text:p>
          </table:table-cell>
          <table:table-cell office:value-type="float" office:value="0" calcext:value-type="float">
            <text:p>0</text:p>
          </table:table-cell>
          <table:table-cell office:value-type="float" office:value="8836.3740234375" calcext:value-type="float">
            <text:p>8836.3740234375</text:p>
          </table:table-cell>
          <table:table-cell table:number-columns-repeated="2"/>
          <table:table-cell table:formula="of:=[.G197]-(([.G197]-[.B198])*[.$I$1])" office:value-type="float" office:value="2104.69483759692" calcext:value-type="float">
            <text:p>2104.69483759692</text:p>
          </table:table-cell>
          <table:table-cell table:formula="of:=[.H197]-(([.H197]-[.G198])*[.$J$1])" office:value-type="float" office:value="2143.3979873208" calcext:value-type="float">
            <text:p>2143.3979873208</text:p>
          </table:table-cell>
          <table:table-cell table:number-columns-repeated="13"/>
        </table:table-row>
        <table:table-row table:style-name="ro1">
          <table:table-cell office:value-type="float" office:value="500.458" calcext:value-type="float">
            <text:p>500.458</text:p>
          </table:table-cell>
          <table:table-cell office:value-type="float" office:value="2419.7373046875" calcext:value-type="float">
            <text:p>2419.7373046875</text:p>
          </table:table-cell>
          <table:table-cell office:value-type="float" office:value="0" calcext:value-type="float">
            <text:p>0</text:p>
          </table:table-cell>
          <table:table-cell office:value-type="float" office:value="8844.8984375" calcext:value-type="float">
            <text:p>8844.8984375</text:p>
          </table:table-cell>
          <table:table-cell table:number-columns-repeated="2"/>
          <table:table-cell table:formula="of:=[.G198]-(([.G198]-[.B199])*[.$I$1])" office:value-type="float" office:value="2246.46394778768" calcext:value-type="float">
            <text:p>2246.46394778768</text:p>
          </table:table-cell>
          <table:table-cell table:formula="of:=[.H198]-(([.H198]-[.G199])*[.$J$1])" office:value-type="float" office:value="2179.47107348421" calcext:value-type="float">
            <text:p>2179.47107348421</text:p>
          </table:table-cell>
          <table:table-cell table:number-columns-repeated="13"/>
        </table:table-row>
        <table:table-row table:style-name="ro1">
          <table:table-cell office:value-type="float" office:value="500.525" calcext:value-type="float">
            <text:p>500.525</text:p>
          </table:table-cell>
          <table:table-cell office:value-type="float" office:value="1832.40747070313" calcext:value-type="float">
            <text:p>1832.40747070313</text:p>
          </table:table-cell>
          <table:table-cell office:value-type="float" office:value="0" calcext:value-type="float">
            <text:p>0</text:p>
          </table:table-cell>
          <table:table-cell office:value-type="float" office:value="8853.9912109375" calcext:value-type="float">
            <text:p>8853.9912109375</text:p>
          </table:table-cell>
          <table:table-cell table:number-columns-repeated="2"/>
          <table:table-cell table:formula="of:=[.G199]-(([.G199]-[.B200])*[.$I$1])" office:value-type="float" office:value="2060.13853309963" calcext:value-type="float">
            <text:p>2060.13853309963</text:p>
          </table:table-cell>
          <table:table-cell table:formula="of:=[.H199]-(([.H199]-[.G200])*[.$J$1])" office:value-type="float" office:value="2137.70468434961" calcext:value-type="float">
            <text:p>2137.70468434961</text:p>
          </table:table-cell>
          <table:table-cell table:number-columns-repeated="13"/>
        </table:table-row>
        <table:table-row table:style-name="ro1">
          <table:table-cell office:value-type="float" office:value="500.593" calcext:value-type="float">
            <text:p>500.593</text:p>
          </table:table-cell>
          <table:table-cell office:value-type="float" office:value="2144.77587890625" calcext:value-type="float">
            <text:p>2144.77587890625</text:p>
          </table:table-cell>
          <table:table-cell office:value-type="float" office:value="0" calcext:value-type="float">
            <text:p>0</text:p>
          </table:table-cell>
          <table:table-cell office:value-type="float" office:value="8862.73828125" calcext:value-type="float">
            <text:p>8862.73828125</text:p>
          </table:table-cell>
          <table:table-cell table:number-columns-repeated="2"/>
          <table:table-cell table:formula="of:=[.G200]-(([.G200]-[.B201])*[.$I$1])" office:value-type="float" office:value="2098.22533871261" calcext:value-type="float">
            <text:p>2098.22533871261</text:p>
          </table:table-cell>
          <table:table-cell table:formula="of:=[.H200]-(([.H200]-[.G201])*[.$J$1])" office:value-type="float" office:value="2123.88691337666" calcext:value-type="float">
            <text:p>2123.88691337666</text:p>
          </table:table-cell>
          <table:table-cell table:number-columns-repeated="13"/>
        </table:table-row>
        <table:table-row table:style-name="ro1">
          <table:table-cell office:value-type="float" office:value="500.665" calcext:value-type="float">
            <text:p>500.665</text:p>
          </table:table-cell>
          <table:table-cell office:value-type="float" office:value="1857.92590332031" calcext:value-type="float">
            <text:p>1857.92590332031</text:p>
          </table:table-cell>
          <table:table-cell office:value-type="float" office:value="0" calcext:value-type="float">
            <text:p>0</text:p>
          </table:table-cell>
          <table:table-cell office:value-type="float" office:value="8873.556640625" calcext:value-type="float">
            <text:p>8873.556640625</text:p>
          </table:table-cell>
          <table:table-cell table:number-columns-repeated="2"/>
          <table:table-cell table:formula="of:=[.G201]-(([.G201]-[.B202])*[.$I$1])" office:value-type="float" office:value="1990.09059278608" calcext:value-type="float">
            <text:p>1990.09059278608</text:p>
          </table:table-cell>
          <table:table-cell table:formula="of:=[.H201]-(([.H201]-[.G202])*[.$J$1])" office:value-type="float" office:value="2077.05820116995" calcext:value-type="float">
            <text:p>2077.05820116995</text:p>
          </table:table-cell>
          <table:table-cell table:number-columns-repeated="13"/>
        </table:table-row>
        <table:table-row table:style-name="ro1">
          <table:table-cell office:value-type="float" office:value="500.732" calcext:value-type="float">
            <text:p>500.732</text:p>
          </table:table-cell>
          <table:table-cell office:value-type="float" office:value="1988.28430175781" calcext:value-type="float">
            <text:p>1988.28430175781</text:p>
          </table:table-cell>
          <table:table-cell office:value-type="float" office:value="0" calcext:value-type="float">
            <text:p>0</text:p>
          </table:table-cell>
          <table:table-cell office:value-type="float" office:value="8882.2822265625" calcext:value-type="float">
            <text:p>8882.2822265625</text:p>
          </table:table-cell>
          <table:table-cell table:number-columns-repeated="2"/>
          <table:table-cell table:formula="of:=[.G202]-(([.G202]-[.B203])*[.$I$1])" office:value-type="float" office:value="1989.27776182336" calcext:value-type="float">
            <text:p>1989.27776182336</text:p>
          </table:table-cell>
          <table:table-cell table:formula="of:=[.H202]-(([.H202]-[.G203])*[.$J$1])" office:value-type="float" office:value="2046.33504739865" calcext:value-type="float">
            <text:p>2046.33504739865</text:p>
          </table:table-cell>
          <table:table-cell table:number-columns-repeated="13"/>
        </table:table-row>
        <table:table-row table:style-name="ro1">
          <table:table-cell office:value-type="float" office:value="500.8" calcext:value-type="float">
            <text:p>500.8</text:p>
          </table:table-cell>
          <table:table-cell office:value-type="float" office:value="2266.392578125" calcext:value-type="float">
            <text:p>2266.392578125</text:p>
          </table:table-cell>
          <table:table-cell office:value-type="float" office:value="0" calcext:value-type="float">
            <text:p>0</text:p>
          </table:table-cell>
          <table:table-cell office:value-type="float" office:value="8891.384765625" calcext:value-type="float">
            <text:p>8891.384765625</text:p>
          </table:table-cell>
          <table:table-cell table:number-columns-repeated="2"/>
          <table:table-cell table:formula="of:=[.G203]-(([.G203]-[.B204])*[.$I$1])" office:value-type="float" office:value="2113.9794291591" calcext:value-type="float">
            <text:p>2113.9794291591</text:p>
          </table:table-cell>
          <table:table-cell table:formula="of:=[.H203]-(([.H203]-[.G204])*[.$J$1])" office:value-type="float" office:value="2070.0105810148" calcext:value-type="float">
            <text:p>2070.0105810148</text:p>
          </table:table-cell>
          <table:table-cell table:number-columns-repeated="13"/>
        </table:table-row>
        <table:table-row table:style-name="ro1">
          <table:table-cell office:value-type="float" office:value="500.871" calcext:value-type="float">
            <text:p>500.871</text:p>
          </table:table-cell>
          <table:table-cell office:value-type="float" office:value="2029.13098144531" calcext:value-type="float">
            <text:p>2029.13098144531</text:p>
          </table:table-cell>
          <table:table-cell office:value-type="float" office:value="0" calcext:value-type="float">
            <text:p>0</text:p>
          </table:table-cell>
          <table:table-cell office:value-type="float" office:value="8902.1875" calcext:value-type="float">
            <text:p>8902.1875</text:p>
          </table:table-cell>
          <table:table-cell table:number-columns-repeated="2"/>
          <table:table-cell table:formula="of:=[.G204]-(([.G204]-[.B205])*[.$I$1])" office:value-type="float" office:value="2075.79762768789" calcext:value-type="float">
            <text:p>2075.79762768789</text:p>
          </table:table-cell>
          <table:table-cell table:formula="of:=[.H204]-(([.H204]-[.G205])*[.$J$1])" office:value-type="float" office:value="2072.03604735038" calcext:value-type="float">
            <text:p>2072.03604735038</text:p>
          </table:table-cell>
          <table:table-cell table:number-columns-repeated="13"/>
        </table:table-row>
        <table:table-row table:style-name="ro1">
          <table:table-cell office:value-type="float" office:value="500.944" calcext:value-type="float">
            <text:p>500.944</text:p>
          </table:table-cell>
          <table:table-cell office:value-type="float" office:value="2111.43359375" calcext:value-type="float">
            <text:p>2111.43359375</text:p>
          </table:table-cell>
          <table:table-cell office:value-type="float" office:value="0" calcext:value-type="float">
            <text:p>0</text:p>
          </table:table-cell>
          <table:table-cell office:value-type="float" office:value="8912.623046875" calcext:value-type="float">
            <text:p>8912.623046875</text:p>
          </table:table-cell>
          <table:table-cell table:number-columns-repeated="2"/>
          <table:table-cell table:formula="of:=[.G205]-(([.G205]-[.B206])*[.$I$1])" office:value-type="float" office:value="2091.83381241584" calcext:value-type="float">
            <text:p>2091.83381241584</text:p>
          </table:table-cell>
          <table:table-cell table:formula="of:=[.H205]-(([.H205]-[.G206])*[.$J$1])" office:value-type="float" office:value="2078.96526512329" calcext:value-type="float">
            <text:p>2078.96526512329</text:p>
          </table:table-cell>
          <table:table-cell table:number-columns-repeated="13"/>
        </table:table-row>
        <table:table-row table:style-name="ro1">
          <table:table-cell office:value-type="float" office:value="501.017" calcext:value-type="float">
            <text:p>501.017</text:p>
          </table:table-cell>
          <table:table-cell office:value-type="float" office:value="2066.64965820313" calcext:value-type="float">
            <text:p>2066.64965820313</text:p>
          </table:table-cell>
          <table:table-cell office:value-type="float" office:value="0" calcext:value-type="float">
            <text:p>0</text:p>
          </table:table-cell>
          <table:table-cell office:value-type="float" office:value="8922.740234375" calcext:value-type="float">
            <text:p>8922.740234375</text:p>
          </table:table-cell>
          <table:table-cell table:number-columns-repeated="2"/>
          <table:table-cell table:formula="of:=[.G206]-(([.G206]-[.B207])*[.$I$1])" office:value-type="float" office:value="2080.50094302012" calcext:value-type="float">
            <text:p>2080.50094302012</text:p>
          </table:table-cell>
          <table:table-cell table:formula="of:=[.H206]-(([.H206]-[.G207])*[.$J$1])" office:value-type="float" office:value="2079.50275238718" calcext:value-type="float">
            <text:p>2079.50275238718</text:p>
          </table:table-cell>
          <table:table-cell table:number-columns-repeated="13"/>
        </table:table-row>
        <table:table-row table:style-name="ro1">
          <table:table-cell office:value-type="float" office:value="501.085" calcext:value-type="float">
            <text:p>501.085</text:p>
          </table:table-cell>
          <table:table-cell office:value-type="float" office:value="2327.24340820313" calcext:value-type="float">
            <text:p>2327.24340820313</text:p>
          </table:table-cell>
          <table:table-cell office:value-type="float" office:value="0" calcext:value-type="float">
            <text:p>0</text:p>
          </table:table-cell>
          <table:table-cell office:value-type="float" office:value="8931.3994140625" calcext:value-type="float">
            <text:p>8931.3994140625</text:p>
          </table:table-cell>
          <table:table-cell table:number-columns-repeated="2"/>
          <table:table-cell table:formula="of:=[.G207]-(([.G207]-[.B208])*[.$I$1])" office:value-type="float" office:value="2191.53505235248" calcext:value-type="float">
            <text:p>2191.53505235248</text:p>
          </table:table-cell>
          <table:table-cell table:formula="of:=[.H207]-(([.H207]-[.G208])*[.$J$1])" office:value-type="float" office:value="2118.71405737504" calcext:value-type="float">
            <text:p>2118.71405737504</text:p>
          </table:table-cell>
          <table:table-cell table:number-columns-repeated="13"/>
        </table:table-row>
        <table:table-row table:style-name="ro1">
          <table:table-cell office:value-type="float" office:value="501.153" calcext:value-type="float">
            <text:p>501.153</text:p>
          </table:table-cell>
          <table:table-cell office:value-type="float" office:value="2141.24487304688" calcext:value-type="float">
            <text:p>2141.24487304688</text:p>
          </table:table-cell>
          <table:table-cell office:value-type="float" office:value="0" calcext:value-type="float">
            <text:p>0</text:p>
          </table:table-cell>
          <table:table-cell office:value-type="float" office:value="8940.349609375" calcext:value-type="float">
            <text:p>8940.349609375</text:p>
          </table:table-cell>
          <table:table-cell table:number-columns-repeated="2"/>
          <table:table-cell table:formula="of:=[.G208]-(([.G208]-[.B209])*[.$I$1])" office:value-type="float" office:value="2168.90447166496" calcext:value-type="float">
            <text:p>2168.90447166496</text:p>
          </table:table-cell>
          <table:table-cell table:formula="of:=[.H208]-(([.H208]-[.G209])*[.$J$1])" office:value-type="float" office:value="2136.28070237651" calcext:value-type="float">
            <text:p>2136.28070237651</text:p>
          </table:table-cell>
          <table:table-cell table:number-columns-repeated="13"/>
        </table:table-row>
        <table:table-row table:style-name="ro1">
          <table:table-cell office:value-type="float" office:value="501.224" calcext:value-type="float">
            <text:p>501.224</text:p>
          </table:table-cell>
          <table:table-cell office:value-type="float" office:value="2122.64501953125" calcext:value-type="float">
            <text:p>2122.64501953125</text:p>
          </table:table-cell>
          <table:table-cell office:value-type="float" office:value="0" calcext:value-type="float">
            <text:p>0</text:p>
          </table:table-cell>
          <table:table-cell office:value-type="float" office:value="8950.658203125" calcext:value-type="float">
            <text:p>8950.658203125</text:p>
          </table:table-cell>
          <table:table-cell table:number-columns-repeated="2"/>
          <table:table-cell table:formula="of:=[.G209]-(([.G209]-[.B210])*[.$I$1])" office:value-type="float" office:value="2148.08771820479" calcext:value-type="float">
            <text:p>2148.08771820479</text:p>
          </table:table-cell>
          <table:table-cell table:formula="of:=[.H209]-(([.H209]-[.G210])*[.$J$1])" office:value-type="float" office:value="2140.41315791641" calcext:value-type="float">
            <text:p>2140.41315791641</text:p>
          </table:table-cell>
          <table:table-cell table:number-columns-repeated="13"/>
        </table:table-row>
        <table:table-row table:style-name="ro1">
          <table:table-cell office:value-type="float" office:value="501.29" calcext:value-type="float">
            <text:p>501.29</text:p>
          </table:table-cell>
          <table:table-cell office:value-type="float" office:value="1908.72729492188" calcext:value-type="float">
            <text:p>1908.72729492188</text:p>
          </table:table-cell>
          <table:table-cell office:value-type="float" office:value="0" calcext:value-type="float">
            <text:p>0</text:p>
          </table:table-cell>
          <table:table-cell office:value-type="float" office:value="8959.3720703125" calcext:value-type="float">
            <text:p>8959.3720703125</text:p>
          </table:table-cell>
          <table:table-cell table:number-columns-repeated="2"/>
          <table:table-cell table:formula="of:=[.G210]-(([.G210]-[.B211])*[.$I$1])" office:value-type="float" office:value="2040.37552772748" calcext:value-type="float">
            <text:p>2040.37552772748</text:p>
          </table:table-cell>
          <table:table-cell table:formula="of:=[.H210]-(([.H210]-[.G211])*[.$J$1])" office:value-type="float" office:value="2105.39998735028" calcext:value-type="float">
            <text:p>2105.39998735028</text:p>
          </table:table-cell>
          <table:table-cell table:number-columns-repeated="13"/>
        </table:table-row>
        <table:table-row table:style-name="ro1">
          <table:table-cell office:value-type="float" office:value="501.357" calcext:value-type="float">
            <text:p>501.357</text:p>
          </table:table-cell>
          <table:table-cell office:value-type="float" office:value="1993.36437988281" calcext:value-type="float">
            <text:p>1993.36437988281</text:p>
          </table:table-cell>
          <table:table-cell office:value-type="float" office:value="0" calcext:value-type="float">
            <text:p>0</text:p>
          </table:table-cell>
          <table:table-cell office:value-type="float" office:value="8968.1513671875" calcext:value-type="float">
            <text:p>8968.1513671875</text:p>
          </table:table-cell>
          <table:table-cell table:number-columns-repeated="2"/>
          <table:table-cell table:formula="of:=[.G211]-(([.G211]-[.B212])*[.$I$1])" office:value-type="float" office:value="2019.22051119738" calcext:value-type="float">
            <text:p>2019.22051119738</text:p>
          </table:table-cell>
          <table:table-cell table:formula="of:=[.H211]-(([.H211]-[.G212])*[.$J$1])" office:value-type="float" office:value="2075.23717069677" calcext:value-type="float">
            <text:p>2075.23717069677</text:p>
          </table:table-cell>
          <table:table-cell table:number-columns-repeated="13"/>
        </table:table-row>
        <table:table-row table:style-name="ro1">
          <table:table-cell office:value-type="float" office:value="501.426" calcext:value-type="float">
            <text:p>501.426</text:p>
          </table:table-cell>
          <table:table-cell office:value-type="float" office:value="2001.828125" calcext:value-type="float">
            <text:p>2001.828125</text:p>
          </table:table-cell>
          <table:table-cell office:value-type="float" office:value="0" calcext:value-type="float">
            <text:p>0</text:p>
          </table:table-cell>
          <table:table-cell office:value-type="float" office:value="8978.578125" calcext:value-type="float">
            <text:p>8978.578125</text:p>
          </table:table-cell>
          <table:table-cell table:number-columns-repeated="2"/>
          <table:table-cell table:formula="of:=[.G212]-(([.G212]-[.B213])*[.$I$1])" office:value-type="float" office:value="2011.39393740856" calcext:value-type="float">
            <text:p>2011.39393740856</text:p>
          </table:table-cell>
          <table:table-cell table:formula="of:=[.H212]-(([.H212]-[.G213])*[.$J$1])" office:value-type="float" office:value="2052.89203904589" calcext:value-type="float">
            <text:p>2052.89203904589</text:p>
          </table:table-cell>
          <table:table-cell table:number-columns-repeated="13"/>
        </table:table-row>
        <table:table-row table:style-name="ro1">
          <table:table-cell office:value-type="float" office:value="501.495" calcext:value-type="float">
            <text:p>501.495</text:p>
          </table:table-cell>
          <table:table-cell office:value-type="float" office:value="2161.7177734375" calcext:value-type="float">
            <text:p>2161.7177734375</text:p>
          </table:table-cell>
          <table:table-cell office:value-type="float" office:value="0" calcext:value-type="float">
            <text:p>0</text:p>
          </table:table-cell>
          <table:table-cell office:value-type="float" office:value="8987.2451171875" calcext:value-type="float">
            <text:p>8987.2451171875</text:p>
          </table:table-cell>
          <table:table-cell table:number-columns-repeated="2"/>
          <table:table-cell table:formula="of:=[.G213]-(([.G213]-[.B214])*[.$I$1])" office:value-type="float" office:value="2079.03966362158" calcext:value-type="float">
            <text:p>2079.03966362158</text:p>
          </table:table-cell>
          <table:table-cell table:formula="of:=[.H213]-(([.H213]-[.G214])*[.$J$1])" office:value-type="float" office:value="2062.04370764738" calcext:value-type="float">
            <text:p>2062.04370764738</text:p>
          </table:table-cell>
          <table:table-cell table:number-columns-repeated="13"/>
        </table:table-row>
        <table:table-row table:style-name="ro1">
          <table:table-cell office:value-type="float" office:value="501.572" calcext:value-type="float">
            <text:p>501.572</text:p>
          </table:table-cell>
          <table:table-cell office:value-type="float" office:value="2071.67797851563" calcext:value-type="float">
            <text:p>2071.67797851563</text:p>
          </table:table-cell>
          <table:table-cell office:value-type="float" office:value="0" calcext:value-type="float">
            <text:p>0</text:p>
          </table:table-cell>
          <table:table-cell office:value-type="float" office:value="8997.6826171875" calcext:value-type="float">
            <text:p>8997.6826171875</text:p>
          </table:table-cell>
          <table:table-cell table:number-columns-repeated="2"/>
          <table:table-cell table:formula="of:=[.G214]-(([.G214]-[.B215])*[.$I$1])" office:value-type="float" office:value="2075.7269053239" calcext:value-type="float">
            <text:p>2075.7269053239</text:p>
          </table:table-cell>
          <table:table-cell table:formula="of:=[.H214]-(([.H214]-[.G215])*[.$J$1])" office:value-type="float" office:value="2066.83282683417" calcext:value-type="float">
            <text:p>2066.83282683417</text:p>
          </table:table-cell>
          <table:table-cell table:number-columns-repeated="13"/>
        </table:table-row>
        <table:table-row table:style-name="ro1">
          <table:table-cell office:value-type="float" office:value="501.644" calcext:value-type="float">
            <text:p>501.644</text:p>
          </table:table-cell>
          <table:table-cell office:value-type="float" office:value="2380.7607421875" calcext:value-type="float">
            <text:p>2380.7607421875</text:p>
          </table:table-cell>
          <table:table-cell office:value-type="float" office:value="0" calcext:value-type="float">
            <text:p>0</text:p>
          </table:table-cell>
          <table:table-cell office:value-type="float" office:value="9008.1923828125" calcext:value-type="float">
            <text:p>9008.1923828125</text:p>
          </table:table-cell>
          <table:table-cell table:number-columns-repeated="2"/>
          <table:table-cell table:formula="of:=[.G215]-(([.G215]-[.B216])*[.$I$1])" office:value-type="float" office:value="2212.99213191252" calcext:value-type="float">
            <text:p>2212.99213191252</text:p>
          </table:table-cell>
          <table:table-cell table:formula="of:=[.H215]-(([.H215]-[.G216])*[.$J$1])" office:value-type="float" office:value="2117.98858361159" calcext:value-type="float">
            <text:p>2117.98858361159</text:p>
          </table:table-cell>
          <table:table-cell table:number-columns-repeated="13"/>
        </table:table-row>
        <table:table-row table:style-name="ro1">
          <table:table-cell office:value-type="float" office:value="501.713" calcext:value-type="float">
            <text:p>501.713</text:p>
          </table:table-cell>
          <table:table-cell office:value-type="float" office:value="1987.55334472656" calcext:value-type="float">
            <text:p>1987.55334472656</text:p>
          </table:table-cell>
          <table:table-cell office:value-type="float" office:value="0" calcext:value-type="float">
            <text:p>0</text:p>
          </table:table-cell>
          <table:table-cell office:value-type="float" office:value="9018.2744140625" calcext:value-type="float">
            <text:p>9018.2744140625</text:p>
          </table:table-cell>
          <table:table-cell table:number-columns-repeated="2"/>
          <table:table-cell table:formula="of:=[.G216]-(([.G216]-[.B217])*[.$I$1])" office:value-type="float" office:value="2111.54467767884" calcext:value-type="float">
            <text:p>2111.54467767884</text:p>
          </table:table-cell>
          <table:table-cell table:formula="of:=[.H216]-(([.H216]-[.G217])*[.$J$1])" office:value-type="float" office:value="2115.73321653513" calcext:value-type="float">
            <text:p>2115.73321653513</text:p>
          </table:table-cell>
          <table:table-cell table:number-columns-repeated="13"/>
        </table:table-row>
        <table:table-row table:style-name="ro1">
          <table:table-cell office:value-type="float" office:value="501.784" calcext:value-type="float">
            <text:p>501.784</text:p>
          </table:table-cell>
          <table:table-cell office:value-type="float" office:value="2266.3193359375" calcext:value-type="float">
            <text:p>2266.3193359375</text:p>
          </table:table-cell>
          <table:table-cell office:value-type="float" office:value="0" calcext:value-type="float">
            <text:p>0</text:p>
          </table:table-cell>
          <table:table-cell office:value-type="float" office:value="9028.359375" calcext:value-type="float">
            <text:p>9028.359375</text:p>
          </table:table-cell>
          <table:table-cell table:number-columns-repeated="2"/>
          <table:table-cell table:formula="of:=[.G217]-(([.G217]-[.B218])*[.$I$1])" office:value-type="float" office:value="2181.19327389524" calcext:value-type="float">
            <text:p>2181.19327389524</text:p>
          </table:table-cell>
          <table:table-cell table:formula="of:=[.H217]-(([.H217]-[.G218])*[.$J$1])" office:value-type="float" office:value="2138.64423661117" calcext:value-type="float">
            <text:p>2138.64423661117</text:p>
          </table:table-cell>
          <table:table-cell table:number-columns-repeated="13"/>
        </table:table-row>
        <table:table-row table:style-name="ro1">
          <table:table-cell office:value-type="float" office:value="501.925" calcext:value-type="float">
            <text:p>501.925</text:p>
          </table:table-cell>
          <table:table-cell office:value-type="float" office:value="1856.96362304688" calcext:value-type="float">
            <text:p>1856.96362304688</text:p>
          </table:table-cell>
          <table:table-cell office:value-type="float" office:value="0" calcext:value-type="float">
            <text:p>0</text:p>
          </table:table-cell>
          <table:table-cell office:value-type="float" office:value="9047.7890625" calcext:value-type="float">
            <text:p>9047.7890625</text:p>
          </table:table-cell>
          <table:table-cell table:number-columns-repeated="2"/>
          <table:table-cell table:formula="of:=[.G218]-(([.G218]-[.B219])*[.$I$1])" office:value-type="float" office:value="2035.28993101348" calcext:value-type="float">
            <text:p>2035.28993101348</text:p>
          </table:table-cell>
          <table:table-cell table:formula="of:=[.H218]-(([.H218]-[.G219])*[.$J$1])" office:value-type="float" office:value="2102.47022965197" calcext:value-type="float">
            <text:p>2102.47022965197</text:p>
          </table:table-cell>
          <table:table-cell table:number-columns-repeated="13"/>
        </table:table-row>
        <table:table-row table:style-name="ro1">
          <table:table-cell office:value-type="float" office:value="501.988" calcext:value-type="float">
            <text:p>501.988</text:p>
          </table:table-cell>
          <table:table-cell office:value-type="float" office:value="1935.17358398438" calcext:value-type="float">
            <text:p>1935.17358398438</text:p>
          </table:table-cell>
          <table:table-cell office:value-type="float" office:value="0" calcext:value-type="float">
            <text:p>0</text:p>
          </table:table-cell>
          <table:table-cell office:value-type="float" office:value="9055.6025390625" calcext:value-type="float">
            <text:p>9055.6025390625</text:p>
          </table:table-cell>
          <table:table-cell table:number-columns-repeated="2"/>
          <table:table-cell table:formula="of:=[.G219]-(([.G219]-[.B220])*[.$I$1])" office:value-type="float" office:value="1990.23757485038" calcext:value-type="float">
            <text:p>1990.23757485038</text:p>
          </table:table-cell>
          <table:table-cell table:formula="of:=[.H219]-(([.H219]-[.G220])*[.$J$1])" office:value-type="float" office:value="2063.18880047142" calcext:value-type="float">
            <text:p>2063.18880047142</text:p>
          </table:table-cell>
          <table:table-cell table:number-columns-repeated="13"/>
        </table:table-row>
        <table:table-row table:style-name="ro1">
          <table:table-cell office:value-type="float" office:value="502.054" calcext:value-type="float">
            <text:p>502.054</text:p>
          </table:table-cell>
          <table:table-cell office:value-type="float" office:value="1889.98010253906" calcext:value-type="float">
            <text:p>1889.98010253906</text:p>
          </table:table-cell>
          <table:table-cell office:value-type="float" office:value="0" calcext:value-type="float">
            <text:p>0</text:p>
          </table:table-cell>
          <table:table-cell office:value-type="float" office:value="9064.99609375" calcext:value-type="float">
            <text:p>9064.99609375</text:p>
          </table:table-cell>
          <table:table-cell table:number-columns-repeated="2"/>
          <table:table-cell table:formula="of:=[.G220]-(([.G220]-[.B221])*[.$I$1])" office:value-type="float" office:value="1945.12171231029" calcext:value-type="float">
            <text:p>1945.12171231029</text:p>
          </table:table-cell>
          <table:table-cell table:formula="of:=[.H220]-(([.H220]-[.G221])*[.$J$1])" office:value-type="float" office:value="2021.86531961502" calcext:value-type="float">
            <text:p>2021.86531961502</text:p>
          </table:table-cell>
          <table:table-cell table:number-columns-repeated="13"/>
        </table:table-row>
        <table:table-row table:style-name="ro1">
          <table:table-cell office:value-type="float" office:value="502.128" calcext:value-type="float">
            <text:p>502.128</text:p>
          </table:table-cell>
          <table:table-cell office:value-type="float" office:value="2309.57641601563" calcext:value-type="float">
            <text:p>2309.57641601563</text:p>
          </table:table-cell>
          <table:table-cell office:value-type="float" office:value="0" calcext:value-type="float">
            <text:p>0</text:p>
          </table:table-cell>
          <table:table-cell office:value-type="float" office:value="9074.6337890625" calcext:value-type="float">
            <text:p>9074.6337890625</text:p>
          </table:table-cell>
          <table:table-cell table:number-columns-repeated="2"/>
          <table:table-cell table:formula="of:=[.G221]-(([.G221]-[.B222])*[.$I$1])" office:value-type="float" office:value="2109.12632897769" calcext:value-type="float">
            <text:p>2109.12632897769</text:p>
          </table:table-cell>
          <table:table-cell table:formula="of:=[.H221]-(([.H221]-[.G222])*[.$J$1])" office:value-type="float" office:value="2052.40667289196" calcext:value-type="float">
            <text:p>2052.40667289196</text:p>
          </table:table-cell>
          <table:table-cell table:number-columns-repeated="13"/>
        </table:table-row>
        <table:table-row table:style-name="ro1">
          <table:table-cell office:value-type="float" office:value="502.203" calcext:value-type="float">
            <text:p>502.203</text:p>
          </table:table-cell>
          <table:table-cell office:value-type="float" office:value="2298.52172851563" calcext:value-type="float">
            <text:p>2298.52172851563</text:p>
          </table:table-cell>
          <table:table-cell office:value-type="float" office:value="0" calcext:value-type="float">
            <text:p>0</text:p>
          </table:table-cell>
          <table:table-cell office:value-type="float" office:value="9084.478515625" calcext:value-type="float">
            <text:p>9084.478515625</text:p>
          </table:table-cell>
          <table:table-cell table:number-columns-repeated="2"/>
          <table:table-cell table:formula="of:=[.G222]-(([.G222]-[.B223])*[.$I$1])" office:value-type="float" office:value="2194.35425876976" calcext:value-type="float">
            <text:p>2194.35425876976</text:p>
          </table:table-cell>
          <table:table-cell table:formula="of:=[.H222]-(([.H222]-[.G223])*[.$J$1])" office:value-type="float" office:value="2102.08832794919" calcext:value-type="float">
            <text:p>2102.08832794919</text:p>
          </table:table-cell>
          <table:table-cell table:number-columns-repeated="13"/>
        </table:table-row>
        <table:table-row table:style-name="ro1">
          <table:table-cell office:value-type="float" office:value="502.322" calcext:value-type="float">
            <text:p>502.322</text:p>
          </table:table-cell>
          <table:table-cell office:value-type="float" office:value="1873.18994140625" calcext:value-type="float">
            <text:p>1873.18994140625</text:p>
          </table:table-cell>
          <table:table-cell office:value-type="float" office:value="0" calcext:value-type="float">
            <text:p>0</text:p>
          </table:table-cell>
          <table:table-cell office:value-type="float" office:value="9100.65234375" calcext:value-type="float">
            <text:p>9100.65234375</text:p>
          </table:table-cell>
          <table:table-cell table:number-columns-repeated="2"/>
          <table:table-cell table:formula="of:=[.G223]-(([.G223]-[.B224])*[.$I$1])" office:value-type="float" office:value="2049.83031595618" calcext:value-type="float">
            <text:p>2049.83031595618</text:p>
          </table:table-cell>
          <table:table-cell table:formula="of:=[.H223]-(([.H223]-[.G224])*[.$J$1])" office:value-type="float" office:value="2083.79802375164" calcext:value-type="float">
            <text:p>2083.79802375164</text:p>
          </table:table-cell>
          <table:table-cell table:number-columns-repeated="13"/>
        </table:table-row>
        <table:table-row table:style-name="ro1">
          <table:table-cell office:value-type="float" office:value="502.395" calcext:value-type="float">
            <text:p>502.395</text:p>
          </table:table-cell>
          <table:table-cell office:value-type="float" office:value="1724.73852539063" calcext:value-type="float">
            <text:p>1724.73852539063</text:p>
          </table:table-cell>
          <table:table-cell office:value-type="float" office:value="0" calcext:value-type="float">
            <text:p>0</text:p>
          </table:table-cell>
          <table:table-cell office:value-type="float" office:value="9110.6533203125" calcext:value-type="float">
            <text:p>9110.6533203125</text:p>
          </table:table-cell>
          <table:table-cell table:number-columns-repeated="2"/>
          <table:table-cell table:formula="of:=[.G224]-(([.G224]-[.B225])*[.$I$1])" office:value-type="float" office:value="1903.53901020168" calcext:value-type="float">
            <text:p>1903.53901020168</text:p>
          </table:table-cell>
          <table:table-cell table:formula="of:=[.H224]-(([.H224]-[.G225])*[.$J$1])" office:value-type="float" office:value="2020.70736900915" calcext:value-type="float">
            <text:p>2020.70736900915</text:p>
          </table:table-cell>
          <table:table-cell table:number-columns-repeated="13"/>
        </table:table-row>
        <table:table-row table:style-name="ro1">
          <table:table-cell office:value-type="float" office:value="502.468" calcext:value-type="float">
            <text:p>502.468</text:p>
          </table:table-cell>
          <table:table-cell office:value-type="float" office:value="2027.98010253906" calcext:value-type="float">
            <text:p>2027.98010253906</text:p>
          </table:table-cell>
          <table:table-cell office:value-type="float" office:value="0" calcext:value-type="float">
            <text:p>0</text:p>
          </table:table-cell>
          <table:table-cell office:value-type="float" office:value="9120.3623046875" calcext:value-type="float">
            <text:p>9120.3623046875</text:p>
          </table:table-cell>
          <table:table-cell table:number-columns-repeated="2"/>
          <table:table-cell table:formula="of:=[.G225]-(([.G225]-[.B226])*[.$I$1])" office:value-type="float" office:value="1959.5375017535" calcext:value-type="float">
            <text:p>1959.5375017535</text:p>
          </table:table-cell>
          <table:table-cell table:formula="of:=[.H225]-(([.H225]-[.G226])*[.$J$1])" office:value-type="float" office:value="1999.29791546968" calcext:value-type="float">
            <text:p>1999.29791546968</text:p>
          </table:table-cell>
          <table:table-cell table:number-columns-repeated="13"/>
        </table:table-row>
        <table:table-row table:style-name="ro1">
          <table:table-cell office:value-type="float" office:value="502.533" calcext:value-type="float">
            <text:p>502.533</text:p>
          </table:table-cell>
          <table:table-cell office:value-type="float" office:value="2058.30419921875" calcext:value-type="float">
            <text:p>2058.30419921875</text:p>
          </table:table-cell>
          <table:table-cell office:value-type="float" office:value="0" calcext:value-type="float">
            <text:p>0</text:p>
          </table:table-cell>
          <table:table-cell office:value-type="float" office:value="9128.4775390625" calcext:value-type="float">
            <text:p>9128.4775390625</text:p>
          </table:table-cell>
          <table:table-cell table:number-columns-repeated="2"/>
          <table:table-cell table:formula="of:=[.G226]-(([.G226]-[.B227])*[.$I$1])" office:value-type="float" office:value="2003.98251561286" calcext:value-type="float">
            <text:p>2003.98251561286</text:p>
          </table:table-cell>
          <table:table-cell table:formula="of:=[.H226]-(([.H226]-[.G227])*[.$J$1])" office:value-type="float" office:value="2000.93752551979" calcext:value-type="float">
            <text:p>2000.93752551979</text:p>
          </table:table-cell>
          <table:table-cell table:number-columns-repeated="13"/>
        </table:table-row>
        <table:table-row table:style-name="ro1">
          <table:table-cell office:value-type="float" office:value="502.608" calcext:value-type="float">
            <text:p>502.608</text:p>
          </table:table-cell>
          <table:table-cell office:value-type="float" office:value="2008.32214355469" calcext:value-type="float">
            <text:p>2008.32214355469</text:p>
          </table:table-cell>
          <table:table-cell office:value-type="float" office:value="0" calcext:value-type="float">
            <text:p>0</text:p>
          </table:table-cell>
          <table:table-cell office:value-type="float" office:value="9138.31640625" calcext:value-type="float">
            <text:p>9138.31640625</text:p>
          </table:table-cell>
          <table:table-cell table:number-columns-repeated="2"/>
          <table:table-cell table:formula="of:=[.G227]-(([.G227]-[.B228])*[.$I$1])" office:value-type="float" office:value="2005.93534818669" calcext:value-type="float">
            <text:p>2005.93534818669</text:p>
          </table:table-cell>
          <table:table-cell table:formula="of:=[.H227]-(([.H227]-[.G228])*[.$J$1])" office:value-type="float" office:value="2002.6867634532" calcext:value-type="float">
            <text:p>2002.6867634532</text:p>
          </table:table-cell>
          <table:table-cell table:number-columns-repeated="13"/>
        </table:table-row>
        <table:table-row table:style-name="ro1">
          <table:table-cell office:value-type="float" office:value="502.68" calcext:value-type="float">
            <text:p>502.68</text:p>
          </table:table-cell>
          <table:table-cell office:value-type="float" office:value="2480.4541015625" calcext:value-type="float">
            <text:p>2480.4541015625</text:p>
          </table:table-cell>
          <table:table-cell office:value-type="float" office:value="0" calcext:value-type="float">
            <text:p>0</text:p>
          </table:table-cell>
          <table:table-cell office:value-type="float" office:value="9148.5166015625" calcext:value-type="float">
            <text:p>9148.5166015625</text:p>
          </table:table-cell>
          <table:table-cell table:number-columns-repeated="2"/>
          <table:table-cell table:formula="of:=[.G228]-(([.G228]-[.B229])*[.$I$1])" office:value-type="float" office:value="2219.4687872058" calcext:value-type="float">
            <text:p>2219.4687872058</text:p>
          </table:table-cell>
          <table:table-cell table:formula="of:=[.H228]-(([.H228]-[.G229])*[.$J$1])" office:value-type="float" office:value="2078.56047176661" calcext:value-type="float">
            <text:p>2078.56047176661</text:p>
          </table:table-cell>
          <table:table-cell table:number-columns-repeated="13"/>
        </table:table-row>
        <table:table-row table:style-name="ro1">
          <table:table-cell office:value-type="float" office:value="502.75" calcext:value-type="float">
            <text:p>502.75</text:p>
          </table:table-cell>
          <table:table-cell office:value-type="float" office:value="2209.58056640625" calcext:value-type="float">
            <text:p>2209.58056640625</text:p>
          </table:table-cell>
          <table:table-cell office:value-type="float" office:value="0" calcext:value-type="float">
            <text:p>0</text:p>
          </table:table-cell>
          <table:table-cell office:value-type="float" office:value="9157.134765625" calcext:value-type="float">
            <text:p>9157.134765625</text:p>
          </table:table-cell>
          <table:table-cell table:number-columns-repeated="2"/>
          <table:table-cell table:formula="of:=[.G229]-(([.G229]-[.B230])*[.$I$1])" office:value-type="float" office:value="2215.019087846" calcext:value-type="float">
            <text:p>2215.019087846</text:p>
          </table:table-cell>
          <table:table-cell table:formula="of:=[.H229]-(([.H229]-[.G230])*[.$J$1])" office:value-type="float" office:value="2126.3209873944" calcext:value-type="float">
            <text:p>2126.3209873944</text:p>
          </table:table-cell>
          <table:table-cell table:number-columns-repeated="13"/>
        </table:table-row>
        <table:table-row table:style-name="ro1">
          <table:table-cell office:value-type="float" office:value="502.816" calcext:value-type="float">
            <text:p>502.816</text:p>
          </table:table-cell>
          <table:table-cell office:value-type="float" office:value="2129.478515625" calcext:value-type="float">
            <text:p>2129.478515625</text:p>
          </table:table-cell>
          <table:table-cell office:value-type="float" office:value="0" calcext:value-type="float">
            <text:p>0</text:p>
          </table:table-cell>
          <table:table-cell office:value-type="float" office:value="9165.5439453125" calcext:value-type="float">
            <text:p>9165.5439453125</text:p>
          </table:table-cell>
          <table:table-cell table:number-columns-repeated="2"/>
          <table:table-cell table:formula="of:=[.G230]-(([.G230]-[.B231])*[.$I$1])" office:value-type="float" office:value="2176.52583034655" calcext:value-type="float">
            <text:p>2176.52583034655</text:p>
          </table:table-cell>
          <table:table-cell table:formula="of:=[.H230]-(([.H230]-[.G231])*[.$J$1])" office:value-type="float" office:value="2143.89268242765" calcext:value-type="float">
            <text:p>2143.89268242765</text:p>
          </table:table-cell>
          <table:table-cell table:number-columns-repeated="13"/>
        </table:table-row>
        <table:table-row table:style-name="ro1">
          <table:table-cell office:value-type="float" office:value="502.886" calcext:value-type="float">
            <text:p>502.886</text:p>
          </table:table-cell>
          <table:table-cell office:value-type="float" office:value="1962.42517089844" calcext:value-type="float">
            <text:p>1962.42517089844</text:p>
          </table:table-cell>
          <table:table-cell office:value-type="float" office:value="0" calcext:value-type="float">
            <text:p>0</text:p>
          </table:table-cell>
          <table:table-cell office:value-type="float" office:value="9176.14453125" calcext:value-type="float">
            <text:p>9176.14453125</text:p>
          </table:table-cell>
          <table:table-cell table:number-columns-repeated="2"/>
          <table:table-cell table:formula="of:=[.G231]-(([.G231]-[.B232])*[.$I$1])" office:value-type="float" office:value="2080.1805335949" calcext:value-type="float">
            <text:p>2080.1805335949</text:p>
          </table:table-cell>
          <table:table-cell table:formula="of:=[.H231]-(([.H231]-[.G232])*[.$J$1])" office:value-type="float" office:value="2121.59343033619" calcext:value-type="float">
            <text:p>2121.59343033619</text:p>
          </table:table-cell>
          <table:table-cell table:number-columns-repeated="13"/>
        </table:table-row>
        <table:table-row table:style-name="ro1">
          <table:table-cell office:value-type="float" office:value="502.955" calcext:value-type="float">
            <text:p>502.955</text:p>
          </table:table-cell>
          <table:table-cell office:value-type="float" office:value="1892.70532226563" calcext:value-type="float">
            <text:p>1892.70532226563</text:p>
          </table:table-cell>
          <table:table-cell office:value-type="float" office:value="0" calcext:value-type="float">
            <text:p>0</text:p>
          </table:table-cell>
          <table:table-cell office:value-type="float" office:value="9184.630859375" calcext:value-type="float">
            <text:p>9184.630859375</text:p>
          </table:table-cell>
          <table:table-cell table:number-columns-repeated="2"/>
          <table:table-cell table:formula="of:=[.G232]-(([.G232]-[.B233])*[.$I$1])" office:value-type="float" office:value="1995.81668849673" calcext:value-type="float">
            <text:p>1995.81668849673</text:p>
          </table:table-cell>
          <table:table-cell table:formula="of:=[.H232]-(([.H232]-[.G233])*[.$J$1])" office:value-type="float" office:value="2077.57157069238" calcext:value-type="float">
            <text:p>2077.57157069238</text:p>
          </table:table-cell>
          <table:table-cell table:number-columns-repeated="13"/>
        </table:table-row>
        <table:table-row table:style-name="ro1">
          <table:table-cell office:value-type="float" office:value="503.029" calcext:value-type="float">
            <text:p>503.029</text:p>
          </table:table-cell>
          <table:table-cell office:value-type="float" office:value="2415.87768554688" calcext:value-type="float">
            <text:p>2415.87768554688</text:p>
          </table:table-cell>
          <table:table-cell office:value-type="float" office:value="0" calcext:value-type="float">
            <text:p>0</text:p>
          </table:table-cell>
          <table:table-cell office:value-type="float" office:value="9193.1357421875" calcext:value-type="float">
            <text:p>9193.1357421875</text:p>
          </table:table-cell>
          <table:table-cell table:number-columns-repeated="2"/>
          <table:table-cell table:formula="of:=[.G233]-(([.G233]-[.B234])*[.$I$1])" office:value-type="float" office:value="2184.8441371693" calcext:value-type="float">
            <text:p>2184.8441371693</text:p>
          </table:table-cell>
          <table:table-cell table:formula="of:=[.H233]-(([.H233]-[.G234])*[.$J$1])" office:value-type="float" office:value="2115.1169689593" calcext:value-type="float">
            <text:p>2115.1169689593</text:p>
          </table:table-cell>
          <table:table-cell table:number-columns-repeated="13"/>
        </table:table-row>
        <table:table-row table:style-name="ro1">
          <table:table-cell office:value-type="float" office:value="503.097" calcext:value-type="float">
            <text:p>503.097</text:p>
          </table:table-cell>
          <table:table-cell office:value-type="float" office:value="1885.0361328125" calcext:value-type="float">
            <text:p>1885.0361328125</text:p>
          </table:table-cell>
          <table:table-cell office:value-type="float" office:value="0" calcext:value-type="float">
            <text:p>0</text:p>
          </table:table-cell>
          <table:table-cell office:value-type="float" office:value="9203.8603515625" calcext:value-type="float">
            <text:p>9203.8603515625</text:p>
          </table:table-cell>
          <table:table-cell table:number-columns-repeated="2"/>
          <table:table-cell table:formula="of:=[.G234]-(([.G234]-[.B235])*[.$I$1])" office:value-type="float" office:value="2049.93053520874" calcext:value-type="float">
            <text:p>2049.93053520874</text:p>
          </table:table-cell>
          <table:table-cell table:formula="of:=[.H234]-(([.H234]-[.G235])*[.$J$1])" office:value-type="float" office:value="2092.3017171466" calcext:value-type="float">
            <text:p>2092.3017171466</text:p>
          </table:table-cell>
          <table:table-cell table:number-columns-repeated="13"/>
        </table:table-row>
        <table:table-row table:style-name="ro1">
          <table:table-cell office:value-type="float" office:value="503.168" calcext:value-type="float">
            <text:p>503.168</text:p>
          </table:table-cell>
          <table:table-cell office:value-type="float" office:value="2150.03857421875" calcext:value-type="float">
            <text:p>2150.03857421875</text:p>
          </table:table-cell>
          <table:table-cell office:value-type="float" office:value="0" calcext:value-type="float">
            <text:p>0</text:p>
          </table:table-cell>
          <table:table-cell office:value-type="float" office:value="9214.2587890625" calcext:value-type="float">
            <text:p>9214.2587890625</text:p>
          </table:table-cell>
          <table:table-cell table:number-columns-repeated="2"/>
          <table:table-cell table:formula="of:=[.G235]-(([.G235]-[.B236])*[.$I$1])" office:value-type="float" office:value="2094.97915276324" calcext:value-type="float">
            <text:p>2094.97915276324</text:p>
          </table:table-cell>
          <table:table-cell table:formula="of:=[.H235]-(([.H235]-[.G236])*[.$J$1])" office:value-type="float" office:value="2093.23881961243" calcext:value-type="float">
            <text:p>2093.23881961243</text:p>
          </table:table-cell>
          <table:table-cell table:number-columns-repeated="13"/>
        </table:table-row>
        <table:table-row table:style-name="ro1">
          <table:table-cell office:value-type="float" office:value="503.237" calcext:value-type="float">
            <text:p>503.237</text:p>
          </table:table-cell>
          <table:table-cell office:value-type="float" office:value="2070.51000976563" calcext:value-type="float">
            <text:p>2070.51000976563</text:p>
          </table:table-cell>
          <table:table-cell office:value-type="float" office:value="0" calcext:value-type="float">
            <text:p>0</text:p>
          </table:table-cell>
          <table:table-cell office:value-type="float" office:value="9222.8271484375" calcext:value-type="float">
            <text:p>9222.8271484375</text:p>
          </table:table-cell>
          <table:table-cell table:number-columns-repeated="2"/>
          <table:table-cell table:formula="of:=[.G236]-(([.G236]-[.B237])*[.$I$1])" office:value-type="float" office:value="2083.96803841432" calcext:value-type="float">
            <text:p>2083.96803841432</text:p>
          </table:table-cell>
          <table:table-cell table:formula="of:=[.H236]-(([.H236]-[.G237])*[.$J$1])" office:value-type="float" office:value="2089.99404619309" calcext:value-type="float">
            <text:p>2089.99404619309</text:p>
          </table:table-cell>
          <table:table-cell table:number-columns-repeated="13"/>
        </table:table-row>
        <table:table-row table:style-name="ro1">
          <table:table-cell office:value-type="float" office:value="503.31" calcext:value-type="float">
            <text:p>503.31</text:p>
          </table:table-cell>
          <table:table-cell office:value-type="float" office:value="2274.615234375" calcext:value-type="float">
            <text:p>2274.615234375</text:p>
          </table:table-cell>
          <table:table-cell office:value-type="float" office:value="0" calcext:value-type="float">
            <text:p>0</text:p>
          </table:table-cell>
          <table:table-cell office:value-type="float" office:value="9231.30078125" calcext:value-type="float">
            <text:p>9231.30078125</text:p>
          </table:table-cell>
          <table:table-cell table:number-columns-repeated="2"/>
          <table:table-cell table:formula="of:=[.G237]-(([.G237]-[.B238])*[.$I$1])" office:value-type="float" office:value="2169.75927659662" calcext:value-type="float">
            <text:p>2169.75927659662</text:p>
          </table:table-cell>
          <table:table-cell table:formula="of:=[.H237]-(([.H237]-[.G238])*[.$J$1])" office:value-type="float" office:value="2117.91187683433" calcext:value-type="float">
            <text:p>2117.91187683433</text:p>
          </table:table-cell>
          <table:table-cell table:number-columns-repeated="13"/>
        </table:table-row>
        <table:table-row table:style-name="ro1">
          <table:table-cell office:value-type="float" office:value="503.382" calcext:value-type="float">
            <text:p>503.382</text:p>
          </table:table-cell>
          <table:table-cell office:value-type="float" office:value="1870.90991210938" calcext:value-type="float">
            <text:p>1870.90991210938</text:p>
          </table:table-cell>
          <table:table-cell office:value-type="float" office:value="0" calcext:value-type="float">
            <text:p>0</text:p>
          </table:table-cell>
          <table:table-cell office:value-type="float" office:value="9241.908203125" calcext:value-type="float">
            <text:p>9241.908203125</text:p>
          </table:table-cell>
          <table:table-cell table:number-columns-repeated="2"/>
          <table:table-cell table:formula="of:=[.G238]-(([.G238]-[.B239])*[.$I$1])" office:value-type="float" office:value="2035.27706257736" calcext:value-type="float">
            <text:p>2035.27706257736</text:p>
          </table:table-cell>
          <table:table-cell table:formula="of:=[.H238]-(([.H238]-[.G239])*[.$J$1])" office:value-type="float" office:value="2088.98969184439" calcext:value-type="float">
            <text:p>2088.98969184439</text:p>
          </table:table-cell>
          <table:table-cell table:number-columns-repeated="13"/>
        </table:table-row>
        <table:table-row table:style-name="ro1">
          <table:table-cell office:value-type="float" office:value="503.45" calcext:value-type="float">
            <text:p>503.45</text:p>
          </table:table-cell>
          <table:table-cell office:value-type="float" office:value="1989.58264160156" calcext:value-type="float">
            <text:p>1989.58264160156</text:p>
          </table:table-cell>
          <table:table-cell office:value-type="float" office:value="0" calcext:value-type="float">
            <text:p>0</text:p>
          </table:table-cell>
          <table:table-cell office:value-type="float" office:value="9250.4853515625" calcext:value-type="float">
            <text:p>9250.4853515625</text:p>
          </table:table-cell>
          <table:table-cell table:number-columns-repeated="2"/>
          <table:table-cell table:formula="of:=[.G239]-(([.G239]-[.B240])*[.$I$1])" office:value-type="float" office:value="2014.71457313825" calcext:value-type="float">
            <text:p>2014.71457313825</text:p>
          </table:table-cell>
          <table:table-cell table:formula="of:=[.H239]-(([.H239]-[.G240])*[.$J$1])" office:value-type="float" office:value="2062.99340029724" calcext:value-type="float">
            <text:p>2062.99340029724</text:p>
          </table:table-cell>
          <table:table-cell table:number-columns-repeated="13"/>
        </table:table-row>
        <table:table-row table:style-name="ro1">
          <table:table-cell office:value-type="float" office:value="503.521" calcext:value-type="float">
            <text:p>503.521</text:p>
          </table:table-cell>
          <table:table-cell office:value-type="float" office:value="2107.47875976563" calcext:value-type="float">
            <text:p>2107.47875976563</text:p>
          </table:table-cell>
          <table:table-cell office:value-type="float" office:value="0" calcext:value-type="float">
            <text:p>0</text:p>
          </table:table-cell>
          <table:table-cell office:value-type="float" office:value="9260.857421875" calcext:value-type="float">
            <text:p>9260.857421875</text:p>
          </table:table-cell>
          <table:table-cell table:number-columns-repeated="2"/>
          <table:table-cell table:formula="of:=[.G240]-(([.G240]-[.B241])*[.$I$1])" office:value-type="float" office:value="2056.45845712057" calcext:value-type="float">
            <text:p>2056.45845712057</text:p>
          </table:table-cell>
          <table:table-cell table:formula="of:=[.H240]-(([.H240]-[.G241])*[.$J$1])" office:value-type="float" office:value="2060.70617018541" calcext:value-type="float">
            <text:p>2060.70617018541</text:p>
          </table:table-cell>
          <table:table-cell table:number-columns-repeated="13"/>
        </table:table-row>
        <table:table-row table:style-name="ro1">
          <table:table-cell office:value-type="float" office:value="503.588" calcext:value-type="float">
            <text:p>503.588</text:p>
          </table:table-cell>
          <table:table-cell office:value-type="float" office:value="2331.326171875" calcext:value-type="float">
            <text:p>2331.326171875</text:p>
          </table:table-cell>
          <table:table-cell office:value-type="float" office:value="0" calcext:value-type="float">
            <text:p>0</text:p>
          </table:table-cell>
          <table:table-cell office:value-type="float" office:value="9267.4482421875" calcext:value-type="float">
            <text:p>9267.4482421875</text:p>
          </table:table-cell>
          <table:table-cell table:number-columns-repeated="2"/>
          <table:table-cell table:formula="of:=[.G241]-(([.G241]-[.B242])*[.$I$1])" office:value-type="float" office:value="2180.14892876007" calcext:value-type="float">
            <text:p>2180.14892876007</text:p>
          </table:table-cell>
          <table:table-cell table:formula="of:=[.H241]-(([.H241]-[.G242])*[.$J$1])" office:value-type="float" office:value="2102.51113568654" calcext:value-type="float">
            <text:p>2102.51113568654</text:p>
          </table:table-cell>
          <table:table-cell table:number-columns-repeated="13"/>
        </table:table-row>
        <table:table-row table:style-name="ro1">
          <table:table-cell office:value-type="float" office:value="503.657" calcext:value-type="float">
            <text:p>503.657</text:p>
          </table:table-cell>
          <table:table-cell office:value-type="float" office:value="2088.63891601563" calcext:value-type="float">
            <text:p>2088.63891601563</text:p>
          </table:table-cell>
          <table:table-cell office:value-type="float" office:value="0" calcext:value-type="float">
            <text:p>0</text:p>
          </table:table-cell>
          <table:table-cell office:value-type="float" office:value="9276.5625" calcext:value-type="float">
            <text:p>9276.5625</text:p>
          </table:table-cell>
          <table:table-cell table:number-columns-repeated="2"/>
          <table:table-cell table:formula="of:=[.G242]-(([.G242]-[.B243])*[.$I$1])" office:value-type="float" office:value="2138.96942302507" calcext:value-type="float">
            <text:p>2138.96942302507</text:p>
          </table:table-cell>
          <table:table-cell table:formula="of:=[.H242]-(([.H242]-[.G243])*[.$J$1])" office:value-type="float" office:value="2115.27153625502" calcext:value-type="float">
            <text:p>2115.27153625502</text:p>
          </table:table-cell>
          <table:table-cell table:number-columns-repeated="13"/>
        </table:table-row>
        <table:table-row table:style-name="ro1">
          <table:table-cell office:value-type="float" office:value="503.726" calcext:value-type="float">
            <text:p>503.726</text:p>
          </table:table-cell>
          <table:table-cell office:value-type="float" office:value="1799.29772949219" calcext:value-type="float">
            <text:p>1799.29772949219</text:p>
          </table:table-cell>
          <table:table-cell office:value-type="float" office:value="0" calcext:value-type="float">
            <text:p>0</text:p>
          </table:table-cell>
          <table:table-cell office:value-type="float" office:value="9285.9140625" calcext:value-type="float">
            <text:p>9285.9140625</text:p>
          </table:table-cell>
          <table:table-cell table:number-columns-repeated="2"/>
          <table:table-cell table:formula="of:=[.G243]-(([.G243]-[.B244])*[.$I$1])" office:value-type="float" office:value="1986.11716093527" calcext:value-type="float">
            <text:p>1986.11716093527</text:p>
          </table:table-cell>
          <table:table-cell table:formula="of:=[.H243]-(([.H243]-[.G244])*[.$J$1])" office:value-type="float" office:value="2070.06750489311" calcext:value-type="float">
            <text:p>2070.06750489311</text:p>
          </table:table-cell>
          <table:table-cell table:number-columns-repeated="13"/>
        </table:table-row>
        <table:table-row table:style-name="ro1">
          <table:table-cell office:value-type="float" office:value="503.797" calcext:value-type="float">
            <text:p>503.797</text:p>
          </table:table-cell>
          <table:table-cell office:value-type="float" office:value="1982.42150878906" calcext:value-type="float">
            <text:p>1982.42150878906</text:p>
          </table:table-cell>
          <table:table-cell office:value-type="float" office:value="0" calcext:value-type="float">
            <text:p>0</text:p>
          </table:table-cell>
          <table:table-cell office:value-type="float" office:value="9296.7919921875" calcext:value-type="float">
            <text:p>9296.7919921875</text:p>
          </table:table-cell>
          <table:table-cell table:number-columns-repeated="2"/>
          <table:table-cell table:formula="of:=[.G244]-(([.G244]-[.B245])*[.$I$1])" office:value-type="float" office:value="1984.45411746948" calcext:value-type="float">
            <text:p>1984.45411746948</text:p>
          </table:table-cell>
          <table:table-cell table:formula="of:=[.H244]-(([.H244]-[.G245])*[.$J$1])" office:value-type="float" office:value="2040.10281929484" calcext:value-type="float">
            <text:p>2040.10281929484</text:p>
          </table:table-cell>
          <table:table-cell table:number-columns-repeated="13"/>
        </table:table-row>
        <table:table-row table:style-name="ro1">
          <table:table-cell office:value-type="float" office:value="503.864" calcext:value-type="float">
            <text:p>503.864</text:p>
          </table:table-cell>
          <table:table-cell office:value-type="float" office:value="2053.74829101563" calcext:value-type="float">
            <text:p>2053.74829101563</text:p>
          </table:table-cell>
          <table:table-cell office:value-type="float" office:value="0" calcext:value-type="float">
            <text:p>0</text:p>
          </table:table-cell>
          <table:table-cell office:value-type="float" office:value="9305.625" calcext:value-type="float">
            <text:p>9305.625</text:p>
          </table:table-cell>
          <table:table-cell table:number-columns-repeated="2"/>
          <table:table-cell table:formula="of:=[.G245]-(([.G245]-[.B246])*[.$I$1])" office:value-type="float" office:value="2015.63649556525" calcext:value-type="float">
            <text:p>2015.63649556525</text:p>
          </table:table-cell>
          <table:table-cell table:formula="of:=[.H245]-(([.H245]-[.G246])*[.$J$1])" office:value-type="float" office:value="2031.53960598948" calcext:value-type="float">
            <text:p>2031.53960598948</text:p>
          </table:table-cell>
          <table:table-cell table:number-columns-repeated="13"/>
        </table:table-row>
        <table:table-row table:style-name="ro1">
          <table:table-cell office:value-type="float" office:value="503.935" calcext:value-type="float">
            <text:p>503.935</text:p>
          </table:table-cell>
          <table:table-cell office:value-type="float" office:value="2060.88110351563" calcext:value-type="float">
            <text:p>2060.88110351563</text:p>
          </table:table-cell>
          <table:table-cell office:value-type="float" office:value="0" calcext:value-type="float">
            <text:p>0</text:p>
          </table:table-cell>
          <table:table-cell office:value-type="float" office:value="9316.1708984375" calcext:value-type="float">
            <text:p>9316.1708984375</text:p>
          </table:table-cell>
          <table:table-cell table:number-columns-repeated="2"/>
          <table:table-cell table:formula="of:=[.G246]-(([.G246]-[.B247])*[.$I$1])" office:value-type="float" office:value="2035.99656914292" calcext:value-type="float">
            <text:p>2035.99656914292</text:p>
          </table:table-cell>
          <table:table-cell table:formula="of:=[.H246]-(([.H246]-[.G247])*[.$J$1])" office:value-type="float" office:value="2033.09954309318" calcext:value-type="float">
            <text:p>2033.09954309318</text:p>
          </table:table-cell>
          <table:table-cell table:number-columns-repeated="13"/>
        </table:table-row>
        <table:table-row table:style-name="ro1">
          <table:table-cell office:value-type="float" office:value="504.005" calcext:value-type="float">
            <text:p>504.005</text:p>
          </table:table-cell>
          <table:table-cell office:value-type="float" office:value="2061.59423828125" calcext:value-type="float">
            <text:p>2061.59423828125</text:p>
          </table:table-cell>
          <table:table-cell office:value-type="float" office:value="0" calcext:value-type="float">
            <text:p>0</text:p>
          </table:table-cell>
          <table:table-cell office:value-type="float" office:value="9326.3388671875" calcext:value-type="float">
            <text:p>9326.3388671875</text:p>
          </table:table-cell>
          <table:table-cell table:number-columns-repeated="2"/>
          <table:table-cell table:formula="of:=[.G247]-(([.G247]-[.B248])*[.$I$1])" office:value-type="float" office:value="2047.51552025517" calcext:value-type="float">
            <text:p>2047.51552025517</text:p>
          </table:table-cell>
          <table:table-cell table:formula="of:=[.H247]-(([.H247]-[.G248])*[.$J$1])" office:value-type="float" office:value="2038.14513509988" calcext:value-type="float">
            <text:p>2038.14513509988</text:p>
          </table:table-cell>
          <table:table-cell table:number-columns-repeated="13"/>
        </table:table-row>
        <table:table-row table:style-name="ro1">
          <table:table-cell office:value-type="float" office:value="504.078" calcext:value-type="float">
            <text:p>504.078</text:p>
          </table:table-cell>
          <table:table-cell office:value-type="float" office:value="2220.708984375" calcext:value-type="float">
            <text:p>2220.708984375</text:p>
          </table:table-cell>
          <table:table-cell office:value-type="float" office:value="0" calcext:value-type="float">
            <text:p>0</text:p>
          </table:table-cell>
          <table:table-cell office:value-type="float" office:value="9334.9013671875" calcext:value-type="float">
            <text:p>9334.9013671875</text:p>
          </table:table-cell>
          <table:table-cell table:number-columns-repeated="2"/>
          <table:table-cell table:formula="of:=[.G248]-(([.G248]-[.B249])*[.$I$1])" office:value-type="float" office:value="2125.45257910909" calcext:value-type="float">
            <text:p>2125.45257910909</text:p>
          </table:table-cell>
          <table:table-cell table:formula="of:=[.H248]-(([.H248]-[.G249])*[.$J$1])" office:value-type="float" office:value="2068.7027405031" calcext:value-type="float">
            <text:p>2068.7027405031</text:p>
          </table:table-cell>
          <table:table-cell table:number-columns-repeated="13"/>
        </table:table-row>
        <table:table-row table:style-name="ro1">
          <table:table-cell office:value-type="float" office:value="504.148" calcext:value-type="float">
            <text:p>504.148</text:p>
          </table:table-cell>
          <table:table-cell office:value-type="float" office:value="2395.66381835938" calcext:value-type="float">
            <text:p>2395.66381835938</text:p>
          </table:table-cell>
          <table:table-cell office:value-type="float" office:value="0" calcext:value-type="float">
            <text:p>0</text:p>
          </table:table-cell>
          <table:table-cell office:value-type="float" office:value="9343.4873046875" calcext:value-type="float">
            <text:p>9343.4873046875</text:p>
          </table:table-cell>
          <table:table-cell table:number-columns-repeated="2"/>
          <table:table-cell table:formula="of:=[.G249]-(([.G249]-[.B250])*[.$I$1])" office:value-type="float" office:value="2247.04763677172" calcext:value-type="float">
            <text:p>2247.04763677172</text:p>
          </table:table-cell>
          <table:table-cell table:formula="of:=[.H249]-(([.H249]-[.G250])*[.$J$1])" office:value-type="float" office:value="2131.12345419712" calcext:value-type="float">
            <text:p>2131.12345419712</text:p>
          </table:table-cell>
          <table:table-cell table:number-columns-repeated="13"/>
        </table:table-row>
        <table:table-row table:style-name="ro1">
          <table:table-cell office:value-type="float" office:value="504.22" calcext:value-type="float">
            <text:p>504.22</text:p>
          </table:table-cell>
          <table:table-cell office:value-type="float" office:value="1830.00024414063" calcext:value-type="float">
            <text:p>1830.00024414063</text:p>
          </table:table-cell>
          <table:table-cell office:value-type="float" office:value="0" calcext:value-type="float">
            <text:p>0</text:p>
          </table:table-cell>
          <table:table-cell office:value-type="float" office:value="9354.1806640625" calcext:value-type="float">
            <text:p>9354.1806640625</text:p>
          </table:table-cell>
          <table:table-cell table:number-columns-repeated="2"/>
          <table:table-cell table:formula="of:=[.G250]-(([.G250]-[.B251])*[.$I$1])" office:value-type="float" office:value="2059.37631008773" calcext:value-type="float">
            <text:p>2059.37631008773</text:p>
          </table:table-cell>
          <table:table-cell table:formula="of:=[.H250]-(([.H250]-[.G251])*[.$J$1])" office:value-type="float" office:value="2106.01195375883" calcext:value-type="float">
            <text:p>2106.01195375883</text:p>
          </table:table-cell>
          <table:table-cell table:number-columns-repeated="13"/>
        </table:table-row>
        <table:table-row table:style-name="ro1">
          <table:table-cell office:value-type="float" office:value="504.289" calcext:value-type="float">
            <text:p>504.289</text:p>
          </table:table-cell>
          <table:table-cell office:value-type="float" office:value="2250.56420898438" calcext:value-type="float">
            <text:p>2250.56420898438</text:p>
          </table:table-cell>
          <table:table-cell office:value-type="float" office:value="0" calcext:value-type="float">
            <text:p>0</text:p>
          </table:table-cell>
          <table:table-cell office:value-type="float" office:value="9363.080078125" calcext:value-type="float">
            <text:p>9363.080078125</text:p>
          </table:table-cell>
          <table:table-cell table:number-columns-repeated="2"/>
          <table:table-cell table:formula="of:=[.G251]-(([.G251]-[.B252])*[.$I$1])" office:value-type="float" office:value="2145.41086459122" calcext:value-type="float">
            <text:p>2145.41086459122</text:p>
          </table:table-cell>
          <table:table-cell table:formula="of:=[.H251]-(([.H251]-[.G252])*[.$J$1])" office:value-type="float" office:value="2119.80157255017" calcext:value-type="float">
            <text:p>2119.80157255017</text:p>
          </table:table-cell>
          <table:table-cell table:number-columns-repeated="13"/>
        </table:table-row>
        <table:table-row table:style-name="ro1">
          <table:table-cell office:value-type="float" office:value="504.367" calcext:value-type="float">
            <text:p>504.367</text:p>
          </table:table-cell>
          <table:table-cell office:value-type="float" office:value="1868.50476074219" calcext:value-type="float">
            <text:p>1868.50476074219</text:p>
          </table:table-cell>
          <table:table-cell office:value-type="float" office:value="0" calcext:value-type="float">
            <text:p>0</text:p>
          </table:table-cell>
          <table:table-cell office:value-type="float" office:value="9374.93359375" calcext:value-type="float">
            <text:p>9374.93359375</text:p>
          </table:table-cell>
          <table:table-cell table:number-columns-repeated="2"/>
          <table:table-cell table:formula="of:=[.G252]-(([.G252]-[.B253])*[.$I$1])" office:value-type="float" office:value="2020.80311785916" calcext:value-type="float">
            <text:p>2020.80311785916</text:p>
          </table:table-cell>
          <table:table-cell table:formula="of:=[.H252]-(([.H252]-[.G253])*[.$J$1])" office:value-type="float" office:value="2085.15211340832" calcext:value-type="float">
            <text:p>2085.15211340832</text:p>
          </table:table-cell>
          <table:table-cell table:number-columns-repeated="13"/>
        </table:table-row>
        <table:table-row table:style-name="ro1">
          <table:table-cell office:value-type="float" office:value="504.436" calcext:value-type="float">
            <text:p>504.436</text:p>
          </table:table-cell>
          <table:table-cell office:value-type="float" office:value="2413.45776367188" calcext:value-type="float">
            <text:p>2413.45776367188</text:p>
          </table:table-cell>
          <table:table-cell office:value-type="float" office:value="0" calcext:value-type="float">
            <text:p>0</text:p>
          </table:table-cell>
          <table:table-cell office:value-type="float" office:value="9384.958984375" calcext:value-type="float">
            <text:p>9384.958984375</text:p>
          </table:table-cell>
          <table:table-cell table:number-columns-repeated="2"/>
          <table:table-cell table:formula="of:=[.G253]-(([.G253]-[.B254])*[.$I$1])" office:value-type="float" office:value="2197.49770847488" calcext:value-type="float">
            <text:p>2197.49770847488</text:p>
          </table:table-cell>
          <table:table-cell table:formula="of:=[.H253]-(([.H253]-[.G254])*[.$J$1])" office:value-type="float" office:value="2124.47307168161" calcext:value-type="float">
            <text:p>2124.47307168161</text:p>
          </table:table-cell>
          <table:table-cell table:number-columns-repeated="13"/>
        </table:table-row>
        <table:table-row table:style-name="ro1">
          <table:table-cell office:value-type="float" office:value="504.51" calcext:value-type="float">
            <text:p>504.51</text:p>
          </table:table-cell>
          <table:table-cell office:value-type="float" office:value="2096.85205078125" calcext:value-type="float">
            <text:p>2096.85205078125</text:p>
          </table:table-cell>
          <table:table-cell office:value-type="float" office:value="0" calcext:value-type="float">
            <text:p>0</text:p>
          </table:table-cell>
          <table:table-cell office:value-type="float" office:value="9394.82421875" calcext:value-type="float">
            <text:p>9394.82421875</text:p>
          </table:table-cell>
          <table:table-cell table:number-columns-repeated="2"/>
          <table:table-cell table:formula="of:=[.G254]-(([.G254]-[.B255])*[.$I$1])" office:value-type="float" office:value="2152.20716251275" calcext:value-type="float">
            <text:p>2152.20716251275</text:p>
          </table:table-cell>
          <table:table-cell table:formula="of:=[.H254]-(([.H254]-[.G255])*[.$J$1])" office:value-type="float" office:value="2134.18000347251" calcext:value-type="float">
            <text:p>2134.18000347251</text:p>
          </table:table-cell>
          <table:table-cell table:number-columns-repeated="13"/>
        </table:table-row>
        <table:table-row table:style-name="ro1">
          <table:table-cell office:value-type="float" office:value="504.577" calcext:value-type="float">
            <text:p>504.577</text:p>
          </table:table-cell>
          <table:table-cell office:value-type="float" office:value="2277.24926757813" calcext:value-type="float">
            <text:p>2277.24926757813</text:p>
          </table:table-cell>
          <table:table-cell office:value-type="float" office:value="0" calcext:value-type="float">
            <text:p>0</text:p>
          </table:table-cell>
          <table:table-cell office:value-type="float" office:value="9403.2529296875" calcext:value-type="float">
            <text:p>9403.2529296875</text:p>
          </table:table-cell>
          <table:table-cell table:number-columns-repeated="2"/>
          <table:table-cell table:formula="of:=[.G255]-(([.G255]-[.B256])*[.$I$1])" office:value-type="float" office:value="2208.47610979217" calcext:value-type="float">
            <text:p>2208.47610979217</text:p>
          </table:table-cell>
          <table:table-cell table:formula="of:=[.H255]-(([.H255]-[.G256])*[.$J$1])" office:value-type="float" office:value="2160.18364068439" calcext:value-type="float">
            <text:p>2160.18364068439</text:p>
          </table:table-cell>
          <table:table-cell table:number-columns-repeated="13"/>
        </table:table-row>
        <table:table-row table:style-name="ro1">
          <table:table-cell office:value-type="float" office:value="504.649" calcext:value-type="float">
            <text:p>504.649</text:p>
          </table:table-cell>
          <table:table-cell office:value-type="float" office:value="2030.21667480469" calcext:value-type="float">
            <text:p>2030.21667480469</text:p>
          </table:table-cell>
          <table:table-cell office:value-type="float" office:value="0" calcext:value-type="float">
            <text:p>0</text:p>
          </table:table-cell>
          <table:table-cell office:value-type="float" office:value="9413.4228515625" calcext:value-type="float">
            <text:p>9413.4228515625</text:p>
          </table:table-cell>
          <table:table-cell table:number-columns-repeated="2"/>
          <table:table-cell table:formula="of:=[.G256]-(([.G256]-[.B257])*[.$I$1])" office:value-type="float" office:value="2128.2593640478" calcext:value-type="float">
            <text:p>2128.2593640478</text:p>
          </table:table-cell>
          <table:table-cell table:formula="of:=[.H256]-(([.H256]-[.G257])*[.$J$1])" office:value-type="float" office:value="2149.01014386159" calcext:value-type="float">
            <text:p>2149.01014386159</text:p>
          </table:table-cell>
          <table:table-cell table:number-columns-repeated="13"/>
        </table:table-row>
        <table:table-row table:style-name="ro1">
          <table:table-cell office:value-type="float" office:value="504.717" calcext:value-type="float">
            <text:p>504.717</text:p>
          </table:table-cell>
          <table:table-cell office:value-type="float" office:value="2164.556640625" calcext:value-type="float">
            <text:p>2164.556640625</text:p>
          </table:table-cell>
          <table:table-cell office:value-type="float" office:value="0" calcext:value-type="float">
            <text:p>0</text:p>
          </table:table-cell>
          <table:table-cell office:value-type="float" office:value="9421.919921875" calcext:value-type="float">
            <text:p>9421.919921875</text:p>
          </table:table-cell>
          <table:table-cell table:number-columns-repeated="2"/>
          <table:table-cell table:formula="of:=[.G257]-(([.G257]-[.B258])*[.$I$1])" office:value-type="float" office:value="2144.59313850754" calcext:value-type="float">
            <text:p>2144.59313850754</text:p>
          </table:table-cell>
          <table:table-cell table:formula="of:=[.H257]-(([.H257]-[.G258])*[.$J$1])" office:value-type="float" office:value="2147.46419198767" calcext:value-type="float">
            <text:p>2147.46419198767</text:p>
          </table:table-cell>
          <table:table-cell table:number-columns-repeated="13"/>
        </table:table-row>
        <table:table-row table:style-name="ro1">
          <table:table-cell office:value-type="float" office:value="504.785" calcext:value-type="float">
            <text:p>504.785</text:p>
          </table:table-cell>
          <table:table-cell office:value-type="float" office:value="2071.9619140625" calcext:value-type="float">
            <text:p>2071.9619140625</text:p>
          </table:table-cell>
          <table:table-cell office:value-type="float" office:value="0" calcext:value-type="float">
            <text:p>0</text:p>
          </table:table-cell>
          <table:table-cell office:value-type="float" office:value="9430.6396484375" calcext:value-type="float">
            <text:p>9430.6396484375</text:p>
          </table:table-cell>
          <table:table-cell table:number-columns-repeated="2"/>
          <table:table-cell table:formula="of:=[.G258]-(([.G258]-[.B259])*[.$I$1])" office:value-type="float" office:value="2111.90908750727" calcext:value-type="float">
            <text:p>2111.90908750727</text:p>
          </table:table-cell>
          <table:table-cell table:formula="of:=[.H258]-(([.H258]-[.G259])*[.$J$1])" office:value-type="float" office:value="2135.01990541953" calcext:value-type="float">
            <text:p>2135.01990541953</text:p>
          </table:table-cell>
          <table:table-cell table:number-columns-repeated="13"/>
        </table:table-row>
        <table:table-row table:style-name="ro1">
          <table:table-cell office:value-type="float" office:value="504.854" calcext:value-type="float">
            <text:p>504.854</text:p>
          </table:table-cell>
          <table:table-cell office:value-type="float" office:value="1956.67346191406" calcext:value-type="float">
            <text:p>1956.67346191406</text:p>
          </table:table-cell>
          <table:table-cell office:value-type="float" office:value="0" calcext:value-type="float">
            <text:p>0</text:p>
          </table:table-cell>
          <table:table-cell office:value-type="float" office:value="9439.3935546875" calcext:value-type="float">
            <text:p>9439.3935546875</text:p>
          </table:table-cell>
          <table:table-cell table:number-columns-repeated="2"/>
          <table:table-cell table:formula="of:=[.G259]-(([.G259]-[.B260])*[.$I$1])" office:value-type="float" office:value="2042.05305599033" calcext:value-type="float">
            <text:p>2042.05305599033</text:p>
          </table:table-cell>
          <table:table-cell table:formula="of:=[.H259]-(([.H259]-[.G260])*[.$J$1])" office:value-type="float" office:value="2102.48150811931" calcext:value-type="float">
            <text:p>2102.48150811931</text:p>
          </table:table-cell>
          <table:table-cell table:number-columns-repeated="13"/>
        </table:table-row>
        <table:table-row table:style-name="ro1">
          <table:table-cell office:value-type="float" office:value="504.922" calcext:value-type="float">
            <text:p>504.922</text:p>
          </table:table-cell>
          <table:table-cell office:value-type="float" office:value="1998.15905761719" calcext:value-type="float">
            <text:p>1998.15905761719</text:p>
          </table:table-cell>
          <table:table-cell office:value-type="float" office:value="0" calcext:value-type="float">
            <text:p>0</text:p>
          </table:table-cell>
          <table:table-cell office:value-type="float" office:value="9449.7705078125" calcext:value-type="float">
            <text:p>9449.7705078125</text:p>
          </table:table-cell>
          <table:table-cell table:number-columns-repeated="2"/>
          <table:table-cell table:formula="of:=[.G260]-(([.G260]-[.B261])*[.$I$1])" office:value-type="float" office:value="2022.30075672242" calcext:value-type="float">
            <text:p>2022.30075672242</text:p>
          </table:table-cell>
          <table:table-cell table:formula="of:=[.H260]-(([.H260]-[.G261])*[.$J$1])" office:value-type="float" office:value="2074.4182451304" calcext:value-type="float">
            <text:p>2074.4182451304</text:p>
          </table:table-cell>
          <table:table-cell table:number-columns-repeated="13"/>
        </table:table-row>
        <table:table-row table:style-name="ro1">
          <table:table-cell office:value-type="float" office:value="504.992" calcext:value-type="float">
            <text:p>504.992</text:p>
          </table:table-cell>
          <table:table-cell office:value-type="float" office:value="2214.36547851563" calcext:value-type="float">
            <text:p>2214.36547851563</text:p>
          </table:table-cell>
          <table:table-cell office:value-type="float" office:value="0" calcext:value-type="float">
            <text:p>0</text:p>
          </table:table-cell>
          <table:table-cell office:value-type="float" office:value="9458.4541015625" calcext:value-type="float">
            <text:p>9458.4541015625</text:p>
          </table:table-cell>
          <table:table-cell table:number-columns-repeated="2"/>
          <table:table-cell table:formula="of:=[.G261]-(([.G261]-[.B262])*[.$I$1])" office:value-type="float" office:value="2108.72988152936" calcext:value-type="float">
            <text:p>2108.72988152936</text:p>
          </table:table-cell>
          <table:table-cell table:formula="of:=[.H261]-(([.H261]-[.G262])*[.$J$1])" office:value-type="float" office:value="2086.42731787003" calcext:value-type="float">
            <text:p>2086.42731787003</text:p>
          </table:table-cell>
          <table:table-cell table:number-columns-repeated="13"/>
        </table:table-row>
        <table:table-row table:style-name="ro1">
          <table:table-cell office:value-type="float" office:value="505.064" calcext:value-type="float">
            <text:p>505.064</text:p>
          </table:table-cell>
          <table:table-cell office:value-type="float" office:value="2182.9716796875" calcext:value-type="float">
            <text:p>2182.9716796875</text:p>
          </table:table-cell>
          <table:table-cell office:value-type="float" office:value="0" calcext:value-type="float">
            <text:p>0</text:p>
          </table:table-cell>
          <table:table-cell office:value-type="float" office:value="9467.4423828125" calcext:value-type="float">
            <text:p>9467.4423828125</text:p>
          </table:table-cell>
          <table:table-cell table:number-columns-repeated="2"/>
          <table:table-cell table:formula="of:=[.G262]-(([.G262]-[.B263])*[.$I$1])" office:value-type="float" office:value="2142.13869070052" calcext:value-type="float">
            <text:p>2142.13869070052</text:p>
          </table:table-cell>
          <table:table-cell table:formula="of:=[.H262]-(([.H262]-[.G263])*[.$J$1])" office:value-type="float" office:value="2105.92629836071" calcext:value-type="float">
            <text:p>2105.92629836071</text:p>
          </table:table-cell>
          <table:table-cell table:number-columns-repeated="13"/>
        </table:table-row>
        <table:table-row table:style-name="ro1">
          <table:table-cell office:value-type="float" office:value="505.136" calcext:value-type="float">
            <text:p>505.136</text:p>
          </table:table-cell>
          <table:table-cell office:value-type="float" office:value="2126.81762695313" calcext:value-type="float">
            <text:p>2126.81762695313</text:p>
          </table:table-cell>
          <table:table-cell office:value-type="float" office:value="0" calcext:value-type="float">
            <text:p>0</text:p>
          </table:table-cell>
          <table:table-cell office:value-type="float" office:value="9478.2275390625" calcext:value-type="float">
            <text:p>9478.2275390625</text:p>
          </table:table-cell>
          <table:table-cell table:number-columns-repeated="2"/>
          <table:table-cell table:formula="of:=[.G263]-(([.G263]-[.B264])*[.$I$1])" office:value-type="float" office:value="2135.2442120142" calcext:value-type="float">
            <text:p>2135.2442120142</text:p>
          </table:table-cell>
          <table:table-cell table:formula="of:=[.H263]-(([.H263]-[.G264])*[.$J$1])" office:value-type="float" office:value="2116.18756813943" calcext:value-type="float">
            <text:p>2116.18756813943</text:p>
          </table:table-cell>
          <table:table-cell table:number-columns-repeated="13"/>
        </table:table-row>
        <table:table-row table:style-name="ro1">
          <table:table-cell office:value-type="float" office:value="505.208" calcext:value-type="float">
            <text:p>505.208</text:p>
          </table:table-cell>
          <table:table-cell office:value-type="float" office:value="1962.15905761719" calcext:value-type="float">
            <text:p>1962.15905761719</text:p>
          </table:table-cell>
          <table:table-cell office:value-type="float" office:value="0" calcext:value-type="float">
            <text:p>0</text:p>
          </table:table-cell>
          <table:table-cell office:value-type="float" office:value="9488.4404296875" calcext:value-type="float">
            <text:p>9488.4404296875</text:p>
          </table:table-cell>
          <table:table-cell table:number-columns-repeated="2"/>
          <table:table-cell table:formula="of:=[.G264]-(([.G264]-[.B265])*[.$I$1])" office:value-type="float" office:value="2057.35589253554" calcext:value-type="float">
            <text:p>2057.35589253554</text:p>
          </table:table-cell>
          <table:table-cell table:formula="of:=[.H264]-(([.H264]-[.G265])*[.$J$1])" office:value-type="float" office:value="2095.59648167807" calcext:value-type="float">
            <text:p>2095.59648167807</text:p>
          </table:table-cell>
          <table:table-cell table:number-columns-repeated="13"/>
        </table:table-row>
        <table:table-row table:style-name="ro1">
          <table:table-cell office:value-type="float" office:value="505.274" calcext:value-type="float">
            <text:p>505.274</text:p>
          </table:table-cell>
          <table:table-cell office:value-type="float" office:value="2369.80883789063" calcext:value-type="float">
            <text:p>2369.80883789063</text:p>
          </table:table-cell>
          <table:table-cell office:value-type="float" office:value="0" calcext:value-type="float">
            <text:p>0</text:p>
          </table:table-cell>
          <table:table-cell office:value-type="float" office:value="9497.1787109375" calcext:value-type="float">
            <text:p>9497.1787109375</text:p>
          </table:table-cell>
          <table:table-cell table:number-columns-repeated="2"/>
          <table:table-cell table:formula="of:=[.G265]-(([.G265]-[.B266])*[.$I$1])" office:value-type="float" office:value="2197.95971794533" calcext:value-type="float">
            <text:p>2197.95971794533</text:p>
          </table:table-cell>
          <table:table-cell table:formula="of:=[.H265]-(([.H265]-[.G266])*[.$J$1])" office:value-type="float" office:value="2131.42361437161" calcext:value-type="float">
            <text:p>2131.42361437161</text:p>
          </table:table-cell>
          <table:table-cell table:number-columns-repeated="13"/>
        </table:table-row>
        <table:table-row table:style-name="ro1">
          <table:table-cell office:value-type="float" office:value="505.343" calcext:value-type="float">
            <text:p>505.343</text:p>
          </table:table-cell>
          <table:table-cell office:value-type="float" office:value="2251.53051757813" calcext:value-type="float">
            <text:p>2251.53051757813</text:p>
          </table:table-cell>
          <table:table-cell office:value-type="float" office:value="0" calcext:value-type="float">
            <text:p>0</text:p>
          </table:table-cell>
          <table:table-cell office:value-type="float" office:value="9505.806640625" calcext:value-type="float">
            <text:p>9505.806640625</text:p>
          </table:table-cell>
          <table:table-cell table:number-columns-repeated="2"/>
          <table:table-cell table:formula="of:=[.G266]-(([.G266]-[.B267])*[.$I$1])" office:value-type="float" office:value="2222.06657778009" calcext:value-type="float">
            <text:p>2222.06657778009</text:p>
          </table:table-cell>
          <table:table-cell table:formula="of:=[.H266]-(([.H266]-[.G267])*[.$J$1])" office:value-type="float" office:value="2163.14865156458" calcext:value-type="float">
            <text:p>2163.14865156458</text:p>
          </table:table-cell>
          <table:table-cell table:number-columns-repeated="13"/>
        </table:table-row>
        <table:table-row table:style-name="ro1">
          <table:table-cell office:value-type="float" office:value="505.413" calcext:value-type="float">
            <text:p>505.413</text:p>
          </table:table-cell>
          <table:table-cell office:value-type="float" office:value="1815.5869140625" calcext:value-type="float">
            <text:p>1815.5869140625</text:p>
          </table:table-cell>
          <table:table-cell office:value-type="float" office:value="0" calcext:value-type="float">
            <text:p>0</text:p>
          </table:table-cell>
          <table:table-cell office:value-type="float" office:value="9514.8525390625" calcext:value-type="float">
            <text:p>9514.8525390625</text:p>
          </table:table-cell>
          <table:table-cell table:number-columns-repeated="2"/>
          <table:table-cell table:formula="of:=[.G267]-(([.G267]-[.B268])*[.$I$1])" office:value-type="float" office:value="2039.15072910718" calcext:value-type="float">
            <text:p>2039.15072910718</text:p>
          </table:table-cell>
          <table:table-cell table:formula="of:=[.H267]-(([.H267]-[.G268])*[.$J$1])" office:value-type="float" office:value="2119.74937870449" calcext:value-type="float">
            <text:p>2119.74937870449</text:p>
          </table:table-cell>
          <table:table-cell table:number-columns-repeated="13"/>
        </table:table-row>
        <table:table-row table:style-name="ro1">
          <table:table-cell office:value-type="float" office:value="505.491" calcext:value-type="float">
            <text:p>505.491</text:p>
          </table:table-cell>
          <table:table-cell office:value-type="float" office:value="1878.021484375" calcext:value-type="float">
            <text:p>1878.021484375</text:p>
          </table:table-cell>
          <table:table-cell office:value-type="float" office:value="0" calcext:value-type="float">
            <text:p>0</text:p>
          </table:table-cell>
          <table:table-cell office:value-type="float" office:value="9526.787109375" calcext:value-type="float">
            <text:p>9526.787109375</text:p>
          </table:table-cell>
          <table:table-cell table:number-columns-repeated="2"/>
          <table:table-cell table:formula="of:=[.G268]-(([.G268]-[.B269])*[.$I$1])" office:value-type="float" office:value="1966.6425689777" calcext:value-type="float">
            <text:p>1966.6425689777</text:p>
          </table:table-cell>
          <table:table-cell table:formula="of:=[.H268]-(([.H268]-[.G269])*[.$J$1])" office:value-type="float" office:value="2066.16199530011" calcext:value-type="float">
            <text:p>2066.16199530011</text:p>
          </table:table-cell>
          <table:table-cell table:number-columns-repeated="13"/>
        </table:table-row>
        <table:table-row table:style-name="ro1">
          <table:table-cell office:value-type="float" office:value="505.566" calcext:value-type="float">
            <text:p>505.566</text:p>
          </table:table-cell>
          <table:table-cell office:value-type="float" office:value="2255.3662109375" calcext:value-type="float">
            <text:p>2255.3662109375</text:p>
          </table:table-cell>
          <table:table-cell office:value-type="float" office:value="0" calcext:value-type="float">
            <text:p>0</text:p>
          </table:table-cell>
          <table:table-cell office:value-type="float" office:value="9536.6630859375" calcext:value-type="float">
            <text:p>9536.6630859375</text:p>
          </table:table-cell>
          <table:table-cell table:number-columns-repeated="2"/>
          <table:table-cell table:formula="of:=[.G269]-(([.G269]-[.B270])*[.$I$1])" office:value-type="float" office:value="2096.56820785961" calcext:value-type="float">
            <text:p>2096.56820785961</text:p>
          </table:table-cell>
          <table:table-cell table:formula="of:=[.H269]-(([.H269]-[.G270])*[.$J$1])" office:value-type="float" office:value="2076.80416969594" calcext:value-type="float">
            <text:p>2076.80416969594</text:p>
          </table:table-cell>
          <table:table-cell table:number-columns-repeated="13"/>
        </table:table-row>
        <table:table-row table:style-name="ro1">
          <table:table-cell office:value-type="float" office:value="505.633" calcext:value-type="float">
            <text:p>505.633</text:p>
          </table:table-cell>
          <table:table-cell office:value-type="float" office:value="2081.04296875" calcext:value-type="float">
            <text:p>2081.04296875</text:p>
          </table:table-cell>
          <table:table-cell office:value-type="float" office:value="0" calcext:value-type="float">
            <text:p>0</text:p>
          </table:table-cell>
          <table:table-cell office:value-type="float" office:value="9546.380859375" calcext:value-type="float">
            <text:p>9546.380859375</text:p>
          </table:table-cell>
          <table:table-cell table:number-columns-repeated="2"/>
          <table:table-cell table:formula="of:=[.G270]-(([.G270]-[.B271])*[.$I$1])" office:value-type="float" office:value="2089.58185026028" calcext:value-type="float">
            <text:p>2089.58185026028</text:p>
          </table:table-cell>
          <table:table-cell table:formula="of:=[.H270]-(([.H270]-[.G271])*[.$J$1])" office:value-type="float" office:value="2081.27635789346" calcext:value-type="float">
            <text:p>2081.27635789346</text:p>
          </table:table-cell>
          <table:table-cell table:number-columns-repeated="13"/>
        </table:table-row>
        <table:table-row table:style-name="ro1">
          <table:table-cell office:value-type="float" office:value="505.704" calcext:value-type="float">
            <text:p>505.704</text:p>
          </table:table-cell>
          <table:table-cell office:value-type="float" office:value="2328.6826171875" calcext:value-type="float">
            <text:p>2328.6826171875</text:p>
          </table:table-cell>
          <table:table-cell office:value-type="float" office:value="0" calcext:value-type="float">
            <text:p>0</text:p>
          </table:table-cell>
          <table:table-cell office:value-type="float" office:value="9556.2802734375" calcext:value-type="float">
            <text:p>9556.2802734375</text:p>
          </table:table-cell>
          <table:table-cell table:number-columns-repeated="2"/>
          <table:table-cell table:formula="of:=[.G271]-(([.G271]-[.B272])*[.$I$1])" office:value-type="float" office:value="2197.17719537753" calcext:value-type="float">
            <text:p>2197.17719537753</text:p>
          </table:table-cell>
          <table:table-cell table:formula="of:=[.H271]-(([.H271]-[.G272])*[.$J$1])" office:value-type="float" office:value="2121.84165101288" calcext:value-type="float">
            <text:p>2121.84165101288</text:p>
          </table:table-cell>
          <table:table-cell table:number-columns-repeated="13"/>
        </table:table-row>
        <table:table-row table:style-name="ro1">
          <table:table-cell office:value-type="float" office:value="505.778" calcext:value-type="float">
            <text:p>505.778</text:p>
          </table:table-cell>
          <table:table-cell office:value-type="float" office:value="2194.4033203125" calcext:value-type="float">
            <text:p>2194.4033203125</text:p>
          </table:table-cell>
          <table:table-cell office:value-type="float" office:value="0" calcext:value-type="float">
            <text:p>0</text:p>
          </table:table-cell>
          <table:table-cell office:value-type="float" office:value="9564.66796875" calcext:value-type="float">
            <text:p>9564.66796875</text:p>
          </table:table-cell>
          <table:table-cell table:number-columns-repeated="2"/>
          <table:table-cell table:formula="of:=[.G272]-(([.G272]-[.B273])*[.$I$1])" office:value-type="float" office:value="2195.92895159827" calcext:value-type="float">
            <text:p>2195.92895159827</text:p>
          </table:table-cell>
          <table:table-cell table:formula="of:=[.H272]-(([.H272]-[.G273])*[.$J$1])" office:value-type="float" office:value="2147.77220621777" calcext:value-type="float">
            <text:p>2147.77220621777</text:p>
          </table:table-cell>
          <table:table-cell table:number-columns-repeated="13"/>
        </table:table-row>
        <table:table-row table:style-name="ro1">
          <table:table-cell office:value-type="float" office:value="505.848" calcext:value-type="float">
            <text:p>505.848</text:p>
          </table:table-cell>
          <table:table-cell office:value-type="float" office:value="2180.97534179688" calcext:value-type="float">
            <text:p>2180.97534179688</text:p>
          </table:table-cell>
          <table:table-cell office:value-type="float" office:value="0" calcext:value-type="float">
            <text:p>0</text:p>
          </table:table-cell>
          <table:table-cell office:value-type="float" office:value="9574.9765625" calcext:value-type="float">
            <text:p>9574.9765625</text:p>
          </table:table-cell>
          <table:table-cell table:number-columns-repeated="2"/>
          <table:table-cell table:formula="of:=[.G273]-(([.G273]-[.B274])*[.$I$1])" office:value-type="float" office:value="2189.19982718764" calcext:value-type="float">
            <text:p>2189.19982718764</text:p>
          </table:table-cell>
          <table:table-cell table:formula="of:=[.H273]-(([.H273]-[.G274])*[.$J$1])" office:value-type="float" office:value="2162.27187355722" calcext:value-type="float">
            <text:p>2162.27187355722</text:p>
          </table:table-cell>
          <table:table-cell table:number-columns-repeated="13"/>
        </table:table-row>
        <table:table-row table:style-name="ro1">
          <table:table-cell office:value-type="float" office:value="505.913" calcext:value-type="float">
            <text:p>505.913</text:p>
          </table:table-cell>
          <table:table-cell office:value-type="float" office:value="2020.58923339844" calcext:value-type="float">
            <text:p>2020.58923339844</text:p>
          </table:table-cell>
          <table:table-cell office:value-type="float" office:value="0" calcext:value-type="float">
            <text:p>0</text:p>
          </table:table-cell>
          <table:table-cell office:value-type="float" office:value="9583.421875" calcext:value-type="float">
            <text:p>9583.421875</text:p>
          </table:table-cell>
          <table:table-cell table:number-columns-repeated="2"/>
          <table:table-cell table:formula="of:=[.G274]-(([.G274]-[.B275])*[.$I$1])" office:value-type="float" office:value="2113.3250599825" calcext:value-type="float">
            <text:p>2113.3250599825</text:p>
          </table:table-cell>
          <table:table-cell table:formula="of:=[.H274]-(([.H274]-[.G275])*[.$J$1])" office:value-type="float" office:value="2145.14048880607" calcext:value-type="float">
            <text:p>2145.14048880607</text:p>
          </table:table-cell>
          <table:table-cell table:number-columns-repeated="13"/>
        </table:table-row>
        <table:table-row table:style-name="ro1">
          <table:table-cell office:value-type="float" office:value="505.988" calcext:value-type="float">
            <text:p>505.988</text:p>
          </table:table-cell>
          <table:table-cell office:value-type="float" office:value="2057.56518554688" calcext:value-type="float">
            <text:p>2057.56518554688</text:p>
          </table:table-cell>
          <table:table-cell office:value-type="float" office:value="0" calcext:value-type="float">
            <text:p>0</text:p>
          </table:table-cell>
          <table:table-cell office:value-type="float" office:value="9593.599609375" calcext:value-type="float">
            <text:p>9593.599609375</text:p>
          </table:table-cell>
          <table:table-cell table:number-columns-repeated="2"/>
          <table:table-cell table:formula="of:=[.G275]-(([.G275]-[.B276])*[.$I$1])" office:value-type="float" office:value="2088.23311648647" calcext:value-type="float">
            <text:p>2088.23311648647</text:p>
          </table:table-cell>
          <table:table-cell table:formula="of:=[.H275]-(([.H275]-[.G276])*[.$J$1])" office:value-type="float" office:value="2125.22290849421" calcext:value-type="float">
            <text:p>2125.22290849421</text:p>
          </table:table-cell>
          <table:table-cell table:number-columns-repeated="13"/>
        </table:table-row>
        <table:table-row table:style-name="ro1">
          <table:table-cell office:value-type="float" office:value="506.053" calcext:value-type="float">
            <text:p>506.053</text:p>
          </table:table-cell>
          <table:table-cell office:value-type="float" office:value="2167.29150390625" calcext:value-type="float">
            <text:p>2167.29150390625</text:p>
          </table:table-cell>
          <table:table-cell office:value-type="float" office:value="0" calcext:value-type="float">
            <text:p>0</text:p>
          </table:table-cell>
          <table:table-cell office:value-type="float" office:value="9602.1123046875" calcext:value-type="float">
            <text:p>9602.1123046875</text:p>
          </table:table-cell>
          <table:table-cell table:number-columns-repeated="2"/>
          <table:table-cell table:formula="of:=[.G276]-(([.G276]-[.B277])*[.$I$1])" office:value-type="float" office:value="2123.80939082537" calcext:value-type="float">
            <text:p>2123.80939082537</text:p>
          </table:table-cell>
          <table:table-cell table:formula="of:=[.H276]-(([.H276]-[.G277])*[.$J$1])" office:value-type="float" office:value="2124.72817731012" calcext:value-type="float">
            <text:p>2124.72817731012</text:p>
          </table:table-cell>
          <table:table-cell table:number-columns-repeated="13"/>
        </table:table-row>
        <table:table-row table:style-name="ro1">
          <table:table-cell office:value-type="float" office:value="506.122" calcext:value-type="float">
            <text:p>506.122</text:p>
          </table:table-cell>
          <table:table-cell office:value-type="float" office:value="2125.24975585938" calcext:value-type="float">
            <text:p>2125.24975585938</text:p>
          </table:table-cell>
          <table:table-cell office:value-type="float" office:value="0" calcext:value-type="float">
            <text:p>0</text:p>
          </table:table-cell>
          <table:table-cell office:value-type="float" office:value="9612.01953125" calcext:value-type="float">
            <text:p>9612.01953125</text:p>
          </table:table-cell>
          <table:table-cell table:number-columns-repeated="2"/>
          <table:table-cell table:formula="of:=[.G277]-(([.G277]-[.B278])*[.$I$1])" office:value-type="float" office:value="2124.45755509068" calcext:value-type="float">
            <text:p>2124.45755509068</text:p>
          </table:table-cell>
          <table:table-cell table:formula="of:=[.H277]-(([.H277]-[.G278])*[.$J$1])" office:value-type="float" office:value="2124.63345953331" calcext:value-type="float">
            <text:p>2124.63345953331</text:p>
          </table:table-cell>
          <table:table-cell table:number-columns-repeated="13"/>
        </table:table-row>
        <table:table-row table:style-name="ro1">
          <table:table-cell office:value-type="float" office:value="506.193" calcext:value-type="float">
            <text:p>506.193</text:p>
          </table:table-cell>
          <table:table-cell office:value-type="float" office:value="1908.98779296875" calcext:value-type="float">
            <text:p>1908.98779296875</text:p>
          </table:table-cell>
          <table:table-cell office:value-type="float" office:value="0" calcext:value-type="float">
            <text:p>0</text:p>
          </table:table-cell>
          <table:table-cell office:value-type="float" office:value="9621.5712890625" calcext:value-type="float">
            <text:p>9621.5712890625</text:p>
          </table:table-cell>
          <table:table-cell table:number-columns-repeated="2"/>
          <table:table-cell table:formula="of:=[.G278]-(([.G278]-[.B279])*[.$I$1])" office:value-type="float" office:value="2027.49616213581" calcext:value-type="float">
            <text:p>2027.49616213581</text:p>
          </table:table-cell>
          <table:table-cell table:formula="of:=[.H278]-(([.H278]-[.G279])*[.$J$1])" office:value-type="float" office:value="2090.63540544419" calcext:value-type="float">
            <text:p>2090.63540544419</text:p>
          </table:table-cell>
          <table:table-cell table:number-columns-repeated="13"/>
        </table:table-row>
        <table:table-row table:style-name="ro1">
          <table:table-cell office:value-type="float" office:value="506.265" calcext:value-type="float">
            <text:p>506.265</text:p>
          </table:table-cell>
          <table:table-cell office:value-type="float" office:value="1940.37609863281" calcext:value-type="float">
            <text:p>1940.37609863281</text:p>
          </table:table-cell>
          <table:table-cell office:value-type="float" office:value="0" calcext:value-type="float">
            <text:p>0</text:p>
          </table:table-cell>
          <table:table-cell office:value-type="float" office:value="9631.2353515625" calcext:value-type="float">
            <text:p>9631.2353515625</text:p>
          </table:table-cell>
          <table:table-cell table:number-columns-repeated="2"/>
          <table:table-cell table:formula="of:=[.G279]-(([.G279]-[.B280])*[.$I$1])" office:value-type="float" office:value="1988.29213355946" calcext:value-type="float">
            <text:p>1988.29213355946</text:p>
          </table:table-cell>
          <table:table-cell table:formula="of:=[.H279]-(([.H279]-[.G280])*[.$J$1])" office:value-type="float" office:value="2054.81526028453" calcext:value-type="float">
            <text:p>2054.81526028453</text:p>
          </table:table-cell>
          <table:table-cell table:number-columns-repeated="13"/>
        </table:table-row>
        <table:table-row table:style-name="ro1">
          <table:table-cell office:value-type="float" office:value="506.336" calcext:value-type="float">
            <text:p>506.336</text:p>
          </table:table-cell>
          <table:table-cell office:value-type="float" office:value="2261.60180664063" calcext:value-type="float">
            <text:p>2261.60180664063</text:p>
          </table:table-cell>
          <table:table-cell office:value-type="float" office:value="0" calcext:value-type="float">
            <text:p>0</text:p>
          </table:table-cell>
          <table:table-cell office:value-type="float" office:value="9639.0078125" calcext:value-type="float">
            <text:p>9639.0078125</text:p>
          </table:table-cell>
          <table:table-cell table:number-columns-repeated="2"/>
          <table:table-cell table:formula="of:=[.G280]-(([.G280]-[.B281])*[.$I$1])" office:value-type="float" office:value="2111.28148644599" calcext:value-type="float">
            <text:p>2111.28148644599</text:p>
          </table:table-cell>
          <table:table-cell table:formula="of:=[.H280]-(([.H280]-[.G281])*[.$J$1])" office:value-type="float" office:value="2074.57843944104" calcext:value-type="float">
            <text:p>2074.57843944104</text:p>
          </table:table-cell>
          <table:table-cell table:number-columns-repeated="13"/>
        </table:table-row>
        <table:table-row table:style-name="ro1">
          <table:table-cell office:value-type="float" office:value="506.401" calcext:value-type="float">
            <text:p>506.401</text:p>
          </table:table-cell>
          <table:table-cell office:value-type="float" office:value="1869.60852050781" calcext:value-type="float">
            <text:p>1869.60852050781</text:p>
          </table:table-cell>
          <table:table-cell office:value-type="float" office:value="0" calcext:value-type="float">
            <text:p>0</text:p>
          </table:table-cell>
          <table:table-cell office:value-type="float" office:value="9647.4765625" calcext:value-type="float">
            <text:p>9647.4765625</text:p>
          </table:table-cell>
          <table:table-cell table:number-columns-repeated="2"/>
          <table:table-cell table:formula="of:=[.G281]-(([.G281]-[.B282])*[.$I$1])" office:value-type="float" office:value="2002.52865177381" calcext:value-type="float">
            <text:p>2002.52865177381</text:p>
          </table:table-cell>
          <table:table-cell table:formula="of:=[.H281]-(([.H281]-[.G282])*[.$J$1])" office:value-type="float" office:value="2049.36101375751" calcext:value-type="float">
            <text:p>2049.36101375751</text:p>
          </table:table-cell>
          <table:table-cell table:number-columns-repeated="13"/>
        </table:table-row>
        <table:table-row table:style-name="ro1">
          <table:table-cell office:value-type="float" office:value="506.471" calcext:value-type="float">
            <text:p>506.471</text:p>
          </table:table-cell>
          <table:table-cell office:value-type="float" office:value="1883.42358398438" calcext:value-type="float">
            <text:p>1883.42358398438</text:p>
          </table:table-cell>
          <table:table-cell office:value-type="float" office:value="0" calcext:value-type="float">
            <text:p>0</text:p>
          </table:table-cell>
          <table:table-cell office:value-type="float" office:value="9657.4306640625" calcext:value-type="float">
            <text:p>9657.4306640625</text:p>
          </table:table-cell>
          <table:table-cell table:number-columns-repeated="2"/>
          <table:table-cell table:formula="of:=[.G282]-(([.G282]-[.B283])*[.$I$1])" office:value-type="float" office:value="1948.93137126856" calcext:value-type="float">
            <text:p>1948.93137126856</text:p>
          </table:table-cell>
          <table:table-cell table:formula="of:=[.H282]-(([.H282]-[.G283])*[.$J$1])" office:value-type="float" office:value="2014.21063888638" calcext:value-type="float">
            <text:p>2014.21063888638</text:p>
          </table:table-cell>
          <table:table-cell table:number-columns-repeated="13"/>
        </table:table-row>
        <table:table-row table:style-name="ro1">
          <table:table-cell office:value-type="float" office:value="506.544" calcext:value-type="float">
            <text:p>506.544</text:p>
          </table:table-cell>
          <table:table-cell office:value-type="float" office:value="2202.89184570313" calcext:value-type="float">
            <text:p>2202.89184570313</text:p>
          </table:table-cell>
          <table:table-cell office:value-type="float" office:value="0" calcext:value-type="float">
            <text:p>0</text:p>
          </table:table-cell>
          <table:table-cell office:value-type="float" office:value="9665.8330078125" calcext:value-type="float">
            <text:p>9665.8330078125</text:p>
          </table:table-cell>
          <table:table-cell table:number-columns-repeated="2"/>
          <table:table-cell table:formula="of:=[.G283]-(([.G283]-[.B284])*[.$I$1])" office:value-type="float" office:value="2063.21358476412" calcext:value-type="float">
            <text:p>2063.21358476412</text:p>
          </table:table-cell>
          <table:table-cell table:formula="of:=[.H283]-(([.H283]-[.G284])*[.$J$1])" office:value-type="float" office:value="2031.36166994359" calcext:value-type="float">
            <text:p>2031.36166994359</text:p>
          </table:table-cell>
          <table:table-cell table:number-columns-repeated="13"/>
        </table:table-row>
        <table:table-row table:style-name="ro1">
          <table:table-cell office:value-type="float" office:value="506.609" calcext:value-type="float">
            <text:p>506.609</text:p>
          </table:table-cell>
          <table:table-cell office:value-type="float" office:value="2234.8388671875" calcext:value-type="float">
            <text:p>2234.8388671875</text:p>
          </table:table-cell>
          <table:table-cell office:value-type="float" office:value="0" calcext:value-type="float">
            <text:p>0</text:p>
          </table:table-cell>
          <table:table-cell office:value-type="float" office:value="9674.6630859375" calcext:value-type="float">
            <text:p>9674.6630859375</text:p>
          </table:table-cell>
          <table:table-cell table:number-columns-repeated="2"/>
          <table:table-cell table:formula="of:=[.G284]-(([.G284]-[.B285])*[.$I$1])" office:value-type="float" office:value="2140.44496185464" calcext:value-type="float">
            <text:p>2140.44496185464</text:p>
          </table:table-cell>
          <table:table-cell table:formula="of:=[.H284]-(([.H284]-[.G285])*[.$J$1])" office:value-type="float" office:value="2069.54082211246" calcext:value-type="float">
            <text:p>2069.54082211246</text:p>
          </table:table-cell>
          <table:table-cell table:number-columns-repeated="13"/>
        </table:table-row>
        <table:table-row table:style-name="ro1">
          <table:table-cell office:value-type="float" office:value="506.68" calcext:value-type="float">
            <text:p>506.68</text:p>
          </table:table-cell>
          <table:table-cell office:value-type="float" office:value="1813.91772460938" calcext:value-type="float">
            <text:p>1813.91772460938</text:p>
          </table:table-cell>
          <table:table-cell office:value-type="float" office:value="0" calcext:value-type="float">
            <text:p>0</text:p>
          </table:table-cell>
          <table:table-cell office:value-type="float" office:value="9684.91015625" calcext:value-type="float">
            <text:p>9684.91015625</text:p>
          </table:table-cell>
          <table:table-cell table:number-columns-repeated="2"/>
          <table:table-cell table:formula="of:=[.G285]-(([.G285]-[.B286])*[.$I$1])" office:value-type="float" office:value="1993.50770509427" calcext:value-type="float">
            <text:p>1993.50770509427</text:p>
          </table:table-cell>
          <table:table-cell table:formula="of:=[.H285]-(([.H285]-[.G286])*[.$J$1])" office:value-type="float" office:value="2042.92923115609" calcext:value-type="float">
            <text:p>2042.92923115609</text:p>
          </table:table-cell>
          <table:table-cell table:number-columns-repeated="13"/>
        </table:table-row>
        <table:table-row table:style-name="ro1">
          <table:table-cell office:value-type="float" office:value="506.749" calcext:value-type="float">
            <text:p>506.749</text:p>
          </table:table-cell>
          <table:table-cell office:value-type="float" office:value="2248.95581054688" calcext:value-type="float">
            <text:p>2248.95581054688</text:p>
          </table:table-cell>
          <table:table-cell office:value-type="float" office:value="0" calcext:value-type="float">
            <text:p>0</text:p>
          </table:table-cell>
          <table:table-cell office:value-type="float" office:value="9693.533203125" calcext:value-type="float">
            <text:p>9693.533203125</text:p>
          </table:table-cell>
          <table:table-cell table:number-columns-repeated="2"/>
          <table:table-cell table:formula="of:=[.G286]-(([.G286]-[.B287])*[.$I$1])" office:value-type="float" office:value="2108.45935254795" calcext:value-type="float">
            <text:p>2108.45935254795</text:p>
          </table:table-cell>
          <table:table-cell table:formula="of:=[.H286]-(([.H286]-[.G287])*[.$J$1])" office:value-type="float" office:value="2065.86477364324" calcext:value-type="float">
            <text:p>2065.86477364324</text:p>
          </table:table-cell>
          <table:table-cell table:number-columns-repeated="13"/>
        </table:table-row>
        <table:table-row table:style-name="ro1">
          <table:table-cell office:value-type="float" office:value="506.821" calcext:value-type="float">
            <text:p>506.821</text:p>
          </table:table-cell>
          <table:table-cell office:value-type="float" office:value="2080.40185546875" calcext:value-type="float">
            <text:p>2080.40185546875</text:p>
          </table:table-cell>
          <table:table-cell office:value-type="float" office:value="0" calcext:value-type="float">
            <text:p>0</text:p>
          </table:table-cell>
          <table:table-cell office:value-type="float" office:value="9702.3759765625" calcext:value-type="float">
            <text:p>9702.3759765625</text:p>
          </table:table-cell>
          <table:table-cell table:number-columns-repeated="2"/>
          <table:table-cell table:formula="of:=[.G287]-(([.G287]-[.B288])*[.$I$1])" office:value-type="float" office:value="2095.83347886231" calcext:value-type="float">
            <text:p>2095.83347886231</text:p>
          </table:table-cell>
          <table:table-cell table:formula="of:=[.H287]-(([.H287]-[.G288])*[.$J$1])" office:value-type="float" office:value="2076.35382046991" calcext:value-type="float">
            <text:p>2076.35382046991</text:p>
          </table:table-cell>
          <table:table-cell table:number-columns-repeated="13"/>
        </table:table-row>
        <table:table-row table:style-name="ro1">
          <table:table-cell office:value-type="float" office:value="506.895" calcext:value-type="float">
            <text:p>506.895</text:p>
          </table:table-cell>
          <table:table-cell office:value-type="float" office:value="2169.5751953125" calcext:value-type="float">
            <text:p>2169.5751953125</text:p>
          </table:table-cell>
          <table:table-cell office:value-type="float" office:value="0" calcext:value-type="float">
            <text:p>0</text:p>
          </table:table-cell>
          <table:table-cell office:value-type="float" office:value="9713.0732421875" calcext:value-type="float">
            <text:p>9713.0732421875</text:p>
          </table:table-cell>
          <table:table-cell table:number-columns-repeated="2"/>
          <table:table-cell table:formula="of:=[.G288]-(([.G288]-[.B289])*[.$I$1])" office:value-type="float" office:value="2129.01725126489" calcext:value-type="float">
            <text:p>2129.01725126489</text:p>
          </table:table-cell>
          <table:table-cell table:formula="of:=[.H288]-(([.H288]-[.G289])*[.$J$1])" office:value-type="float" office:value="2094.78602124816" calcext:value-type="float">
            <text:p>2094.78602124816</text:p>
          </table:table-cell>
          <table:table-cell table:number-columns-repeated="13"/>
        </table:table-row>
        <table:table-row table:style-name="ro1">
          <table:table-cell office:value-type="float" office:value="506.969" calcext:value-type="float">
            <text:p>506.969</text:p>
          </table:table-cell>
          <table:table-cell office:value-type="float" office:value="2390.55053710938" calcext:value-type="float">
            <text:p>2390.55053710938</text:p>
          </table:table-cell>
          <table:table-cell office:value-type="float" office:value="0" calcext:value-type="float">
            <text:p>0</text:p>
          </table:table-cell>
          <table:table-cell office:value-type="float" office:value="9723.7900390625" calcext:value-type="float">
            <text:p>9723.7900390625</text:p>
          </table:table-cell>
          <table:table-cell table:number-columns-repeated="2"/>
          <table:table-cell table:formula="of:=[.G289]-(([.G289]-[.B290])*[.$I$1])" office:value-type="float" office:value="2246.70722989491" calcext:value-type="float">
            <text:p>2246.70722989491</text:p>
          </table:table-cell>
          <table:table-cell table:formula="of:=[.H289]-(([.H289]-[.G290])*[.$J$1])" office:value-type="float" office:value="2147.95844427452" calcext:value-type="float">
            <text:p>2147.95844427452</text:p>
          </table:table-cell>
          <table:table-cell table:number-columns-repeated="13"/>
        </table:table-row>
        <table:table-row table:style-name="ro1">
          <table:table-cell office:value-type="float" office:value="507.04" calcext:value-type="float">
            <text:p>507.04</text:p>
          </table:table-cell>
          <table:table-cell office:value-type="float" office:value="2253.60473632813" calcext:value-type="float">
            <text:p>2253.60473632813</text:p>
          </table:table-cell>
          <table:table-cell office:value-type="float" office:value="0" calcext:value-type="float">
            <text:p>0</text:p>
          </table:table-cell>
          <table:table-cell office:value-type="float" office:value="9732.263671875" calcext:value-type="float">
            <text:p>9732.263671875</text:p>
          </table:table-cell>
          <table:table-cell table:number-columns-repeated="2"/>
          <table:table-cell table:formula="of:=[.G290]-(([.G290]-[.B291])*[.$I$1])" office:value-type="float" office:value="2249.81110778986" calcext:value-type="float">
            <text:p>2249.81110778986</text:p>
          </table:table-cell>
          <table:table-cell table:formula="of:=[.H290]-(([.H290]-[.G291])*[.$J$1])" office:value-type="float" office:value="2183.60687650489" calcext:value-type="float">
            <text:p>2183.60687650489</text:p>
          </table:table-cell>
          <table:table-cell table:number-columns-repeated="13"/>
        </table:table-row>
        <table:table-row table:style-name="ro1">
          <table:table-cell office:value-type="float" office:value="507.113" calcext:value-type="float">
            <text:p>507.113</text:p>
          </table:table-cell>
          <table:table-cell office:value-type="float" office:value="1974.83776855469" calcext:value-type="float">
            <text:p>1974.83776855469</text:p>
          </table:table-cell>
          <table:table-cell office:value-type="float" office:value="0" calcext:value-type="float">
            <text:p>0</text:p>
          </table:table-cell>
          <table:table-cell office:value-type="float" office:value="9742.9697265625" calcext:value-type="float">
            <text:p>9742.9697265625</text:p>
          </table:table-cell>
          <table:table-cell table:number-columns-repeated="2"/>
          <table:table-cell table:formula="of:=[.G291]-(([.G291]-[.B292])*[.$I$1])" office:value-type="float" office:value="2126.07310513403" calcext:value-type="float">
            <text:p>2126.07310513403</text:p>
          </table:table-cell>
          <table:table-cell table:formula="of:=[.H291]-(([.H291]-[.G292])*[.$J$1])" office:value-type="float" office:value="2163.47005652509" calcext:value-type="float">
            <text:p>2163.47005652509</text:p>
          </table:table-cell>
          <table:table-cell table:number-columns-repeated="13"/>
        </table:table-row>
        <table:table-row table:style-name="ro1">
          <table:table-cell office:value-type="float" office:value="507.184" calcext:value-type="float">
            <text:p>507.184</text:p>
          </table:table-cell>
          <table:table-cell office:value-type="float" office:value="2159.01879882813" calcext:value-type="float">
            <text:p>2159.01879882813</text:p>
          </table:table-cell>
          <table:table-cell office:value-type="float" office:value="0" calcext:value-type="float">
            <text:p>0</text:p>
          </table:table-cell>
          <table:table-cell office:value-type="float" office:value="9753.37109375" calcext:value-type="float">
            <text:p>9753.37109375</text:p>
          </table:table-cell>
          <table:table-cell table:number-columns-repeated="2"/>
          <table:table-cell table:formula="of:=[.G292]-(([.G292]-[.B293])*[.$I$1])" office:value-type="float" office:value="2140.89866729638" calcext:value-type="float">
            <text:p>2140.89866729638</text:p>
          </table:table-cell>
          <table:table-cell table:formula="of:=[.H292]-(([.H292]-[.G293])*[.$J$1])" office:value-type="float" office:value="2155.57007029504" calcext:value-type="float">
            <text:p>2155.57007029504</text:p>
          </table:table-cell>
          <table:table-cell table:number-columns-repeated="13"/>
        </table:table-row>
        <table:table-row table:style-name="ro1">
          <table:table-cell office:value-type="float" office:value="507.261" calcext:value-type="float">
            <text:p>507.261</text:p>
          </table:table-cell>
          <table:table-cell office:value-type="float" office:value="2230.45141601563" calcext:value-type="float">
            <text:p>2230.45141601563</text:p>
          </table:table-cell>
          <table:table-cell office:value-type="float" office:value="0" calcext:value-type="float">
            <text:p>0</text:p>
          </table:table-cell>
          <table:table-cell office:value-type="float" office:value="9763.66015625" calcext:value-type="float">
            <text:p>9763.66015625</text:p>
          </table:table-cell>
          <table:table-cell table:number-columns-repeated="2"/>
          <table:table-cell table:formula="of:=[.G293]-(([.G293]-[.B294])*[.$I$1])" office:value-type="float" office:value="2181.19740422004" calcext:value-type="float">
            <text:p>2181.19740422004</text:p>
          </table:table-cell>
          <table:table-cell table:formula="of:=[.H293]-(([.H293]-[.G294])*[.$J$1])" office:value-type="float" office:value="2164.53963716879" calcext:value-type="float">
            <text:p>2164.53963716879</text:p>
          </table:table-cell>
          <table:table-cell table:number-columns-repeated="13"/>
        </table:table-row>
        <table:table-row table:style-name="ro1">
          <table:table-cell office:value-type="float" office:value="507.341" calcext:value-type="float">
            <text:p>507.341</text:p>
          </table:table-cell>
          <table:table-cell office:value-type="float" office:value="2237.5947265625" calcext:value-type="float">
            <text:p>2237.5947265625</text:p>
          </table:table-cell>
          <table:table-cell office:value-type="float" office:value="0" calcext:value-type="float">
            <text:p>0</text:p>
          </table:table-cell>
          <table:table-cell office:value-type="float" office:value="9773.880859375" calcext:value-type="float">
            <text:p>9773.880859375</text:p>
          </table:table-cell>
          <table:table-cell table:number-columns-repeated="2"/>
          <table:table-cell table:formula="of:=[.G294]-(([.G294]-[.B295])*[.$I$1])" office:value-type="float" office:value="2206.57619927415" calcext:value-type="float">
            <text:p>2206.57619927415</text:p>
          </table:table-cell>
          <table:table-cell table:formula="of:=[.H294]-(([.H294]-[.G295])*[.$J$1])" office:value-type="float" office:value="2179.25243390567" calcext:value-type="float">
            <text:p>2179.25243390567</text:p>
          </table:table-cell>
          <table:table-cell table:number-columns-repeated="13"/>
        </table:table-row>
        <table:table-row table:style-name="ro1">
          <table:table-cell office:value-type="float" office:value="507.412" calcext:value-type="float">
            <text:p>507.412</text:p>
          </table:table-cell>
          <table:table-cell office:value-type="float" office:value="2397.3525390625" calcext:value-type="float">
            <text:p>2397.3525390625</text:p>
          </table:table-cell>
          <table:table-cell office:value-type="float" office:value="0" calcext:value-type="float">
            <text:p>0</text:p>
          </table:table-cell>
          <table:table-cell office:value-type="float" office:value="9784.2548828125" calcext:value-type="float">
            <text:p>9784.2548828125</text:p>
          </table:table-cell>
          <table:table-cell table:number-columns-repeated="2"/>
          <table:table-cell table:formula="of:=[.G295]-(([.G295]-[.B296])*[.$I$1])" office:value-type="float" office:value="2292.42555217891" calcext:value-type="float">
            <text:p>2292.42555217891</text:p>
          </table:table-cell>
          <table:table-cell table:formula="of:=[.H295]-(([.H295]-[.G296])*[.$J$1])" office:value-type="float" office:value="2218.8630253013" calcext:value-type="float">
            <text:p>2218.8630253013</text:p>
          </table:table-cell>
          <table:table-cell table:number-columns-repeated="13"/>
        </table:table-row>
        <table:table-row table:style-name="ro1">
          <table:table-cell office:value-type="float" office:value="507.477" calcext:value-type="float">
            <text:p>507.477</text:p>
          </table:table-cell>
          <table:table-cell office:value-type="float" office:value="2095.24145507813" calcext:value-type="float">
            <text:p>2095.24145507813</text:p>
          </table:table-cell>
          <table:table-cell office:value-type="float" office:value="0" calcext:value-type="float">
            <text:p>0</text:p>
          </table:table-cell>
          <table:table-cell office:value-type="float" office:value="9792.837890625" calcext:value-type="float">
            <text:p>9792.837890625</text:p>
          </table:table-cell>
          <table:table-cell table:number-columns-repeated="2"/>
          <table:table-cell table:formula="of:=[.G296]-(([.G296]-[.B297])*[.$I$1])" office:value-type="float" office:value="2203.69270848356" calcext:value-type="float">
            <text:p>2203.69270848356</text:p>
          </table:table-cell>
          <table:table-cell table:formula="of:=[.H296]-(([.H296]-[.G297])*[.$J$1])" office:value-type="float" office:value="2213.55341441509" calcext:value-type="float">
            <text:p>2213.55341441509</text:p>
          </table:table-cell>
          <table:table-cell table:number-columns-repeated="13"/>
        </table:table-row>
        <table:table-row table:style-name="ro1">
          <table:table-cell office:value-type="float" office:value="507.548" calcext:value-type="float">
            <text:p>507.548</text:p>
          </table:table-cell>
          <table:table-cell office:value-type="float" office:value="1959.00146484375" calcext:value-type="float">
            <text:p>1959.00146484375</text:p>
          </table:table-cell>
          <table:table-cell office:value-type="float" office:value="0" calcext:value-type="float">
            <text:p>0</text:p>
          </table:table-cell>
          <table:table-cell office:value-type="float" office:value="9803.0234375" calcext:value-type="float">
            <text:p>9803.0234375</text:p>
          </table:table-cell>
          <table:table-cell table:number-columns-repeated="2"/>
          <table:table-cell table:formula="of:=[.G297]-(([.G297]-[.B298])*[.$I$1])" office:value-type="float" office:value="2093.58164884564" calcext:value-type="float">
            <text:p>2093.58164884564</text:p>
          </table:table-cell>
          <table:table-cell table:formula="of:=[.H297]-(([.H297]-[.G298])*[.$J$1])" office:value-type="float" office:value="2171.56329646578" calcext:value-type="float">
            <text:p>2171.56329646578</text:p>
          </table:table-cell>
          <table:table-cell table:number-columns-repeated="13"/>
        </table:table-row>
        <table:table-row table:style-name="ro1">
          <table:table-cell office:value-type="float" office:value="507.621" calcext:value-type="float">
            <text:p>507.621</text:p>
          </table:table-cell>
          <table:table-cell office:value-type="float" office:value="2051.40625" calcext:value-type="float">
            <text:p>2051.40625</text:p>
          </table:table-cell>
          <table:table-cell office:value-type="float" office:value="0" calcext:value-type="float">
            <text:p>0</text:p>
          </table:table-cell>
          <table:table-cell office:value-type="float" office:value="9811.404296875" calcext:value-type="float">
            <text:p>9811.404296875</text:p>
          </table:table-cell>
          <table:table-cell table:number-columns-repeated="2"/>
          <table:table-cell table:formula="of:=[.G298]-(([.G298]-[.B299])*[.$I$1])" office:value-type="float" office:value="2074.6027193651" calcext:value-type="float">
            <text:p>2074.6027193651</text:p>
          </table:table-cell>
          <table:table-cell table:formula="of:=[.H298]-(([.H298]-[.G299])*[.$J$1])" office:value-type="float" office:value="2137.62709448055" calcext:value-type="float">
            <text:p>2137.62709448055</text:p>
          </table:table-cell>
          <table:table-cell table:number-columns-repeated="13"/>
        </table:table-row>
        <table:table-row table:style-name="ro1">
          <table:table-cell office:value-type="float" office:value="507.697" calcext:value-type="float">
            <text:p>507.697</text:p>
          </table:table-cell>
          <table:table-cell office:value-type="float" office:value="2219.69018554688" calcext:value-type="float">
            <text:p>2219.69018554688</text:p>
          </table:table-cell>
          <table:table-cell office:value-type="float" office:value="0" calcext:value-type="float">
            <text:p>0</text:p>
          </table:table-cell>
          <table:table-cell office:value-type="float" office:value="9821.74609375" calcext:value-type="float">
            <text:p>9821.74609375</text:p>
          </table:table-cell>
          <table:table-cell table:number-columns-repeated="2"/>
          <table:table-cell table:formula="of:=[.G299]-(([.G299]-[.B300])*[.$I$1])" office:value-type="float" office:value="2139.8920791469" calcext:value-type="float">
            <text:p>2139.8920791469</text:p>
          </table:table-cell>
          <table:table-cell table:formula="of:=[.H299]-(([.H299]-[.G300])*[.$J$1])" office:value-type="float" office:value="2138.41983911377" calcext:value-type="float">
            <text:p>2138.41983911377</text:p>
          </table:table-cell>
          <table:table-cell table:number-columns-repeated="13"/>
        </table:table-row>
        <table:table-row table:style-name="ro1">
          <table:table-cell office:value-type="float" office:value="507.769" calcext:value-type="float">
            <text:p>507.769</text:p>
          </table:table-cell>
          <table:table-cell office:value-type="float" office:value="2236.5185546875" calcext:value-type="float">
            <text:p>2236.5185546875</text:p>
          </table:table-cell>
          <table:table-cell office:value-type="float" office:value="0" calcext:value-type="float">
            <text:p>0</text:p>
          </table:table-cell>
          <table:table-cell office:value-type="float" office:value="9830.447265625" calcext:value-type="float">
            <text:p>9830.447265625</text:p>
          </table:table-cell>
          <table:table-cell table:number-columns-repeated="2"/>
          <table:table-cell table:formula="of:=[.G300]-(([.G300]-[.B301])*[.$I$1])" office:value-type="float" office:value="2183.37399314017" calcext:value-type="float">
            <text:p>2183.37399314017</text:p>
          </table:table-cell>
          <table:table-cell table:formula="of:=[.H300]-(([.H300]-[.G301])*[.$J$1])" office:value-type="float" office:value="2154.15379302301" calcext:value-type="float">
            <text:p>2154.15379302301</text:p>
          </table:table-cell>
          <table:table-cell table:number-columns-repeated="13"/>
        </table:table-row>
        <table:table-row table:style-name="ro1">
          <table:table-cell office:value-type="float" office:value="507.841" calcext:value-type="float">
            <text:p>507.841</text:p>
          </table:table-cell>
          <table:table-cell office:value-type="float" office:value="2291.21606445313" calcext:value-type="float">
            <text:p>2291.21606445313</text:p>
          </table:table-cell>
          <table:table-cell office:value-type="float" office:value="0" calcext:value-type="float">
            <text:p>0</text:p>
          </table:table-cell>
          <table:table-cell office:value-type="float" office:value="9839.0537109375" calcext:value-type="float">
            <text:p>9839.0537109375</text:p>
          </table:table-cell>
          <table:table-cell table:number-columns-repeated="2"/>
          <table:table-cell table:formula="of:=[.G301]-(([.G301]-[.B302])*[.$I$1])" office:value-type="float" office:value="2231.902925231" calcext:value-type="float">
            <text:p>2231.902925231</text:p>
          </table:table-cell>
          <table:table-cell table:formula="of:=[.H301]-(([.H301]-[.G302])*[.$J$1])" office:value-type="float" office:value="2181.36598929581" calcext:value-type="float">
            <text:p>2181.36598929581</text:p>
          </table:table-cell>
          <table:table-cell table:number-columns-repeated="13"/>
        </table:table-row>
        <table:table-row table:style-name="ro1">
          <table:table-cell office:value-type="float" office:value="507.908" calcext:value-type="float">
            <text:p>507.908</text:p>
          </table:table-cell>
          <table:table-cell office:value-type="float" office:value="1925.58435058594" calcext:value-type="float">
            <text:p>1925.58435058594</text:p>
          </table:table-cell>
          <table:table-cell office:value-type="float" office:value="0" calcext:value-type="float">
            <text:p>0</text:p>
          </table:table-cell>
          <table:table-cell office:value-type="float" office:value="9848.22265625" calcext:value-type="float">
            <text:p>9848.22265625</text:p>
          </table:table-cell>
          <table:table-cell table:number-columns-repeated="2"/>
          <table:table-cell table:formula="of:=[.G302]-(([.G302]-[.B303])*[.$I$1])" office:value-type="float" office:value="2094.05956664072" calcext:value-type="float">
            <text:p>2094.05956664072</text:p>
          </table:table-cell>
          <table:table-cell table:formula="of:=[.H302]-(([.H302]-[.G303])*[.$J$1])" office:value-type="float" office:value="2150.80874136653" calcext:value-type="float">
            <text:p>2150.80874136653</text:p>
          </table:table-cell>
          <table:table-cell table:number-columns-repeated="13"/>
        </table:table-row>
        <table:table-row table:style-name="ro1">
          <table:table-cell office:value-type="float" office:value="508.042" calcext:value-type="float">
            <text:p>508.042</text:p>
          </table:table-cell>
          <table:table-cell office:value-type="float" office:value="1901.26928710938" calcext:value-type="float">
            <text:p>1901.26928710938</text:p>
          </table:table-cell>
          <table:table-cell office:value-type="float" office:value="0" calcext:value-type="float">
            <text:p>0</text:p>
          </table:table-cell>
          <table:table-cell office:value-type="float" office:value="9869.177734375" calcext:value-type="float">
            <text:p>9869.177734375</text:p>
          </table:table-cell>
          <table:table-cell table:number-columns-repeated="2"/>
          <table:table-cell table:formula="of:=[.G303]-(([.G303]-[.B304])*[.$I$1])" office:value-type="float" office:value="2007.30394085162" calcext:value-type="float">
            <text:p>2007.30394085162</text:p>
          </table:table-cell>
          <table:table-cell table:formula="of:=[.H303]-(([.H303]-[.G304])*[.$J$1])" office:value-type="float" office:value="2100.58206118631" calcext:value-type="float">
            <text:p>2100.58206118631</text:p>
          </table:table-cell>
          <table:table-cell table:number-columns-repeated="13"/>
        </table:table-row>
        <table:table-row table:style-name="ro1">
          <table:table-cell office:value-type="float" office:value="508.117" calcext:value-type="float">
            <text:p>508.117</text:p>
          </table:table-cell>
          <table:table-cell office:value-type="float" office:value="2257.69091796875" calcext:value-type="float">
            <text:p>2257.69091796875</text:p>
          </table:table-cell>
          <table:table-cell office:value-type="float" office:value="0" calcext:value-type="float">
            <text:p>0</text:p>
          </table:table-cell>
          <table:table-cell office:value-type="float" office:value="9879.291015625" calcext:value-type="float">
            <text:p>9879.291015625</text:p>
          </table:table-cell>
          <table:table-cell table:number-columns-repeated="2"/>
          <table:table-cell table:formula="of:=[.G304]-(([.G304]-[.B305])*[.$I$1])" office:value-type="float" office:value="2119.97808055433" calcext:value-type="float">
            <text:p>2119.97808055433</text:p>
          </table:table-cell>
          <table:table-cell table:formula="of:=[.H304]-(([.H304]-[.G305])*[.$J$1])" office:value-type="float" office:value="2107.37066796512" calcext:value-type="float">
            <text:p>2107.37066796512</text:p>
          </table:table-cell>
          <table:table-cell table:number-columns-repeated="13"/>
        </table:table-row>
        <table:table-row table:style-name="ro1">
          <table:table-cell office:value-type="float" office:value="508.189" calcext:value-type="float">
            <text:p>508.189</text:p>
          </table:table-cell>
          <table:table-cell office:value-type="float" office:value="2293.33325195313" calcext:value-type="float">
            <text:p>2293.33325195313</text:p>
          </table:table-cell>
          <table:table-cell office:value-type="float" office:value="0" calcext:value-type="float">
            <text:p>0</text:p>
          </table:table-cell>
          <table:table-cell office:value-type="float" office:value="9889.45703125" calcext:value-type="float">
            <text:p>9889.45703125</text:p>
          </table:table-cell>
          <table:table-cell table:number-columns-repeated="2"/>
          <table:table-cell table:formula="of:=[.G305]-(([.G305]-[.B306])*[.$I$1])" office:value-type="float" office:value="2197.98790768379" calcext:value-type="float">
            <text:p>2197.98790768379</text:p>
          </table:table-cell>
          <table:table-cell table:formula="of:=[.H305]-(([.H305]-[.G306])*[.$J$1])" office:value-type="float" office:value="2139.08670186665" calcext:value-type="float">
            <text:p>2139.08670186665</text:p>
          </table:table-cell>
          <table:table-cell table:number-columns-repeated="13"/>
        </table:table-row>
        <table:table-row table:style-name="ro1">
          <table:table-cell office:value-type="float" office:value="508.257" calcext:value-type="float">
            <text:p>508.257</text:p>
          </table:table-cell>
          <table:table-cell office:value-type="float" office:value="2137.85375976563" calcext:value-type="float">
            <text:p>2137.85375976563</text:p>
          </table:table-cell>
          <table:table-cell office:value-type="float" office:value="0" calcext:value-type="float">
            <text:p>0</text:p>
          </table:table-cell>
          <table:table-cell office:value-type="float" office:value="9897.9453125" calcext:value-type="float">
            <text:p>9897.9453125</text:p>
          </table:table-cell>
          <table:table-cell table:number-columns-repeated="2"/>
          <table:table-cell table:formula="of:=[.G306]-(([.G306]-[.B307])*[.$I$1])" office:value-type="float" office:value="2170.92754112062" calcext:value-type="float">
            <text:p>2170.92754112062</text:p>
          </table:table-cell>
          <table:table-cell table:formula="of:=[.H306]-(([.H306]-[.G307])*[.$J$1])" office:value-type="float" office:value="2150.23099560554" calcext:value-type="float">
            <text:p>2150.23099560554</text:p>
          </table:table-cell>
          <table:table-cell table:number-columns-repeated="13"/>
        </table:table-row>
        <table:table-row table:style-name="ro1">
          <table:table-cell office:value-type="float" office:value="508.329" calcext:value-type="float">
            <text:p>508.329</text:p>
          </table:table-cell>
          <table:table-cell office:value-type="float" office:value="2016.27709960938" calcext:value-type="float">
            <text:p>2016.27709960938</text:p>
          </table:table-cell>
          <table:table-cell office:value-type="float" office:value="0" calcext:value-type="float">
            <text:p>0</text:p>
          </table:table-cell>
          <table:table-cell office:value-type="float" office:value="9908.1220703125" calcext:value-type="float">
            <text:p>9908.1220703125</text:p>
          </table:table-cell>
          <table:table-cell table:number-columns-repeated="2"/>
          <table:table-cell table:formula="of:=[.G307]-(([.G307]-[.B308])*[.$I$1])" office:value-type="float" office:value="2101.33484244056" calcext:value-type="float">
            <text:p>2101.33484244056</text:p>
          </table:table-cell>
          <table:table-cell table:formula="of:=[.H307]-(([.H307]-[.G308])*[.$J$1])" office:value-type="float" office:value="2133.1173419978" calcext:value-type="float">
            <text:p>2133.1173419978</text:p>
          </table:table-cell>
          <table:table-cell table:number-columns-repeated="13"/>
        </table:table-row>
        <table:table-row table:style-name="ro1">
          <table:table-cell office:value-type="float" office:value="508.4" calcext:value-type="float">
            <text:p>508.4</text:p>
          </table:table-cell>
          <table:table-cell office:value-type="float" office:value="2216.17724609375" calcext:value-type="float">
            <text:p>2216.17724609375</text:p>
          </table:table-cell>
          <table:table-cell office:value-type="float" office:value="0" calcext:value-type="float">
            <text:p>0</text:p>
          </table:table-cell>
          <table:table-cell office:value-type="float" office:value="9916.6796875" calcext:value-type="float">
            <text:p>9916.6796875</text:p>
          </table:table-cell>
          <table:table-cell table:number-columns-repeated="2"/>
          <table:table-cell table:formula="of:=[.G308]-(([.G308]-[.B309])*[.$I$1])" office:value-type="float" office:value="2153.0139240845" calcext:value-type="float">
            <text:p>2153.0139240845</text:p>
          </table:table-cell>
          <table:table-cell table:formula="of:=[.H308]-(([.H308]-[.G309])*[.$J$1])" office:value-type="float" office:value="2140.08114572814" calcext:value-type="float">
            <text:p>2140.08114572814</text:p>
          </table:table-cell>
          <table:table-cell table:number-columns-repeated="13"/>
        </table:table-row>
        <table:table-row table:style-name="ro1">
          <table:table-cell office:value-type="float" office:value="508.469" calcext:value-type="float">
            <text:p>508.469</text:p>
          </table:table-cell>
          <table:table-cell office:value-type="float" office:value="2130.13818359375" calcext:value-type="float">
            <text:p>2130.13818359375</text:p>
          </table:table-cell>
          <table:table-cell office:value-type="float" office:value="0" calcext:value-type="float">
            <text:p>0</text:p>
          </table:table-cell>
          <table:table-cell office:value-type="float" office:value="9927.0849609375" calcext:value-type="float">
            <text:p>9927.0849609375</text:p>
          </table:table-cell>
          <table:table-cell table:number-columns-repeated="2"/>
          <table:table-cell table:formula="of:=[.G309]-(([.G309]-[.B310])*[.$I$1])" office:value-type="float" office:value="2142.71984086366" calcext:value-type="float">
            <text:p>2142.71984086366</text:p>
          </table:table-cell>
          <table:table-cell table:formula="of:=[.H309]-(([.H309]-[.G310])*[.$J$1])" office:value-type="float" office:value="2141.00468902557" calcext:value-type="float">
            <text:p>2141.00468902557</text:p>
          </table:table-cell>
          <table:table-cell table:number-columns-repeated="13"/>
        </table:table-row>
        <table:table-row table:style-name="ro1">
          <table:table-cell office:value-type="float" office:value="508.539" calcext:value-type="float">
            <text:p>508.539</text:p>
          </table:table-cell>
          <table:table-cell office:value-type="float" office:value="2015.50549316406" calcext:value-type="float">
            <text:p>2015.50549316406</text:p>
          </table:table-cell>
          <table:table-cell office:value-type="float" office:value="0" calcext:value-type="float">
            <text:p>0</text:p>
          </table:table-cell>
          <table:table-cell office:value-type="float" office:value="9937.0908203125" calcext:value-type="float">
            <text:p>9937.0908203125</text:p>
          </table:table-cell>
          <table:table-cell table:number-columns-repeated="2"/>
          <table:table-cell table:formula="of:=[.G310]-(([.G310]-[.B311])*[.$I$1])" office:value-type="float" office:value="2085.47338439884" calcext:value-type="float">
            <text:p>2085.47338439884</text:p>
          </table:table-cell>
          <table:table-cell table:formula="of:=[.H310]-(([.H310]-[.G311])*[.$J$1])" office:value-type="float" office:value="2121.56873240622" calcext:value-type="float">
            <text:p>2121.56873240622</text:p>
          </table:table-cell>
          <table:table-cell table:number-columns-repeated="13"/>
        </table:table-row>
        <table:table-row table:style-name="ro1">
          <table:table-cell office:value-type="float" office:value="508.612" calcext:value-type="float">
            <text:p>508.612</text:p>
          </table:table-cell>
          <table:table-cell office:value-type="float" office:value="2057.05688476563" calcext:value-type="float">
            <text:p>2057.05688476563</text:p>
          </table:table-cell>
          <table:table-cell office:value-type="float" office:value="0" calcext:value-type="float">
            <text:p>0</text:p>
          </table:table-cell>
          <table:table-cell office:value-type="float" office:value="9946.845703125" calcext:value-type="float">
            <text:p>9946.845703125</text:p>
          </table:table-cell>
          <table:table-cell table:number-columns-repeated="2"/>
          <table:table-cell table:formula="of:=[.G311]-(([.G311]-[.B312])*[.$I$1])" office:value-type="float" office:value="2072.6859595639" calcext:value-type="float">
            <text:p>2072.6859595639</text:p>
          </table:table-cell>
          <table:table-cell table:formula="of:=[.H311]-(([.H311]-[.G312])*[.$J$1])" office:value-type="float" office:value="2104.4597619114" calcext:value-type="float">
            <text:p>2104.4597619114</text:p>
          </table:table-cell>
          <table:table-cell table:number-columns-repeated="13"/>
        </table:table-row>
        <table:table-row table:style-name="ro1">
          <table:table-cell office:value-type="float" office:value="508.684" calcext:value-type="float">
            <text:p>508.684</text:p>
          </table:table-cell>
          <table:table-cell office:value-type="float" office:value="1478.052734375" calcext:value-type="float">
            <text:p>1478.052734375</text:p>
          </table:table-cell>
          <table:table-cell office:value-type="float" office:value="0" calcext:value-type="float">
            <text:p>0</text:p>
          </table:table-cell>
          <table:table-cell office:value-type="float" office:value="9955.6708984375" calcext:value-type="float">
            <text:p>9955.6708984375</text:p>
          </table:table-cell>
          <table:table-cell table:number-columns-repeated="2"/>
          <table:table-cell table:formula="of:=[.G312]-(([.G312]-[.B313])*[.$I$1])" office:value-type="float" office:value="1805.10100822889" calcext:value-type="float">
            <text:p>1805.10100822889</text:p>
          </table:table-cell>
          <table:table-cell table:formula="of:=[.H312]-(([.H312]-[.G313])*[.$J$1])" office:value-type="float" office:value="1999.68419812253" calcext:value-type="float">
            <text:p>1999.68419812253</text:p>
          </table:table-cell>
          <table:table-cell table:number-columns-repeated="13"/>
        </table:table-row>
        <table:table-row table:style-name="ro1">
          <table:table-cell office:value-type="float" office:value="508.757" calcext:value-type="float">
            <text:p>508.757</text:p>
          </table:table-cell>
          <table:table-cell office:value-type="float" office:value="200.819702148438" calcext:value-type="float">
            <text:p>200.819702148438</text:p>
          </table:table-cell>
          <table:table-cell office:value-type="float" office:value="0" calcext:value-type="float">
            <text:p>0</text:p>
          </table:table-cell>
          <table:table-cell office:value-type="float" office:value="9961.1923828125" calcext:value-type="float">
            <text:p>9961.1923828125</text:p>
          </table:table-cell>
          <table:table-cell table:number-columns-repeated="2"/>
          <table:table-cell table:formula="of:=[.G313]-(([.G313]-[.B314])*[.$I$1])" office:value-type="float" office:value="1083.17442049269" calcext:value-type="float">
            <text:p>1083.17442049269</text:p>
          </table:table-cell>
          <table:table-cell table:formula="of:=[.H313]-(([.H313]-[.G314])*[.$J$1])" office:value-type="float" office:value="1678.90577595208" calcext:value-type="float">
            <text:p>1678.90577595208</text:p>
          </table:table-cell>
          <table:table-cell table:number-columns-repeated="13"/>
        </table:table-row>
        <table:table-row table:style-name="ro1">
          <table:table-cell office:value-type="float" office:value="508.825" calcext:value-type="float">
            <text:p>508.825</text:p>
          </table:table-cell>
          <table:table-cell office:value-type="float" office:value="20.0819702148438" calcext:value-type="float">
            <text:p>20.0819702148438</text:p>
          </table:table-cell>
          <table:table-cell office:value-type="float" office:value="0" calcext:value-type="float">
            <text:p>0</text:p>
          </table:table-cell>
          <table:table-cell office:value-type="float" office:value="9965.1865234375" calcext:value-type="float">
            <text:p>9965.1865234375</text:p>
          </table:table-cell>
          <table:table-cell table:number-columns-repeated="2"/>
          <table:table-cell table:formula="of:=[.G314]-(([.G314]-[.B315])*[.$I$1])" office:value-type="float" office:value="604.782817867658" calcext:value-type="float">
            <text:p>604.782817867658</text:p>
          </table:table-cell>
          <table:table-cell table:formula="of:=[.H314]-(([.H314]-[.G315])*[.$J$1])" office:value-type="float" office:value="1302.96274062253" calcext:value-type="float">
            <text:p>1302.96274062253</text:p>
          </table:table-cell>
          <table:table-cell table:number-columns-repeated="13"/>
        </table:table-row>
        <table:table-row table:style-name="ro1">
          <table:table-cell office:value-type="float" office:value="508.894" calcext:value-type="float">
            <text:p>508.894</text:p>
          </table:table-cell>
          <table:table-cell office:value-type="float" office:value="2.00819778442383" calcext:value-type="float">
            <text:p>2.00819778442383</text:p>
          </table:table-cell>
          <table:table-cell office:value-type="float" office:value="0" calcext:value-type="float">
            <text:p>0</text:p>
          </table:table-cell>
          <table:table-cell office:value-type="float" office:value="9967.9892578125" calcext:value-type="float">
            <text:p>9967.9892578125</text:p>
          </table:table-cell>
          <table:table-cell table:number-columns-repeated="2"/>
          <table:table-cell table:formula="of:=[.G315]-(([.G315]-[.B316])*[.$I$1])" office:value-type="float" office:value="333.534238830203" calcext:value-type="float">
            <text:p>333.534238830203</text:p>
          </table:table-cell>
          <table:table-cell table:formula="of:=[.H315]-(([.H315]-[.G316])*[.$J$1])" office:value-type="float" office:value="963.662764995218" calcext:value-type="float">
            <text:p>963.662764995218</text:p>
          </table:table-cell>
          <table:table-cell table:number-columns-repeated="13"/>
        </table:table-row>
        <table:table-row table:style-name="ro1">
          <table:table-cell office:value-type="float" office:value="508.961" calcext:value-type="float">
            <text:p>508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9.876953125" calcext:value-type="float">
            <text:p>9969.876953125</text:p>
          </table:table-cell>
          <table:table-cell table:number-columns-repeated="2"/>
          <table:table-cell table:formula="of:=[.G316]-(([.G316]-[.B317])*[.$I$1])" office:value-type="float" office:value="183.443831356611" calcext:value-type="float">
            <text:p>183.443831356611</text:p>
          </table:table-cell>
          <table:table-cell table:formula="of:=[.H316]-(([.H316]-[.G317])*[.$J$1])" office:value-type="float" office:value="690.586138221706" calcext:value-type="float">
            <text:p>690.586138221706</text:p>
          </table:table-cell>
          <table:table-cell table:number-columns-repeated="13"/>
        </table:table-row>
        <table:table-row table:style-name="ro1">
          <table:table-cell office:value-type="float" office:value="509.026" calcext:value-type="float">
            <text:p>509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0615234375" calcext:value-type="float">
            <text:p>9971.0615234375</text:p>
          </table:table-cell>
          <table:table-cell table:number-columns-repeated="2"/>
          <table:table-cell table:formula="of:=[.G317]-(([.G317]-[.B318])*[.$I$1])" office:value-type="float" office:value="100.894107246136" calcext:value-type="float">
            <text:p>100.894107246136</text:p>
          </table:table-cell>
          <table:table-cell table:formula="of:=[.H317]-(([.H317]-[.G318])*[.$J$1])" office:value-type="float" office:value="484.193927380256" calcext:value-type="float">
            <text:p>484.193927380256</text:p>
          </table:table-cell>
          <table:table-cell table:number-columns-repeated="13"/>
        </table:table-row>
        <table:table-row table:style-name="ro1">
          <table:table-cell office:value-type="float" office:value="509.104" calcext:value-type="float">
            <text:p>509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7880859375" calcext:value-type="float">
            <text:p>9971.7880859375</text:p>
          </table:table-cell>
          <table:table-cell table:number-columns-repeated="2"/>
          <table:table-cell table:formula="of:=[.G318]-(([.G318]-[.B319])*[.$I$1])" office:value-type="float" office:value="55.491758985375" calcext:value-type="float">
            <text:p>55.491758985375</text:p>
          </table:table-cell>
          <table:table-cell table:formula="of:=[.H318]-(([.H318]-[.G319])*[.$J$1])" office:value-type="float" office:value="334.148168442048" calcext:value-type="float">
            <text:p>334.148168442048</text:p>
          </table:table-cell>
          <table:table-cell table:number-columns-repeated="13"/>
        </table:table-row>
        <table:table-row table:style-name="ro1">
          <table:table-cell office:value-type="float" office:value="509.246" calcext:value-type="float">
            <text:p>509.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744140625" calcext:value-type="float">
            <text:p>9971.744140625</text:p>
          </table:table-cell>
          <table:table-cell table:number-columns-repeated="2"/>
          <table:table-cell table:formula="of:=[.G319]-(([.G319]-[.B320])*[.$I$1])" office:value-type="float" office:value="30.5204674419562" calcext:value-type="float">
            <text:p>30.5204674419562</text:p>
          </table:table-cell>
          <table:table-cell table:formula="of:=[.H319]-(([.H319]-[.G320])*[.$J$1])" office:value-type="float" office:value="227.878473092016" calcext:value-type="float">
            <text:p>227.878473092016</text:p>
          </table:table-cell>
          <table:table-cell table:number-columns-repeated="13"/>
        </table:table-row>
        <table:table-row table:style-name="ro1">
          <table:table-cell office:value-type="float" office:value="509.317" calcext:value-type="float">
            <text:p>509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2578125" calcext:value-type="float">
            <text:p>9971.2578125</text:p>
          </table:table-cell>
          <table:table-cell table:number-columns-repeated="2"/>
          <table:table-cell table:formula="of:=[.G320]-(([.G320]-[.B321])*[.$I$1])" office:value-type="float" office:value="16.7862570930759" calcext:value-type="float">
            <text:p>16.7862570930759</text:p>
          </table:table-cell>
          <table:table-cell table:formula="of:=[.H320]-(([.H320]-[.G321])*[.$J$1])" office:value-type="float" office:value="153.996197492387" calcext:value-type="float">
            <text:p>153.996197492387</text:p>
          </table:table-cell>
          <table:table-cell table:number-columns-repeated="13"/>
        </table:table-row>
        <table:table-row table:style-name="ro1">
          <table:table-cell office:value-type="float" office:value="509.388" calcext:value-type="float">
            <text:p>509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0.5888671875" calcext:value-type="float">
            <text:p>9970.5888671875</text:p>
          </table:table-cell>
          <table:table-cell table:number-columns-repeated="2"/>
          <table:table-cell table:formula="of:=[.G321]-(([.G321]-[.B322])*[.$I$1])" office:value-type="float" office:value="9.23244140119176" calcext:value-type="float">
            <text:p>9.23244140119176</text:p>
          </table:table-cell>
          <table:table-cell table:formula="of:=[.H321]-(([.H321]-[.G322])*[.$J$1])" office:value-type="float" office:value="103.328882860469" calcext:value-type="float">
            <text:p>103.328882860469</text:p>
          </table:table-cell>
          <table:table-cell table:number-columns-repeated="13"/>
        </table:table-row>
        <table:table-row table:style-name="ro1">
          <table:table-cell office:value-type="float" office:value="509.454" calcext:value-type="float">
            <text:p>509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9.9404296875" calcext:value-type="float">
            <text:p>9969.9404296875</text:p>
          </table:table-cell>
          <table:table-cell table:number-columns-repeated="2"/>
          <table:table-cell table:formula="of:=[.G322]-(([.G322]-[.B323])*[.$I$1])" office:value-type="float" office:value="5.07784277065547" calcext:value-type="float">
            <text:p>5.07784277065547</text:p>
          </table:table-cell>
          <table:table-cell table:formula="of:=[.H322]-(([.H322]-[.G323])*[.$J$1])" office:value-type="float" office:value="68.941018829034" calcext:value-type="float">
            <text:p>68.941018829034</text:p>
          </table:table-cell>
          <table:table-cell table:number-columns-repeated="13"/>
        </table:table-row>
        <table:table-row table:style-name="ro1">
          <table:table-cell office:value-type="float" office:value="509.525" calcext:value-type="float">
            <text:p>509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9.2392578125" calcext:value-type="float">
            <text:p>9969.2392578125</text:p>
          </table:table-cell>
          <table:table-cell table:number-columns-repeated="2"/>
          <table:table-cell table:formula="of:=[.G323]-(([.G323]-[.B324])*[.$I$1])" office:value-type="float" office:value="2.79281352386051" calcext:value-type="float">
            <text:p>2.79281352386051</text:p>
          </table:table-cell>
          <table:table-cell table:formula="of:=[.H323]-(([.H323]-[.G324])*[.$J$1])" office:value-type="float" office:value="45.7891469722233" calcext:value-type="float">
            <text:p>45.7891469722233</text:p>
          </table:table-cell>
          <table:table-cell table:number-columns-repeated="13"/>
        </table:table-row>
        <table:table-row table:style-name="ro1">
          <table:table-cell office:value-type="float" office:value="509.593" calcext:value-type="float">
            <text:p>509.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.3525390625" calcext:value-type="float">
            <text:p>9968.3525390625</text:p>
          </table:table-cell>
          <table:table-cell table:number-columns-repeated="2"/>
          <table:table-cell table:formula="of:=[.G324]-(([.G324]-[.B325])*[.$I$1])" office:value-type="float" office:value="1.53604743812328" calcext:value-type="float">
            <text:p>1.53604743812328</text:p>
          </table:table-cell>
          <table:table-cell table:formula="of:=[.H324]-(([.H324]-[.G325])*[.$J$1])" office:value-type="float" office:value="30.3005621352883" calcext:value-type="float">
            <text:p>30.3005621352883</text:p>
          </table:table-cell>
          <table:table-cell table:number-columns-repeated="13"/>
        </table:table-row>
        <table:table-row table:style-name="ro1">
          <table:table-cell office:value-type="float" office:value="509.669" calcext:value-type="float">
            <text:p>509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7.4482421875" calcext:value-type="float">
            <text:p>9967.4482421875</text:p>
          </table:table-cell>
          <table:table-cell table:number-columns-repeated="2"/>
          <table:table-cell table:formula="of:=[.G325]-(([.G325]-[.B326])*[.$I$1])" office:value-type="float" office:value="0.844826090967803" calcext:value-type="float">
            <text:p>0.844826090967803</text:p>
          </table:table-cell>
          <table:table-cell table:formula="of:=[.H325]-(([.H325]-[.G326])*[.$J$1])" office:value-type="float" office:value="19.9910545197761" calcext:value-type="float">
            <text:p>19.9910545197761</text:p>
          </table:table-cell>
          <table:table-cell table:number-columns-repeated="13"/>
        </table:table-row>
        <table:table-row table:style-name="ro1">
          <table:table-cell office:value-type="float" office:value="509.859" calcext:value-type="float">
            <text:p>509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5.0712890625" calcext:value-type="float">
            <text:p>9965.0712890625</text:p>
          </table:table-cell>
          <table:table-cell table:number-columns-repeated="2"/>
          <table:table-cell table:formula="of:=[.G326]-(([.G326]-[.B327])*[.$I$1])" office:value-type="float" office:value="0.464654350032292" calcext:value-type="float">
            <text:p>0.464654350032292</text:p>
          </table:table-cell>
          <table:table-cell table:formula="of:=[.H326]-(([.H326]-[.G327])*[.$J$1])" office:value-type="float" office:value="13.1568144603658" calcext:value-type="float">
            <text:p>13.1568144603658</text:p>
          </table:table-cell>
          <table:table-cell table:number-columns-repeated="13"/>
        </table:table-row>
        <table:table-row table:style-name="ro1">
          <table:table-cell office:value-type="float" office:value="509.928" calcext:value-type="float">
            <text:p>509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4.36328125" calcext:value-type="float">
            <text:p>9964.36328125</text:p>
          </table:table-cell>
          <table:table-cell table:number-columns-repeated="2"/>
          <table:table-cell table:formula="of:=[.G327]-(([.G327]-[.B328])*[.$I$1])" office:value-type="float" office:value="0.25555989251776" calcext:value-type="float">
            <text:p>0.25555989251776</text:p>
          </table:table-cell>
          <table:table-cell table:formula="of:=[.H327]-(([.H327]-[.G328])*[.$J$1])" office:value-type="float" office:value="8.64137536161897" calcext:value-type="float">
            <text:p>8.64137536161897</text:p>
          </table:table-cell>
          <table:table-cell table:number-columns-repeated="13"/>
        </table:table-row>
        <table:table-row table:style-name="ro1">
          <table:table-cell office:value-type="float" office:value="510.007" calcext:value-type="float">
            <text:p>51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3.541015625" calcext:value-type="float">
            <text:p>9963.541015625</text:p>
          </table:table-cell>
          <table:table-cell table:number-columns-repeated="2"/>
          <table:table-cell table:formula="of:=[.G328]-(([.G328]-[.B329])*[.$I$1])" office:value-type="float" office:value="0.140557940884768" calcext:value-type="float">
            <text:p>0.140557940884768</text:p>
          </table:table-cell>
          <table:table-cell table:formula="of:=[.H328]-(([.H328]-[.G329])*[.$J$1])" office:value-type="float" office:value="5.666089264362" calcext:value-type="float">
            <text:p>5.666089264362</text:p>
          </table:table-cell>
          <table:table-cell table:number-columns-repeated="13"/>
        </table:table-row>
        <table:table-row table:style-name="ro1">
          <table:table-cell office:value-type="float" office:value="510.074" calcext:value-type="float">
            <text:p>510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2.8818359375" calcext:value-type="float">
            <text:p>9962.8818359375</text:p>
          </table:table-cell>
          <table:table-cell table:number-columns-repeated="2"/>
          <table:table-cell table:formula="of:=[.G329]-(([.G329]-[.B330])*[.$I$1])" office:value-type="float" office:value="0.0773068674866225" calcext:value-type="float">
            <text:p>0.0773068674866225</text:p>
          </table:table-cell>
          <table:table-cell table:formula="of:=[.H329]-(([.H329]-[.G330])*[.$J$1])" office:value-type="float" office:value="3.71001542545562" calcext:value-type="float">
            <text:p>3.71001542545562</text:p>
          </table:table-cell>
          <table:table-cell table:number-columns-repeated="13"/>
        </table:table-row>
        <table:table-row table:style-name="ro1">
          <table:table-cell office:value-type="float" office:value="510.142" calcext:value-type="float">
            <text:p>51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2.125" calcext:value-type="float">
            <text:p>9962.125</text:p>
          </table:table-cell>
          <table:table-cell table:number-columns-repeated="2"/>
          <table:table-cell table:formula="of:=[.G330]-(([.G330]-[.B331])*[.$I$1])" office:value-type="float" office:value="0.0425187771176424" calcext:value-type="float">
            <text:p>0.0425187771176424</text:p>
          </table:table-cell>
          <table:table-cell table:formula="of:=[.H330]-(([.H330]-[.G331])*[.$J$1])" office:value-type="float" office:value="2.42639159853733" calcext:value-type="float">
            <text:p>2.42639159853733</text:p>
          </table:table-cell>
          <table:table-cell table:number-columns-repeated="13"/>
        </table:table-row>
        <table:table-row table:style-name="ro1">
          <table:table-cell office:value-type="float" office:value="510.215" calcext:value-type="float">
            <text:p>510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1.4052734375" calcext:value-type="float">
            <text:p>9961.4052734375</text:p>
          </table:table-cell>
          <table:table-cell table:number-columns-repeated="2"/>
          <table:table-cell table:formula="of:=[.G331]-(([.G331]-[.B332])*[.$I$1])" office:value-type="float" office:value="0.0233853274147033" calcext:value-type="float">
            <text:p>0.0233853274147033</text:p>
          </table:table-cell>
          <table:table-cell table:formula="of:=[.H331]-(([.H331]-[.G332])*[.$J$1])" office:value-type="float" office:value="1.58533940364441" calcext:value-type="float">
            <text:p>1.58533940364441</text:p>
          </table:table-cell>
          <table:table-cell table:number-columns-repeated="13"/>
        </table:table-row>
        <table:table-row table:style-name="ro1">
          <table:table-cell office:value-type="float" office:value="510.292" calcext:value-type="float">
            <text:p>510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0.7216796875" calcext:value-type="float">
            <text:p>9960.7216796875</text:p>
          </table:table-cell>
          <table:table-cell table:number-columns-repeated="2"/>
          <table:table-cell table:formula="of:=[.G332]-(([.G332]-[.B333])*[.$I$1])" office:value-type="float" office:value="0.0128619300780868" calcext:value-type="float">
            <text:p>0.0128619300780868</text:p>
          </table:table-cell>
          <table:table-cell table:formula="of:=[.H332]-(([.H332]-[.G333])*[.$J$1])" office:value-type="float" office:value="1.0349722878962" calcext:value-type="float">
            <text:p>1.0349722878962</text:p>
          </table:table-cell>
          <table:table-cell table:number-columns-repeated="13"/>
        </table:table-row>
        <table:table-row table:style-name="ro1">
          <table:table-cell office:value-type="float" office:value="510.36" calcext:value-type="float">
            <text:p>51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0.1796875" calcext:value-type="float">
            <text:p>9960.1796875</text:p>
          </table:table-cell>
          <table:table-cell table:number-columns-repeated="2"/>
          <table:table-cell table:formula="of:=[.G333]-(([.G333]-[.B334])*[.$I$1])" office:value-type="float" office:value="0.00707406154294775" calcext:value-type="float">
            <text:p>0.00707406154294775</text:p>
          </table:table-cell>
          <table:table-cell table:formula="of:=[.H333]-(([.H333]-[.G334])*[.$J$1])" office:value-type="float" office:value="0.675207908672559" calcext:value-type="float">
            <text:p>0.675207908672559</text:p>
          </table:table-cell>
          <table:table-cell table:number-columns-repeated="13"/>
        </table:table-row>
        <table:table-row table:style-name="ro1">
          <table:table-cell office:value-type="float" office:value="510.431" calcext:value-type="float">
            <text:p>510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9.5615234375" calcext:value-type="float">
            <text:p>9959.5615234375</text:p>
          </table:table-cell>
          <table:table-cell table:number-columns-repeated="2"/>
          <table:table-cell table:formula="of:=[.G334]-(([.G334]-[.B335])*[.$I$1])" office:value-type="float" office:value="0.00389073384862126" calcext:value-type="float">
            <text:p>0.00389073384862126</text:p>
          </table:table-cell>
          <table:table-cell table:formula="of:=[.H334]-(([.H334]-[.G335])*[.$J$1])" office:value-type="float" office:value="0.440246897484181" calcext:value-type="float">
            <text:p>0.440246897484181</text:p>
          </table:table-cell>
          <table:table-cell table:number-columns-repeated="13"/>
        </table:table-row>
        <table:table-row table:style-name="ro1">
          <table:table-cell office:value-type="float" office:value="510.501" calcext:value-type="float">
            <text:p>510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9.072265625" calcext:value-type="float">
            <text:p>9959.072265625</text:p>
          </table:table-cell>
          <table:table-cell table:number-columns-repeated="2"/>
          <table:table-cell table:formula="of:=[.G335]-(([.G335]-[.B336])*[.$I$1])" office:value-type="float" office:value="0.0021399036167417" calcext:value-type="float">
            <text:p>0.0021399036167417</text:p>
          </table:table-cell>
          <table:table-cell table:formula="of:=[.H335]-(([.H335]-[.G336])*[.$J$1])" office:value-type="float" office:value="0.286909449630577" calcext:value-type="float">
            <text:p>0.286909449630577</text:p>
          </table:table-cell>
          <table:table-cell table:number-columns-repeated="13"/>
        </table:table-row>
        <table:table-row table:style-name="ro1">
          <table:table-cell office:value-type="float" office:value="510.566" calcext:value-type="float">
            <text:p>510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8.60546875" calcext:value-type="float">
            <text:p>9958.60546875</text:p>
          </table:table-cell>
          <table:table-cell table:number-columns-repeated="2"/>
          <table:table-cell table:formula="of:=[.G336]-(([.G336]-[.B337])*[.$I$1])" office:value-type="float" office:value="0.00117694698920793" calcext:value-type="float">
            <text:p>0.00117694698920793</text:p>
          </table:table-cell>
          <table:table-cell table:formula="of:=[.H336]-(([.H336]-[.G337])*[.$J$1])" office:value-type="float" office:value="0.186903073706098" calcext:value-type="float">
            <text:p>0.186903073706098</text:p>
          </table:table-cell>
          <table:table-cell table:number-columns-repeated="13"/>
        </table:table-row>
        <table:table-row table:style-name="ro1">
          <table:table-cell office:value-type="float" office:value="510.647" calcext:value-type="float">
            <text:p>510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7.990234375" calcext:value-type="float">
            <text:p>9957.990234375</text:p>
          </table:table-cell>
          <table:table-cell table:number-columns-repeated="2"/>
          <table:table-cell table:formula="of:=[.G337]-(([.G337]-[.B338])*[.$I$1])" office:value-type="float" office:value="0.000647320844064363" calcext:value-type="float">
            <text:p>0.000647320844064363</text:p>
          </table:table-cell>
          <table:table-cell table:formula="of:=[.H337]-(([.H337]-[.G338])*[.$J$1])" office:value-type="float" office:value="0.121713560204386" calcext:value-type="float">
            <text:p>0.121713560204386</text:p>
          </table:table-cell>
          <table:table-cell table:number-columns-repeated="13"/>
        </table:table-row>
        <table:table-row table:style-name="ro1">
          <table:table-cell office:value-type="float" office:value="510.717" calcext:value-type="float">
            <text:p>510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7.5751953125" calcext:value-type="float">
            <text:p>9957.5751953125</text:p>
          </table:table-cell>
          <table:table-cell table:number-columns-repeated="2"/>
          <table:table-cell table:formula="of:=[.G338]-(([.G338]-[.B339])*[.$I$1])" office:value-type="float" office:value="0.0003560264642354" calcext:value-type="float">
            <text:p>0.0003560264642354</text:p>
          </table:table-cell>
          <table:table-cell table:formula="of:=[.H338]-(([.H338]-[.G339])*[.$J$1])" office:value-type="float" office:value="0.0792384233953334" calcext:value-type="float">
            <text:p>0.0792384233953334</text:p>
          </table:table-cell>
          <table:table-cell table:number-columns-repeated="13"/>
        </table:table-row>
        <table:table-row table:style-name="ro1">
          <table:table-cell office:value-type="float" office:value="510.796" calcext:value-type="float">
            <text:p>510.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7.02734375" calcext:value-type="float">
            <text:p>9957.02734375</text:p>
          </table:table-cell>
          <table:table-cell table:number-columns-repeated="2"/>
          <table:table-cell table:formula="of:=[.G339]-(([.G339]-[.B340])*[.$I$1])" office:value-type="float" office:value="0.00019581455532947" calcext:value-type="float">
            <text:p>0.00019581455532947</text:p>
          </table:table-cell>
          <table:table-cell table:formula="of:=[.H339]-(([.H339]-[.G340])*[.$J$1])" office:value-type="float" office:value="0.051573510301332" calcext:value-type="float">
            <text:p>0.051573510301332</text:p>
          </table:table-cell>
          <table:table-cell table:number-columns-repeated="13"/>
        </table:table-row>
        <table:table-row table:style-name="ro1">
          <table:table-cell office:value-type="float" office:value="510.869" calcext:value-type="float">
            <text:p>510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6.5869140625" calcext:value-type="float">
            <text:p>9956.5869140625</text:p>
          </table:table-cell>
          <table:table-cell table:number-columns-repeated="2"/>
          <table:table-cell table:formula="of:=[.G340]-(([.G340]-[.B341])*[.$I$1])" office:value-type="float" office:value="0.000107698005431208" calcext:value-type="float">
            <text:p>0.000107698005431208</text:p>
          </table:table-cell>
          <table:table-cell table:formula="of:=[.H340]-(([.H340]-[.G341])*[.$J$1])" office:value-type="float" office:value="0.0335604759977668" calcext:value-type="float">
            <text:p>0.0335604759977668</text:p>
          </table:table-cell>
          <table:table-cell table:number-columns-repeated="13"/>
        </table:table-row>
        <table:table-row table:style-name="ro1">
          <table:table-cell office:value-type="float" office:value="510.94" calcext:value-type="float">
            <text:p>51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6.1728515625" calcext:value-type="float">
            <text:p>9956.1728515625</text:p>
          </table:table-cell>
          <table:table-cell table:number-columns-repeated="2"/>
          <table:table-cell table:formula="of:=[.G341]-(([.G341]-[.B342])*[.$I$1])" office:value-type="float" office:value="0.0000592339029871646" calcext:value-type="float">
            <text:p>5.92339029871646E-05</text:p>
          </table:table-cell>
          <table:table-cell table:formula="of:=[.H341]-(([.H341]-[.G342])*[.$J$1])" office:value-type="float" office:value="0.0218350412645939" calcext:value-type="float">
            <text:p>0.0218350412645939</text:p>
          </table:table-cell>
          <table:table-cell table:number-columns-repeated="13"/>
        </table:table-row>
        <table:table-row table:style-name="ro1">
          <table:table-cell office:value-type="float" office:value="511.009" calcext:value-type="float">
            <text:p>511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5.8466796875" calcext:value-type="float">
            <text:p>9955.8466796875</text:p>
          </table:table-cell>
          <table:table-cell table:number-columns-repeated="2"/>
          <table:table-cell table:formula="of:=[.G342]-(([.G342]-[.B343])*[.$I$1])" office:value-type="float" office:value="0.0000325786466429405" calcext:value-type="float">
            <text:p>3.25786466429405E-05</text:p>
          </table:table-cell>
          <table:table-cell table:formula="of:=[.H342]-(([.H342]-[.G343])*[.$J$1])" office:value-type="float" office:value="0.0142041793483111" calcext:value-type="float">
            <text:p>0.0142041793483111</text:p>
          </table:table-cell>
          <table:table-cell table:number-columns-repeated="13"/>
        </table:table-row>
        <table:table-row table:style-name="ro1">
          <table:table-cell office:value-type="float" office:value="511.078" calcext:value-type="float">
            <text:p>511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5.4755859375" calcext:value-type="float">
            <text:p>9955.4755859375</text:p>
          </table:table-cell>
          <table:table-cell table:number-columns-repeated="2"/>
          <table:table-cell table:formula="of:=[.G343]-(([.G343]-[.B344])*[.$I$1])" office:value-type="float" office:value="0.0000179182556536173" calcext:value-type="float">
            <text:p>1.79182556536173E-05</text:p>
          </table:table-cell>
          <table:table-cell table:formula="of:=[.H343]-(([.H343]-[.G344])*[.$J$1])" office:value-type="float" office:value="0.00923898796588096" calcext:value-type="float">
            <text:p>0.00923898796588096</text:p>
          </table:table-cell>
          <table:table-cell table:number-columns-repeated="13"/>
        </table:table-row>
        <table:table-row table:style-name="ro1">
          <table:table-cell office:value-type="float" office:value="511.146" calcext:value-type="float">
            <text:p>511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5.126953125" calcext:value-type="float">
            <text:p>9955.126953125</text:p>
          </table:table-cell>
          <table:table-cell table:number-columns-repeated="2"/>
          <table:table-cell table:formula="of:=[.G344]-(([.G344]-[.B345])*[.$I$1])" office:value-type="float" office:value="0.00000985504060948951" calcext:value-type="float">
            <text:p>9.85504060948951E-06</text:p>
          </table:table-cell>
          <table:table-cell table:formula="of:=[.H344]-(([.H344]-[.G345])*[.$J$1])" office:value-type="float" office:value="0.00600879144203594" calcext:value-type="float">
            <text:p>0.00600879144203594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345]-(([.G345]-[.B346])*[.$I$1])" office:value-type="float" office:value="0.00000542027233521923" calcext:value-type="float">
            <text:p>5.42027233521923E-06</text:p>
          </table:table-cell>
          <table:table-cell table:formula="of:=[.H345]-(([.H345]-[.G346])*[.$J$1])" office:value-type="float" office:value="0.00390761153264069" calcext:value-type="float">
            <text:p>0.003907611532640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346]-(([.G346]-[.B347])*[.$I$1])" office:value-type="float" office:value="0.00000298114978437058" calcext:value-type="float">
            <text:p>2.98114978437058E-06</text:p>
          </table:table-cell>
          <table:table-cell table:number-columns-repeated="14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dy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P</text:p>
          </table:table-cell>
          <table:table-cell table:formula="of:=(([.R362]*[.R358])/([.R361]*[.R359]))*1.2" office:value-type="float" office:value="0.00285714285714286" calcext:value-type="float">
            <text:p>0.00285714285714286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I</text:p>
          </table:table-cell>
          <table:table-cell table:formula="of:=2*[.R361]" office:value-type="float" office:value="0.002" calcext:value-type="float">
            <text:p>0.00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d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D</text:p>
          </table:table-cell>
          <table:table-cell table:formula="of:=0.5*[.R361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s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11:17:29.321721080</dc:date>
    <meta:editing-duration>PT1H27M6S</meta:editing-duration>
    <meta:editing-cycles>34</meta:editing-cycles>
    <meta:generator>LibreOffice/7.5.2.2$Linux_X86_64 LibreOffice_project/50$Build-2</meta:generator>
    <meta:document-statistic meta:table-count="1" meta:cell-count="208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8.631cm" svg:height="15.655cm" xlink:href=".." xlink:type="simple" chart:class="chart:scatter" chart:style-name="ch1">
        <chart:legend chart:legend-position="end" svg:x="65.752cm" svg:y="7.03cm" style:legend-expansion="high" chart:style-name="ch2"/>
        <chart:plot-area chart:style-name="ch3" table:cell-range-address="calibr10.A1:calibr10.A345 calibr10.C1:calibr10.C345 calibr10.G1:calibr10.H345" svg:x="1.372cm" svg:y="0.313cm" svg:width="63.008cm" svg:height="15.029cm">
          <chart:coordinate-region svg:x="2.365cm" svg:y="0.512cm" svg:width="61.736cm" svg:height="14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10.C1:calibr10.C345" chart:class="chart:scatter">
            <chart:domain table:cell-range-address="calibr10.A1:calibr10.A345"/>
            <chart:data-point chart:repeated="345"/>
          </chart:series>
          <chart:series chart:style-name="ch8" chart:values-cell-range-address="calibr10.G1:calibr10.G345" chart:class="chart:scatter">
            <chart:data-point chart:repeated="345"/>
          </chart:series>
          <chart:series chart:style-name="ch9" chart:values-cell-range-address="calibr10.H1:calibr10.H345" chart:class="chart:scatter">
            <chart:data-point chart:repeated="3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5.988">
                <text:p>485.988</text:p>
                <draw:g>
                  <svg:desc>calibr10.A1:calibr10.A345</svg:desc>
                </draw:g>
              </table:table-cell>
              <table:table-cell office:value-type="float" office:value="0">
                <text:p>0</text:p>
                <draw:g>
                  <svg:desc>calibr10.C1:calibr10.C345</svg:desc>
                </draw:g>
              </table:table-cell>
              <table:table-cell office:value-type="float" office:value="0">
                <text:p>0</text:p>
                <draw:g>
                  <svg:desc>calibr10.G1:calibr10.G345</svg:desc>
                </draw:g>
              </table:table-cell>
              <table:table-cell office:value-type="float" office:value="0">
                <text:p>0</text:p>
                <draw:g>
                  <svg:desc>calibr10.H1:calibr10.H3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.053">
                <text:p>486.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.124">
                <text:p>486.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196">
                <text:p>486.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.272">
                <text:p>486.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.344">
                <text:p>486.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.426">
                <text:p>486.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.497">
                <text:p>486.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6.569">
                <text:p>486.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6.642">
                <text:p>486.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.722">
                <text:p>486.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6.789">
                <text:p>486.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6.861">
                <text:p>486.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6.932">
                <text:p>486.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7.008">
                <text:p>487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.079">
                <text:p>487.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7.152">
                <text:p>487.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.224">
                <text:p>487.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7.296">
                <text:p>487.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7.369">
                <text:p>487.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7.471">
                <text:p>487.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7.544">
                <text:p>487.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7.612">
                <text:p>487.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7.681">
                <text:p>487.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7.751">
                <text:p>487.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7.88">
                <text:p>487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.952">
                <text:p>487.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8.021">
                <text:p>488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8.091">
                <text:p>488.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8.164">
                <text:p>488.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8.234">
                <text:p>488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8.309">
                <text:p>488.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8.38">
                <text:p>488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8.448">
                <text:p>488.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8.518">
                <text:p>488.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8.585">
                <text:p>488.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.656">
                <text:p>488.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8.728">
                <text:p>488.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8.804">
                <text:p>488.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8.875">
                <text:p>488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.946">
                <text:p>488.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.016">
                <text:p>489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9.185">
                <text:p>489.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9.257">
                <text:p>489.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9.328">
                <text:p>489.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9.4">
                <text:p>48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9.469">
                <text:p>489.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.542">
                <text:p>489.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9.612">
                <text:p>489.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9.684">
                <text:p>489.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9.757">
                <text:p>489.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9.842">
                <text:p>489.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9.916">
                <text:p>489.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9.988">
                <text:p>489.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0.06">
                <text:p>49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0.131">
                <text:p>490.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0.197">
                <text:p>490.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0.264">
                <text:p>49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0.332">
                <text:p>490.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0.397">
                <text:p>490.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0.464">
                <text:p>490.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0.536">
                <text:p>490.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0.608">
                <text:p>490.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0.68">
                <text:p>49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0.748">
                <text:p>490.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0.813">
                <text:p>490.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0.884">
                <text:p>490.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0.953">
                <text:p>490.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.024">
                <text:p>491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.089">
                <text:p>491.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.157">
                <text:p>491.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1.227">
                <text:p>491.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.3">
                <text:p>49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.485">
                <text:p>491.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1.552">
                <text:p>491.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1.623">
                <text:p>491.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1.693">
                <text:p>491.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.762">
                <text:p>491.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.833">
                <text:p>491.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.901">
                <text:p>491.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1.966">
                <text:p>491.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2.038">
                <text:p>492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2.107">
                <text:p>492.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2.18">
                <text:p>492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2.252">
                <text:p>492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2.32">
                <text:p>492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2.388">
                <text:p>492.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2.455">
                <text:p>492.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2.521">
                <text:p>492.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2.588">
                <text:p>492.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2.656">
                <text:p>492.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2.728">
                <text:p>492.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2.801">
                <text:p>492.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2.866">
                <text:p>492.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2.934">
                <text:p>492.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3.004">
                <text:p>493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3.072">
                <text:p>493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3.141">
                <text:p>493.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3.211">
                <text:p>493.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3.281">
                <text:p>493.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3.35">
                <text:p>493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3.42">
                <text:p>49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3.49">
                <text:p>493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.56">
                <text:p>49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3.632">
                <text:p>493.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3.711">
                <text:p>493.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3.777">
                <text:p>493.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3.848">
                <text:p>493.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3.92">
                <text:p>49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3.993">
                <text:p>493.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4.064">
                <text:p>494.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4.136">
                <text:p>494.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4.21">
                <text:p>49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4.281">
                <text:p>494.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4.348">
                <text:p>494.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4.413">
                <text:p>494.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4.485">
                <text:p>494.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4.549">
                <text:p>494.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4.613">
                <text:p>494.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4.681">
                <text:p>494.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4.753">
                <text:p>494.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4.825">
                <text:p>494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4.895">
                <text:p>494.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4.969">
                <text:p>494.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5.033">
                <text:p>495.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5.105">
                <text:p>495.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5.176">
                <text:p>495.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5.252">
                <text:p>495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5.325">
                <text:p>495.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5.389">
                <text:p>495.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5.472">
                <text:p>495.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5.548">
                <text:p>495.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5.618">
                <text:p>495.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5.689">
                <text:p>495.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5.769">
                <text:p>495.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5.84">
                <text:p>495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5.91">
                <text:p>495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5.985">
                <text:p>495.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6.056">
                <text:p>496.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6.128">
                <text:p>496.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6.207">
                <text:p>496.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6.279">
                <text:p>496.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6.347">
                <text:p>496.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6.416">
                <text:p>496.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6.481">
                <text:p>496.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6.553">
                <text:p>496.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6.625">
                <text:p>496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6.693">
                <text:p>496.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6.768">
                <text:p>496.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6.841">
                <text:p>496.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6.91">
                <text:p>496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6.977">
                <text:p>496.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7.053">
                <text:p>497.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7.125">
                <text:p>497.125</text:p>
              </table:table-cell>
              <table:table-cell office:value-type="float" office:value="0">
                <text:p>0</text:p>
              </table:table-cell>
              <table:table-cell office:value-type="float" office:value="214.708557128906">
                <text:p>214.708557128906</text:p>
              </table:table-cell>
              <table:table-cell office:value-type="float" office:value="75.1479949951172">
                <text:p>75.14799499511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7.201">
                <text:p>497.201</text:p>
              </table:table-cell>
              <table:table-cell office:value-type="float" office:value="0">
                <text:p>0</text:p>
              </table:table-cell>
              <table:table-cell office:value-type="float" office:value="1022.25132751465">
                <text:p>1022.25132751465</text:p>
              </table:table-cell>
              <table:table-cell office:value-type="float" office:value="406.634161376953">
                <text:p>406.6341613769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7.281">
                <text:p>497.281</text:p>
              </table:table-cell>
              <table:table-cell office:value-type="float" office:value="0">
                <text:p>0</text:p>
              </table:table-cell>
              <table:table-cell office:value-type="float" office:value="1559.20169448853">
                <text:p>1559.20169448853</text:p>
              </table:table-cell>
              <table:table-cell office:value-type="float" office:value="810.032797966004">
                <text:p>810.032797966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7.352">
                <text:p>497.352</text:p>
              </table:table-cell>
              <table:table-cell office:value-type="float" office:value="0">
                <text:p>0</text:p>
              </table:table-cell>
              <table:table-cell office:value-type="float" office:value="1863.80454769135">
                <text:p>1863.80454769135</text:p>
              </table:table-cell>
              <table:table-cell office:value-type="float" office:value="1178.85291036987">
                <text:p>1178.85291036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7.427">
                <text:p>497.427</text:p>
              </table:table-cell>
              <table:table-cell office:value-type="float" office:value="0">
                <text:p>0</text:p>
              </table:table-cell>
              <table:table-cell office:value-type="float" office:value="1984.55105835915">
                <text:p>1984.55105835915</text:p>
              </table:table-cell>
              <table:table-cell office:value-type="float" office:value="1460.84726216612">
                <text:p>1460.847262166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7.497">
                <text:p>497.497</text:p>
              </table:table-cell>
              <table:table-cell office:value-type="float" office:value="0">
                <text:p>0</text:p>
              </table:table-cell>
              <table:table-cell office:value-type="float" office:value="2093.99629498816">
                <text:p>2093.99629498816</text:p>
              </table:table-cell>
              <table:table-cell office:value-type="float" office:value="1682.44942365383">
                <text:p>1682.449423653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7.564">
                <text:p>497.564</text:p>
              </table:table-cell>
              <table:table-cell office:value-type="float" office:value="0">
                <text:p>0</text:p>
              </table:table-cell>
              <table:table-cell office:value-type="float" office:value="2063.06853719466">
                <text:p>2063.06853719466</text:p>
              </table:table-cell>
              <table:table-cell office:value-type="float" office:value="1815.66611339312">
                <text:p>1815.666113393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7.642">
                <text:p>497.642</text:p>
              </table:table-cell>
              <table:table-cell office:value-type="float" office:value="0">
                <text:p>0</text:p>
              </table:table-cell>
              <table:table-cell office:value-type="float" office:value="1965.37648940238">
                <text:p>1965.37648940238</text:p>
              </table:table-cell>
              <table:table-cell office:value-type="float" office:value="1868.06474499636">
                <text:p>1868.064744996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7.712">
                <text:p>497.712</text:p>
              </table:table-cell>
              <table:table-cell office:value-type="float" office:value="0">
                <text:p>0</text:p>
              </table:table-cell>
              <table:table-cell office:value-type="float" office:value="2165.99924446428">
                <text:p>2165.99924446428</text:p>
              </table:table-cell>
              <table:table-cell office:value-type="float" office:value="1972.34181981013">
                <text:p>1972.341819810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7.784">
                <text:p>497.784</text:p>
              </table:table-cell>
              <table:table-cell office:value-type="float" office:value="0">
                <text:p>0</text:p>
              </table:table-cell>
              <table:table-cell office:value-type="float" office:value="2182.49456736551">
                <text:p>2182.49456736551</text:p>
              </table:table-cell>
              <table:table-cell office:value-type="float" office:value="2045.89528145451">
                <text:p>2045.89528145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7.858">
                <text:p>497.858</text:p>
              </table:table-cell>
              <table:table-cell office:value-type="float" office:value="0">
                <text:p>0</text:p>
              </table:table-cell>
              <table:table-cell office:value-type="float" office:value="2158.32577181666">
                <text:p>2158.32577181666</text:p>
              </table:table-cell>
              <table:table-cell office:value-type="float" office:value="2085.24595308126">
                <text:p>2085.24595308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7.928">
                <text:p>497.928</text:p>
              </table:table-cell>
              <table:table-cell office:value-type="float" office:value="0">
                <text:p>0</text:p>
              </table:table-cell>
              <table:table-cell office:value-type="float" office:value="2093.99583709682">
                <text:p>2093.99583709682</text:p>
              </table:table-cell>
              <table:table-cell office:value-type="float" office:value="2088.30841248671">
                <text:p>2088.308412486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7.997">
                <text:p>497.997</text:p>
              </table:table-cell>
              <table:table-cell office:value-type="float" office:value="0">
                <text:p>0</text:p>
              </table:table-cell>
              <table:table-cell office:value-type="float" office:value="2125.08012007122">
                <text:p>2125.08012007122</text:p>
              </table:table-cell>
              <table:table-cell office:value-type="float" office:value="2101.17851014129">
                <text:p>2101.17851014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8.07">
                <text:p>498.07</text:p>
              </table:table-cell>
              <table:table-cell office:value-type="float" office:value="0">
                <text:p>0</text:p>
              </table:table-cell>
              <table:table-cell office:value-type="float" office:value="1918.0796617423">
                <text:p>1918.0796617423</text:p>
              </table:table-cell>
              <table:table-cell office:value-type="float" office:value="2037.09391320164">
                <text:p>2037.093913201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8.141">
                <text:p>498.141</text:p>
              </table:table-cell>
              <table:table-cell office:value-type="float" office:value="0">
                <text:p>0</text:p>
              </table:table-cell>
              <table:table-cell office:value-type="float" office:value="1804.22940966139">
                <text:p>1804.22940966139</text:p>
              </table:table-cell>
              <table:table-cell office:value-type="float" office:value="1955.59133696255">
                <text:p>1955.59133696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8.208">
                <text:p>498.208</text:p>
              </table:table-cell>
              <table:table-cell office:value-type="float" office:value="0">
                <text:p>0</text:p>
              </table:table-cell>
              <table:table-cell office:value-type="float" office:value="2260.08010597783">
                <text:p>2260.08010597783</text:p>
              </table:table-cell>
              <table:table-cell office:value-type="float" office:value="2062.1624061179">
                <text:p>2062.16240611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8.277">
                <text:p>498.277</text:p>
              </table:table-cell>
              <table:table-cell office:value-type="float" office:value="0">
                <text:p>0</text:p>
              </table:table-cell>
              <table:table-cell office:value-type="float" office:value="2300.22325750655">
                <text:p>2300.22325750655</text:p>
              </table:table-cell>
              <table:table-cell office:value-type="float" office:value="2145.48370410393">
                <text:p>2145.483704103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8.341">
                <text:p>498.341</text:p>
              </table:table-cell>
              <table:table-cell office:value-type="float" office:value="0">
                <text:p>0</text:p>
              </table:table-cell>
              <table:table-cell office:value-type="float" office:value="2062.67945666767">
                <text:p>2062.67945666767</text:p>
              </table:table-cell>
              <table:table-cell office:value-type="float" office:value="2116.50221750124">
                <text:p>2116.50221750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8.414">
                <text:p>498.414</text:p>
              </table:table-cell>
              <table:table-cell office:value-type="float" office:value="0">
                <text:p>0</text:p>
              </table:table-cell>
              <table:table-cell office:value-type="float" office:value="1953.78109862815">
                <text:p>1953.78109862815</text:p>
              </table:table-cell>
              <table:table-cell office:value-type="float" office:value="2059.54982589566">
                <text:p>2059.54982589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8.473">
                <text:p>498.473</text:p>
              </table:table-cell>
              <table:table-cell office:value-type="float" office:value="0">
                <text:p>0</text:p>
              </table:table-cell>
              <table:table-cell office:value-type="float" office:value="1967.63163061267">
                <text:p>1967.63163061267</text:p>
              </table:table-cell>
              <table:table-cell office:value-type="float" office:value="2027.37845754661">
                <text:p>2027.37845754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8.537">
                <text:p>498.537</text:p>
              </table:table-cell>
              <table:table-cell office:value-type="float" office:value="0">
                <text:p>0</text:p>
              </table:table-cell>
              <table:table-cell office:value-type="float" office:value="2054.19333189557">
                <text:p>2054.19333189557</text:p>
              </table:table-cell>
              <table:table-cell office:value-type="float" office:value="2036.76366356875">
                <text:p>2036.76366356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8.618">
                <text:p>498.618</text:p>
              </table:table-cell>
              <table:table-cell office:value-type="float" office:value="0">
                <text:p>0</text:p>
              </table:table-cell>
              <table:table-cell office:value-type="float" office:value="1966.55771193709">
                <text:p>1966.55771193709</text:p>
              </table:table-cell>
              <table:table-cell office:value-type="float" office:value="2012.19158049767">
                <text:p>2012.191580497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8.692">
                <text:p>498.692</text:p>
              </table:table-cell>
              <table:table-cell office:value-type="float" office:value="0">
                <text:p>0</text:p>
              </table:table-cell>
              <table:table-cell office:value-type="float" office:value="2119.54217857712">
                <text:p>2119.54217857712</text:p>
              </table:table-cell>
              <table:table-cell office:value-type="float" office:value="2049.76428982548">
                <text:p>2049.76428982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8.765">
                <text:p>498.765</text:p>
              </table:table-cell>
              <table:table-cell office:value-type="float" office:value="0">
                <text:p>0</text:p>
              </table:table-cell>
              <table:table-cell office:value-type="float" office:value="2271.51498288539">
                <text:p>2271.51498288539</text:p>
              </table:table-cell>
              <table:table-cell office:value-type="float" office:value="2127.37703239645">
                <text:p>2127.37703239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8.841">
                <text:p>498.841</text:p>
              </table:table-cell>
              <table:table-cell office:value-type="float" office:value="0">
                <text:p>0</text:p>
              </table:table-cell>
              <table:table-cell office:value-type="float" office:value="2147.1747017686">
                <text:p>2147.1747017686</text:p>
              </table:table-cell>
              <table:table-cell office:value-type="float" office:value="2134.3062166767">
                <text:p>2134.3062166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9.01">
                <text:p>499.01</text:p>
              </table:table-cell>
              <table:table-cell office:value-type="float" office:value="0">
                <text:p>0</text:p>
              </table:table-cell>
              <table:table-cell office:value-type="float" office:value="1981.03691238875">
                <text:p>1981.03691238875</text:p>
              </table:table-cell>
              <table:table-cell office:value-type="float" office:value="2080.66196017592">
                <text:p>2080.661960175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9.077">
                <text:p>499.077</text:p>
              </table:table-cell>
              <table:table-cell office:value-type="float" office:value="0">
                <text:p>0</text:p>
              </table:table-cell>
              <table:table-cell office:value-type="float" office:value="1885.27461699936">
                <text:p>1885.27461699936</text:p>
              </table:table-cell>
              <table:table-cell office:value-type="float" office:value="2012.27639006412">
                <text:p>2012.27639006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9.148">
                <text:p>499.148</text:p>
              </table:table-cell>
              <table:table-cell office:value-type="float" office:value="0">
                <text:p>0</text:p>
              </table:table-cell>
              <table:table-cell office:value-type="float" office:value="1832.16667045316">
                <text:p>1832.16667045316</text:p>
              </table:table-cell>
              <table:table-cell office:value-type="float" office:value="1949.23798820029">
                <text:p>1949.237988200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9.223">
                <text:p>499.223</text:p>
              </table:table-cell>
              <table:table-cell office:value-type="float" office:value="0">
                <text:p>0</text:p>
              </table:table-cell>
              <table:table-cell office:value-type="float" office:value="1922.19603886643">
                <text:p>1922.19603886643</text:p>
              </table:table-cell>
              <table:table-cell office:value-type="float" office:value="1939.77330593344">
                <text:p>1939.773305933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9.302">
                <text:p>499.302</text:p>
              </table:table-cell>
              <table:table-cell office:value-type="float" office:value="0">
                <text:p>0</text:p>
              </table:table-cell>
              <table:table-cell office:value-type="float" office:value="2150.63157625935">
                <text:p>2150.63157625935</text:p>
              </table:table-cell>
              <table:table-cell office:value-type="float" office:value="2013.5737005475">
                <text:p>2013.57370054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9.387">
                <text:p>499.387</text:p>
              </table:table-cell>
              <table:table-cell office:value-type="float" office:value="0">
                <text:p>0</text:p>
              </table:table-cell>
              <table:table-cell office:value-type="float" office:value="2151.02401489186">
                <text:p>2151.02401489186</text:p>
              </table:table-cell>
              <table:table-cell office:value-type="float" office:value="2061.68131056803">
                <text:p>2061.68131056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9.461">
                <text:p>499.461</text:p>
              </table:table-cell>
              <table:table-cell office:value-type="float" office:value="0">
                <text:p>0</text:p>
              </table:table-cell>
              <table:table-cell office:value-type="float" office:value="2353.42377947959">
                <text:p>2353.42377947959</text:p>
              </table:table-cell>
              <table:table-cell office:value-type="float" office:value="2163.79117468707">
                <text:p>2163.791174687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9.531">
                <text:p>499.531</text:p>
              </table:table-cell>
              <table:table-cell office:value-type="float" office:value="0">
                <text:p>0</text:p>
              </table:table-cell>
              <table:table-cell office:value-type="float" office:value="2222.54037851846">
                <text:p>2222.54037851846</text:p>
              </table:table-cell>
              <table:table-cell office:value-type="float" office:value="2184.35339602806">
                <text:p>2184.353396028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9.597">
                <text:p>499.597</text:p>
              </table:table-cell>
              <table:table-cell office:value-type="float" office:value="0">
                <text:p>0</text:p>
              </table:table-cell>
              <table:table-cell office:value-type="float" office:value="2221.7601964664">
                <text:p>2221.7601964664</text:p>
              </table:table-cell>
              <table:table-cell office:value-type="float" office:value="2197.44577618148">
                <text:p>2197.445776181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9.668">
                <text:p>499.668</text:p>
              </table:table-cell>
              <table:table-cell office:value-type="float" office:value="0">
                <text:p>0</text:p>
              </table:table-cell>
              <table:table-cell office:value-type="float" office:value="2133.02568251941">
                <text:p>2133.02568251941</text:p>
              </table:table-cell>
              <table:table-cell office:value-type="float" office:value="2174.89874339976">
                <text:p>2174.89874339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9.742">
                <text:p>499.742</text:p>
              </table:table-cell>
              <table:table-cell office:value-type="float" office:value="0">
                <text:p>0</text:p>
              </table:table-cell>
              <table:table-cell office:value-type="float" office:value="2075.3911639599">
                <text:p>2075.3911639599</text:p>
              </table:table-cell>
              <table:table-cell office:value-type="float" office:value="2140.07109059581">
                <text:p>2140.07109059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9.812">
                <text:p>499.812</text:p>
              </table:table-cell>
              <table:table-cell office:value-type="float" office:value="0">
                <text:p>0</text:p>
              </table:table-cell>
              <table:table-cell office:value-type="float" office:value="2162.09172709201">
                <text:p>2162.09172709201</text:p>
              </table:table-cell>
              <table:table-cell office:value-type="float" office:value="2147.77831336948">
                <text:p>2147.778313369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9.883">
                <text:p>499.883</text:p>
              </table:table-cell>
              <table:table-cell office:value-type="float" office:value="0">
                <text:p>0</text:p>
              </table:table-cell>
              <table:table-cell office:value-type="float" office:value="2102.33437324045">
                <text:p>2102.33437324045</text:p>
              </table:table-cell>
              <table:table-cell office:value-type="float" office:value="2131.87293432432">
                <text:p>2131.872934324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9.949">
                <text:p>499.949</text:p>
              </table:table-cell>
              <table:table-cell office:value-type="float" office:value="0">
                <text:p>0</text:p>
              </table:table-cell>
              <table:table-cell office:value-type="float" office:value="2225.71912256741">
                <text:p>2225.71912256741</text:p>
              </table:table-cell>
              <table:table-cell office:value-type="float" office:value="2164.7191002094">
                <text:p>2164.7191002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0.021">
                <text:p>500.021</text:p>
              </table:table-cell>
              <table:table-cell office:value-type="float" office:value="0">
                <text:p>0</text:p>
              </table:table-cell>
              <table:table-cell office:value-type="float" office:value="2118.35385481442">
                <text:p>2118.35385481442</text:p>
              </table:table-cell>
              <table:table-cell office:value-type="float" office:value="2148.49126432115">
                <text:p>2148.49126432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0.094">
                <text:p>500.094</text:p>
              </table:table-cell>
              <table:table-cell office:value-type="float" office:value="0">
                <text:p>0</text:p>
              </table:table-cell>
              <table:table-cell office:value-type="float" office:value="2041.78020364403">
                <text:p>2041.78020364403</text:p>
              </table:table-cell>
              <table:table-cell office:value-type="float" office:value="2111.14239308416">
                <text:p>2111.14239308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0.175">
                <text:p>500.175</text:p>
              </table:table-cell>
              <table:table-cell office:value-type="float" office:value="0">
                <text:p>0</text:p>
              </table:table-cell>
              <table:table-cell office:value-type="float" office:value="2069.48193182844">
                <text:p>2069.48193182844</text:p>
              </table:table-cell>
              <table:table-cell office:value-type="float" office:value="2096.56123164466">
                <text:p>2096.561231644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0.248">
                <text:p>500.248</text:p>
              </table:table-cell>
              <table:table-cell office:value-type="float" office:value="0">
                <text:p>0</text:p>
              </table:table-cell>
              <table:table-cell office:value-type="float" office:value="2163.26913965408">
                <text:p>2163.26913965408</text:p>
              </table:table-cell>
              <table:table-cell office:value-type="float" office:value="2119.90899944795">
                <text:p>2119.908999447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0.32">
                <text:p>500.32</text:p>
              </table:table-cell>
              <table:table-cell office:value-type="float" office:value="0">
                <text:p>0</text:p>
              </table:table-cell>
              <table:table-cell office:value-type="float" office:value="2246.56370063787">
                <text:p>2246.56370063787</text:p>
              </table:table-cell>
              <table:table-cell office:value-type="float" office:value="2164.23814486442">
                <text:p>2164.238144864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0.389">
                <text:p>500.389</text:p>
              </table:table-cell>
              <table:table-cell office:value-type="float" office:value="0">
                <text:p>0</text:p>
              </table:table-cell>
              <table:table-cell office:value-type="float" office:value="2104.69483759692">
                <text:p>2104.69483759692</text:p>
              </table:table-cell>
              <table:table-cell office:value-type="float" office:value="2143.3979873208">
                <text:p>2143.39798732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0.458">
                <text:p>500.458</text:p>
              </table:table-cell>
              <table:table-cell office:value-type="float" office:value="0">
                <text:p>0</text:p>
              </table:table-cell>
              <table:table-cell office:value-type="float" office:value="2246.46394778768">
                <text:p>2246.46394778768</text:p>
              </table:table-cell>
              <table:table-cell office:value-type="float" office:value="2179.47107348421">
                <text:p>2179.47107348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0.525">
                <text:p>500.525</text:p>
              </table:table-cell>
              <table:table-cell office:value-type="float" office:value="0">
                <text:p>0</text:p>
              </table:table-cell>
              <table:table-cell office:value-type="float" office:value="2060.13853309963">
                <text:p>2060.13853309963</text:p>
              </table:table-cell>
              <table:table-cell office:value-type="float" office:value="2137.70468434961">
                <text:p>2137.704684349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.593">
                <text:p>500.593</text:p>
              </table:table-cell>
              <table:table-cell office:value-type="float" office:value="0">
                <text:p>0</text:p>
              </table:table-cell>
              <table:table-cell office:value-type="float" office:value="2098.22533871261">
                <text:p>2098.22533871261</text:p>
              </table:table-cell>
              <table:table-cell office:value-type="float" office:value="2123.88691337666">
                <text:p>2123.886913376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0.665">
                <text:p>500.665</text:p>
              </table:table-cell>
              <table:table-cell office:value-type="float" office:value="0">
                <text:p>0</text:p>
              </table:table-cell>
              <table:table-cell office:value-type="float" office:value="1990.09059278608">
                <text:p>1990.09059278608</text:p>
              </table:table-cell>
              <table:table-cell office:value-type="float" office:value="2077.05820116995">
                <text:p>2077.058201169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.732">
                <text:p>500.732</text:p>
              </table:table-cell>
              <table:table-cell office:value-type="float" office:value="0">
                <text:p>0</text:p>
              </table:table-cell>
              <table:table-cell office:value-type="float" office:value="1989.27776182336">
                <text:p>1989.27776182336</text:p>
              </table:table-cell>
              <table:table-cell office:value-type="float" office:value="2046.33504739865">
                <text:p>2046.33504739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0.8">
                <text:p>500.8</text:p>
              </table:table-cell>
              <table:table-cell office:value-type="float" office:value="0">
                <text:p>0</text:p>
              </table:table-cell>
              <table:table-cell office:value-type="float" office:value="2113.9794291591">
                <text:p>2113.9794291591</text:p>
              </table:table-cell>
              <table:table-cell office:value-type="float" office:value="2070.0105810148">
                <text:p>2070.01058101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0.871">
                <text:p>500.871</text:p>
              </table:table-cell>
              <table:table-cell office:value-type="float" office:value="0">
                <text:p>0</text:p>
              </table:table-cell>
              <table:table-cell office:value-type="float" office:value="2075.79762768789">
                <text:p>2075.79762768789</text:p>
              </table:table-cell>
              <table:table-cell office:value-type="float" office:value="2072.03604735038">
                <text:p>2072.036047350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0.944">
                <text:p>500.944</text:p>
              </table:table-cell>
              <table:table-cell office:value-type="float" office:value="0">
                <text:p>0</text:p>
              </table:table-cell>
              <table:table-cell office:value-type="float" office:value="2091.83381241584">
                <text:p>2091.83381241584</text:p>
              </table:table-cell>
              <table:table-cell office:value-type="float" office:value="2078.96526512329">
                <text:p>2078.965265123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1.017">
                <text:p>501.017</text:p>
              </table:table-cell>
              <table:table-cell office:value-type="float" office:value="0">
                <text:p>0</text:p>
              </table:table-cell>
              <table:table-cell office:value-type="float" office:value="2080.50094302012">
                <text:p>2080.50094302012</text:p>
              </table:table-cell>
              <table:table-cell office:value-type="float" office:value="2079.50275238718">
                <text:p>2079.502752387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1.085">
                <text:p>501.085</text:p>
              </table:table-cell>
              <table:table-cell office:value-type="float" office:value="0">
                <text:p>0</text:p>
              </table:table-cell>
              <table:table-cell office:value-type="float" office:value="2191.53505235248">
                <text:p>2191.53505235248</text:p>
              </table:table-cell>
              <table:table-cell office:value-type="float" office:value="2118.71405737504">
                <text:p>2118.714057375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1.153">
                <text:p>501.153</text:p>
              </table:table-cell>
              <table:table-cell office:value-type="float" office:value="0">
                <text:p>0</text:p>
              </table:table-cell>
              <table:table-cell office:value-type="float" office:value="2168.90447166496">
                <text:p>2168.90447166496</text:p>
              </table:table-cell>
              <table:table-cell office:value-type="float" office:value="2136.28070237651">
                <text:p>2136.280702376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1.224">
                <text:p>501.224</text:p>
              </table:table-cell>
              <table:table-cell office:value-type="float" office:value="0">
                <text:p>0</text:p>
              </table:table-cell>
              <table:table-cell office:value-type="float" office:value="2148.08771820479">
                <text:p>2148.08771820479</text:p>
              </table:table-cell>
              <table:table-cell office:value-type="float" office:value="2140.41315791641">
                <text:p>2140.413157916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1.29">
                <text:p>501.29</text:p>
              </table:table-cell>
              <table:table-cell office:value-type="float" office:value="0">
                <text:p>0</text:p>
              </table:table-cell>
              <table:table-cell office:value-type="float" office:value="2040.37552772748">
                <text:p>2040.37552772748</text:p>
              </table:table-cell>
              <table:table-cell office:value-type="float" office:value="2105.39998735028">
                <text:p>2105.399987350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1.357">
                <text:p>501.357</text:p>
              </table:table-cell>
              <table:table-cell office:value-type="float" office:value="0">
                <text:p>0</text:p>
              </table:table-cell>
              <table:table-cell office:value-type="float" office:value="2019.22051119738">
                <text:p>2019.22051119738</text:p>
              </table:table-cell>
              <table:table-cell office:value-type="float" office:value="2075.23717069677">
                <text:p>2075.237170696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1.426">
                <text:p>501.426</text:p>
              </table:table-cell>
              <table:table-cell office:value-type="float" office:value="0">
                <text:p>0</text:p>
              </table:table-cell>
              <table:table-cell office:value-type="float" office:value="2011.39393740856">
                <text:p>2011.39393740856</text:p>
              </table:table-cell>
              <table:table-cell office:value-type="float" office:value="2052.89203904589">
                <text:p>2052.892039045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1.495">
                <text:p>501.495</text:p>
              </table:table-cell>
              <table:table-cell office:value-type="float" office:value="0">
                <text:p>0</text:p>
              </table:table-cell>
              <table:table-cell office:value-type="float" office:value="2079.03966362158">
                <text:p>2079.03966362158</text:p>
              </table:table-cell>
              <table:table-cell office:value-type="float" office:value="2062.04370764738">
                <text:p>2062.043707647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1.572">
                <text:p>501.572</text:p>
              </table:table-cell>
              <table:table-cell office:value-type="float" office:value="0">
                <text:p>0</text:p>
              </table:table-cell>
              <table:table-cell office:value-type="float" office:value="2075.7269053239">
                <text:p>2075.7269053239</text:p>
              </table:table-cell>
              <table:table-cell office:value-type="float" office:value="2066.83282683417">
                <text:p>2066.832826834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1.644">
                <text:p>501.644</text:p>
              </table:table-cell>
              <table:table-cell office:value-type="float" office:value="0">
                <text:p>0</text:p>
              </table:table-cell>
              <table:table-cell office:value-type="float" office:value="2212.99213191252">
                <text:p>2212.99213191252</text:p>
              </table:table-cell>
              <table:table-cell office:value-type="float" office:value="2117.98858361159">
                <text:p>2117.988583611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1.713">
                <text:p>501.713</text:p>
              </table:table-cell>
              <table:table-cell office:value-type="float" office:value="0">
                <text:p>0</text:p>
              </table:table-cell>
              <table:table-cell office:value-type="float" office:value="2111.54467767884">
                <text:p>2111.54467767884</text:p>
              </table:table-cell>
              <table:table-cell office:value-type="float" office:value="2115.73321653513">
                <text:p>2115.733216535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1.784">
                <text:p>501.784</text:p>
              </table:table-cell>
              <table:table-cell office:value-type="float" office:value="0">
                <text:p>0</text:p>
              </table:table-cell>
              <table:table-cell office:value-type="float" office:value="2181.19327389524">
                <text:p>2181.19327389524</text:p>
              </table:table-cell>
              <table:table-cell office:value-type="float" office:value="2138.64423661117">
                <text:p>2138.644236611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1.925">
                <text:p>501.925</text:p>
              </table:table-cell>
              <table:table-cell office:value-type="float" office:value="0">
                <text:p>0</text:p>
              </table:table-cell>
              <table:table-cell office:value-type="float" office:value="2035.28993101348">
                <text:p>2035.28993101348</text:p>
              </table:table-cell>
              <table:table-cell office:value-type="float" office:value="2102.47022965197">
                <text:p>2102.47022965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1.988">
                <text:p>501.988</text:p>
              </table:table-cell>
              <table:table-cell office:value-type="float" office:value="0">
                <text:p>0</text:p>
              </table:table-cell>
              <table:table-cell office:value-type="float" office:value="1990.23757485038">
                <text:p>1990.23757485038</text:p>
              </table:table-cell>
              <table:table-cell office:value-type="float" office:value="2063.18880047142">
                <text:p>2063.188800471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2.054">
                <text:p>502.054</text:p>
              </table:table-cell>
              <table:table-cell office:value-type="float" office:value="0">
                <text:p>0</text:p>
              </table:table-cell>
              <table:table-cell office:value-type="float" office:value="1945.12171231029">
                <text:p>1945.12171231029</text:p>
              </table:table-cell>
              <table:table-cell office:value-type="float" office:value="2021.86531961502">
                <text:p>2021.865319615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2.128">
                <text:p>502.128</text:p>
              </table:table-cell>
              <table:table-cell office:value-type="float" office:value="0">
                <text:p>0</text:p>
              </table:table-cell>
              <table:table-cell office:value-type="float" office:value="2109.12632897769">
                <text:p>2109.12632897769</text:p>
              </table:table-cell>
              <table:table-cell office:value-type="float" office:value="2052.40667289196">
                <text:p>2052.40667289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2.203">
                <text:p>502.203</text:p>
              </table:table-cell>
              <table:table-cell office:value-type="float" office:value="0">
                <text:p>0</text:p>
              </table:table-cell>
              <table:table-cell office:value-type="float" office:value="2194.35425876976">
                <text:p>2194.35425876976</text:p>
              </table:table-cell>
              <table:table-cell office:value-type="float" office:value="2102.08832794919">
                <text:p>2102.088327949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2.322">
                <text:p>502.322</text:p>
              </table:table-cell>
              <table:table-cell office:value-type="float" office:value="0">
                <text:p>0</text:p>
              </table:table-cell>
              <table:table-cell office:value-type="float" office:value="2049.83031595618">
                <text:p>2049.83031595618</text:p>
              </table:table-cell>
              <table:table-cell office:value-type="float" office:value="2083.79802375164">
                <text:p>2083.798023751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2.395">
                <text:p>502.395</text:p>
              </table:table-cell>
              <table:table-cell office:value-type="float" office:value="0">
                <text:p>0</text:p>
              </table:table-cell>
              <table:table-cell office:value-type="float" office:value="1903.53901020168">
                <text:p>1903.53901020168</text:p>
              </table:table-cell>
              <table:table-cell office:value-type="float" office:value="2020.70736900915">
                <text:p>2020.707369009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2.468">
                <text:p>502.468</text:p>
              </table:table-cell>
              <table:table-cell office:value-type="float" office:value="0">
                <text:p>0</text:p>
              </table:table-cell>
              <table:table-cell office:value-type="float" office:value="1959.5375017535">
                <text:p>1959.5375017535</text:p>
              </table:table-cell>
              <table:table-cell office:value-type="float" office:value="1999.29791546968">
                <text:p>1999.297915469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2.533">
                <text:p>502.533</text:p>
              </table:table-cell>
              <table:table-cell office:value-type="float" office:value="0">
                <text:p>0</text:p>
              </table:table-cell>
              <table:table-cell office:value-type="float" office:value="2003.98251561286">
                <text:p>2003.98251561286</text:p>
              </table:table-cell>
              <table:table-cell office:value-type="float" office:value="2000.93752551979">
                <text:p>2000.93752551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2.608">
                <text:p>502.608</text:p>
              </table:table-cell>
              <table:table-cell office:value-type="float" office:value="0">
                <text:p>0</text:p>
              </table:table-cell>
              <table:table-cell office:value-type="float" office:value="2005.93534818669">
                <text:p>2005.93534818669</text:p>
              </table:table-cell>
              <table:table-cell office:value-type="float" office:value="2002.6867634532">
                <text:p>2002.68676345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2.68">
                <text:p>502.68</text:p>
              </table:table-cell>
              <table:table-cell office:value-type="float" office:value="0">
                <text:p>0</text:p>
              </table:table-cell>
              <table:table-cell office:value-type="float" office:value="2219.4687872058">
                <text:p>2219.4687872058</text:p>
              </table:table-cell>
              <table:table-cell office:value-type="float" office:value="2078.56047176661">
                <text:p>2078.560471766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2.75">
                <text:p>502.75</text:p>
              </table:table-cell>
              <table:table-cell office:value-type="float" office:value="0">
                <text:p>0</text:p>
              </table:table-cell>
              <table:table-cell office:value-type="float" office:value="2215.019087846">
                <text:p>2215.019087846</text:p>
              </table:table-cell>
              <table:table-cell office:value-type="float" office:value="2126.3209873944">
                <text:p>2126.32098739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2.816">
                <text:p>502.816</text:p>
              </table:table-cell>
              <table:table-cell office:value-type="float" office:value="0">
                <text:p>0</text:p>
              </table:table-cell>
              <table:table-cell office:value-type="float" office:value="2176.52583034655">
                <text:p>2176.52583034655</text:p>
              </table:table-cell>
              <table:table-cell office:value-type="float" office:value="2143.89268242765">
                <text:p>2143.892682427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2.886">
                <text:p>502.886</text:p>
              </table:table-cell>
              <table:table-cell office:value-type="float" office:value="0">
                <text:p>0</text:p>
              </table:table-cell>
              <table:table-cell office:value-type="float" office:value="2080.1805335949">
                <text:p>2080.1805335949</text:p>
              </table:table-cell>
              <table:table-cell office:value-type="float" office:value="2121.59343033619">
                <text:p>2121.593430336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2.955">
                <text:p>502.955</text:p>
              </table:table-cell>
              <table:table-cell office:value-type="float" office:value="0">
                <text:p>0</text:p>
              </table:table-cell>
              <table:table-cell office:value-type="float" office:value="1995.81668849673">
                <text:p>1995.81668849673</text:p>
              </table:table-cell>
              <table:table-cell office:value-type="float" office:value="2077.57157069238">
                <text:p>2077.571570692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3.029">
                <text:p>503.029</text:p>
              </table:table-cell>
              <table:table-cell office:value-type="float" office:value="0">
                <text:p>0</text:p>
              </table:table-cell>
              <table:table-cell office:value-type="float" office:value="2184.8441371693">
                <text:p>2184.8441371693</text:p>
              </table:table-cell>
              <table:table-cell office:value-type="float" office:value="2115.1169689593">
                <text:p>2115.11696895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3.097">
                <text:p>503.097</text:p>
              </table:table-cell>
              <table:table-cell office:value-type="float" office:value="0">
                <text:p>0</text:p>
              </table:table-cell>
              <table:table-cell office:value-type="float" office:value="2049.93053520874">
                <text:p>2049.93053520874</text:p>
              </table:table-cell>
              <table:table-cell office:value-type="float" office:value="2092.3017171466">
                <text:p>2092.30171714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3.168">
                <text:p>503.168</text:p>
              </table:table-cell>
              <table:table-cell office:value-type="float" office:value="0">
                <text:p>0</text:p>
              </table:table-cell>
              <table:table-cell office:value-type="float" office:value="2094.97915276324">
                <text:p>2094.97915276324</text:p>
              </table:table-cell>
              <table:table-cell office:value-type="float" office:value="2093.23881961243">
                <text:p>2093.238819612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3.237">
                <text:p>503.237</text:p>
              </table:table-cell>
              <table:table-cell office:value-type="float" office:value="0">
                <text:p>0</text:p>
              </table:table-cell>
              <table:table-cell office:value-type="float" office:value="2083.96803841432">
                <text:p>2083.96803841432</text:p>
              </table:table-cell>
              <table:table-cell office:value-type="float" office:value="2089.99404619309">
                <text:p>2089.994046193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3.31">
                <text:p>503.31</text:p>
              </table:table-cell>
              <table:table-cell office:value-type="float" office:value="0">
                <text:p>0</text:p>
              </table:table-cell>
              <table:table-cell office:value-type="float" office:value="2169.75927659662">
                <text:p>2169.75927659662</text:p>
              </table:table-cell>
              <table:table-cell office:value-type="float" office:value="2117.91187683433">
                <text:p>2117.911876834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3.382">
                <text:p>503.382</text:p>
              </table:table-cell>
              <table:table-cell office:value-type="float" office:value="0">
                <text:p>0</text:p>
              </table:table-cell>
              <table:table-cell office:value-type="float" office:value="2035.27706257736">
                <text:p>2035.27706257736</text:p>
              </table:table-cell>
              <table:table-cell office:value-type="float" office:value="2088.98969184439">
                <text:p>2088.989691844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3.45">
                <text:p>503.45</text:p>
              </table:table-cell>
              <table:table-cell office:value-type="float" office:value="0">
                <text:p>0</text:p>
              </table:table-cell>
              <table:table-cell office:value-type="float" office:value="2014.71457313825">
                <text:p>2014.71457313825</text:p>
              </table:table-cell>
              <table:table-cell office:value-type="float" office:value="2062.99340029724">
                <text:p>2062.993400297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3.521">
                <text:p>503.521</text:p>
              </table:table-cell>
              <table:table-cell office:value-type="float" office:value="0">
                <text:p>0</text:p>
              </table:table-cell>
              <table:table-cell office:value-type="float" office:value="2056.45845712057">
                <text:p>2056.45845712057</text:p>
              </table:table-cell>
              <table:table-cell office:value-type="float" office:value="2060.70617018541">
                <text:p>2060.706170185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3.588">
                <text:p>503.588</text:p>
              </table:table-cell>
              <table:table-cell office:value-type="float" office:value="0">
                <text:p>0</text:p>
              </table:table-cell>
              <table:table-cell office:value-type="float" office:value="2180.14892876007">
                <text:p>2180.14892876007</text:p>
              </table:table-cell>
              <table:table-cell office:value-type="float" office:value="2102.51113568654">
                <text:p>2102.511135686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3.657">
                <text:p>503.657</text:p>
              </table:table-cell>
              <table:table-cell office:value-type="float" office:value="0">
                <text:p>0</text:p>
              </table:table-cell>
              <table:table-cell office:value-type="float" office:value="2138.96942302507">
                <text:p>2138.96942302507</text:p>
              </table:table-cell>
              <table:table-cell office:value-type="float" office:value="2115.27153625502">
                <text:p>2115.271536255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3.726">
                <text:p>503.726</text:p>
              </table:table-cell>
              <table:table-cell office:value-type="float" office:value="0">
                <text:p>0</text:p>
              </table:table-cell>
              <table:table-cell office:value-type="float" office:value="1986.11716093527">
                <text:p>1986.11716093527</text:p>
              </table:table-cell>
              <table:table-cell office:value-type="float" office:value="2070.06750489311">
                <text:p>2070.06750489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3.797">
                <text:p>503.797</text:p>
              </table:table-cell>
              <table:table-cell office:value-type="float" office:value="0">
                <text:p>0</text:p>
              </table:table-cell>
              <table:table-cell office:value-type="float" office:value="1984.45411746948">
                <text:p>1984.45411746948</text:p>
              </table:table-cell>
              <table:table-cell office:value-type="float" office:value="2040.10281929484">
                <text:p>2040.102819294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3.864">
                <text:p>503.864</text:p>
              </table:table-cell>
              <table:table-cell office:value-type="float" office:value="0">
                <text:p>0</text:p>
              </table:table-cell>
              <table:table-cell office:value-type="float" office:value="2015.63649556525">
                <text:p>2015.63649556525</text:p>
              </table:table-cell>
              <table:table-cell office:value-type="float" office:value="2031.53960598948">
                <text:p>2031.539605989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3.935">
                <text:p>503.935</text:p>
              </table:table-cell>
              <table:table-cell office:value-type="float" office:value="0">
                <text:p>0</text:p>
              </table:table-cell>
              <table:table-cell office:value-type="float" office:value="2035.99656914292">
                <text:p>2035.99656914292</text:p>
              </table:table-cell>
              <table:table-cell office:value-type="float" office:value="2033.09954309318">
                <text:p>2033.099543093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.005">
                <text:p>504.005</text:p>
              </table:table-cell>
              <table:table-cell office:value-type="float" office:value="0">
                <text:p>0</text:p>
              </table:table-cell>
              <table:table-cell office:value-type="float" office:value="2047.51552025517">
                <text:p>2047.51552025517</text:p>
              </table:table-cell>
              <table:table-cell office:value-type="float" office:value="2038.14513509988">
                <text:p>2038.14513509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4.078">
                <text:p>504.078</text:p>
              </table:table-cell>
              <table:table-cell office:value-type="float" office:value="0">
                <text:p>0</text:p>
              </table:table-cell>
              <table:table-cell office:value-type="float" office:value="2125.45257910909">
                <text:p>2125.45257910909</text:p>
              </table:table-cell>
              <table:table-cell office:value-type="float" office:value="2068.7027405031">
                <text:p>2068.70274050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.148">
                <text:p>504.148</text:p>
              </table:table-cell>
              <table:table-cell office:value-type="float" office:value="0">
                <text:p>0</text:p>
              </table:table-cell>
              <table:table-cell office:value-type="float" office:value="2247.04763677172">
                <text:p>2247.04763677172</text:p>
              </table:table-cell>
              <table:table-cell office:value-type="float" office:value="2131.12345419712">
                <text:p>2131.123454197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4.22">
                <text:p>504.22</text:p>
              </table:table-cell>
              <table:table-cell office:value-type="float" office:value="0">
                <text:p>0</text:p>
              </table:table-cell>
              <table:table-cell office:value-type="float" office:value="2059.37631008773">
                <text:p>2059.37631008773</text:p>
              </table:table-cell>
              <table:table-cell office:value-type="float" office:value="2106.01195375883">
                <text:p>2106.011953758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.289">
                <text:p>504.289</text:p>
              </table:table-cell>
              <table:table-cell office:value-type="float" office:value="0">
                <text:p>0</text:p>
              </table:table-cell>
              <table:table-cell office:value-type="float" office:value="2145.41086459122">
                <text:p>2145.41086459122</text:p>
              </table:table-cell>
              <table:table-cell office:value-type="float" office:value="2119.80157255017">
                <text:p>2119.801572550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4.367">
                <text:p>504.367</text:p>
              </table:table-cell>
              <table:table-cell office:value-type="float" office:value="0">
                <text:p>0</text:p>
              </table:table-cell>
              <table:table-cell office:value-type="float" office:value="2020.80311785916">
                <text:p>2020.80311785916</text:p>
              </table:table-cell>
              <table:table-cell office:value-type="float" office:value="2085.15211340832">
                <text:p>2085.152113408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4.436">
                <text:p>504.436</text:p>
              </table:table-cell>
              <table:table-cell office:value-type="float" office:value="0">
                <text:p>0</text:p>
              </table:table-cell>
              <table:table-cell office:value-type="float" office:value="2197.49770847488">
                <text:p>2197.49770847488</text:p>
              </table:table-cell>
              <table:table-cell office:value-type="float" office:value="2124.47307168161">
                <text:p>2124.47307168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4.51">
                <text:p>504.51</text:p>
              </table:table-cell>
              <table:table-cell office:value-type="float" office:value="0">
                <text:p>0</text:p>
              </table:table-cell>
              <table:table-cell office:value-type="float" office:value="2152.20716251275">
                <text:p>2152.20716251275</text:p>
              </table:table-cell>
              <table:table-cell office:value-type="float" office:value="2134.18000347251">
                <text:p>2134.18000347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4.577">
                <text:p>504.577</text:p>
              </table:table-cell>
              <table:table-cell office:value-type="float" office:value="0">
                <text:p>0</text:p>
              </table:table-cell>
              <table:table-cell office:value-type="float" office:value="2208.47610979217">
                <text:p>2208.47610979217</text:p>
              </table:table-cell>
              <table:table-cell office:value-type="float" office:value="2160.18364068439">
                <text:p>2160.183640684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.649">
                <text:p>504.649</text:p>
              </table:table-cell>
              <table:table-cell office:value-type="float" office:value="0">
                <text:p>0</text:p>
              </table:table-cell>
              <table:table-cell office:value-type="float" office:value="2128.2593640478">
                <text:p>2128.2593640478</text:p>
              </table:table-cell>
              <table:table-cell office:value-type="float" office:value="2149.01014386159">
                <text:p>2149.01014386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4.717">
                <text:p>504.717</text:p>
              </table:table-cell>
              <table:table-cell office:value-type="float" office:value="0">
                <text:p>0</text:p>
              </table:table-cell>
              <table:table-cell office:value-type="float" office:value="2144.59313850754">
                <text:p>2144.59313850754</text:p>
              </table:table-cell>
              <table:table-cell office:value-type="float" office:value="2147.46419198767">
                <text:p>2147.464191987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4.785">
                <text:p>504.785</text:p>
              </table:table-cell>
              <table:table-cell office:value-type="float" office:value="0">
                <text:p>0</text:p>
              </table:table-cell>
              <table:table-cell office:value-type="float" office:value="2111.90908750727">
                <text:p>2111.90908750727</text:p>
              </table:table-cell>
              <table:table-cell office:value-type="float" office:value="2135.01990541953">
                <text:p>2135.019905419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4.854">
                <text:p>504.854</text:p>
              </table:table-cell>
              <table:table-cell office:value-type="float" office:value="0">
                <text:p>0</text:p>
              </table:table-cell>
              <table:table-cell office:value-type="float" office:value="2042.05305599033">
                <text:p>2042.05305599033</text:p>
              </table:table-cell>
              <table:table-cell office:value-type="float" office:value="2102.48150811931">
                <text:p>2102.481508119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4.922">
                <text:p>504.922</text:p>
              </table:table-cell>
              <table:table-cell office:value-type="float" office:value="0">
                <text:p>0</text:p>
              </table:table-cell>
              <table:table-cell office:value-type="float" office:value="2022.30075672242">
                <text:p>2022.30075672242</text:p>
              </table:table-cell>
              <table:table-cell office:value-type="float" office:value="2074.4182451304">
                <text:p>2074.41824513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4.992">
                <text:p>504.992</text:p>
              </table:table-cell>
              <table:table-cell office:value-type="float" office:value="0">
                <text:p>0</text:p>
              </table:table-cell>
              <table:table-cell office:value-type="float" office:value="2108.72988152936">
                <text:p>2108.72988152936</text:p>
              </table:table-cell>
              <table:table-cell office:value-type="float" office:value="2086.42731787003">
                <text:p>2086.427317870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5.064">
                <text:p>505.064</text:p>
              </table:table-cell>
              <table:table-cell office:value-type="float" office:value="0">
                <text:p>0</text:p>
              </table:table-cell>
              <table:table-cell office:value-type="float" office:value="2142.13869070052">
                <text:p>2142.13869070052</text:p>
              </table:table-cell>
              <table:table-cell office:value-type="float" office:value="2105.92629836071">
                <text:p>2105.926298360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5.136">
                <text:p>505.136</text:p>
              </table:table-cell>
              <table:table-cell office:value-type="float" office:value="0">
                <text:p>0</text:p>
              </table:table-cell>
              <table:table-cell office:value-type="float" office:value="2135.2442120142">
                <text:p>2135.2442120142</text:p>
              </table:table-cell>
              <table:table-cell office:value-type="float" office:value="2116.18756813943">
                <text:p>2116.187568139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5.208">
                <text:p>505.208</text:p>
              </table:table-cell>
              <table:table-cell office:value-type="float" office:value="0">
                <text:p>0</text:p>
              </table:table-cell>
              <table:table-cell office:value-type="float" office:value="2057.35589253554">
                <text:p>2057.35589253554</text:p>
              </table:table-cell>
              <table:table-cell office:value-type="float" office:value="2095.59648167807">
                <text:p>2095.596481678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5.274">
                <text:p>505.274</text:p>
              </table:table-cell>
              <table:table-cell office:value-type="float" office:value="0">
                <text:p>0</text:p>
              </table:table-cell>
              <table:table-cell office:value-type="float" office:value="2197.95971794533">
                <text:p>2197.95971794533</text:p>
              </table:table-cell>
              <table:table-cell office:value-type="float" office:value="2131.42361437161">
                <text:p>2131.423614371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5.343">
                <text:p>505.343</text:p>
              </table:table-cell>
              <table:table-cell office:value-type="float" office:value="0">
                <text:p>0</text:p>
              </table:table-cell>
              <table:table-cell office:value-type="float" office:value="2222.06657778009">
                <text:p>2222.06657778009</text:p>
              </table:table-cell>
              <table:table-cell office:value-type="float" office:value="2163.14865156458">
                <text:p>2163.148651564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5.413">
                <text:p>505.413</text:p>
              </table:table-cell>
              <table:table-cell office:value-type="float" office:value="0">
                <text:p>0</text:p>
              </table:table-cell>
              <table:table-cell office:value-type="float" office:value="2039.15072910718">
                <text:p>2039.15072910718</text:p>
              </table:table-cell>
              <table:table-cell office:value-type="float" office:value="2119.74937870449">
                <text:p>2119.749378704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5.491">
                <text:p>505.491</text:p>
              </table:table-cell>
              <table:table-cell office:value-type="float" office:value="0">
                <text:p>0</text:p>
              </table:table-cell>
              <table:table-cell office:value-type="float" office:value="1966.6425689777">
                <text:p>1966.6425689777</text:p>
              </table:table-cell>
              <table:table-cell office:value-type="float" office:value="2066.16199530011">
                <text:p>2066.16199530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5.566">
                <text:p>505.566</text:p>
              </table:table-cell>
              <table:table-cell office:value-type="float" office:value="0">
                <text:p>0</text:p>
              </table:table-cell>
              <table:table-cell office:value-type="float" office:value="2096.56820785961">
                <text:p>2096.56820785961</text:p>
              </table:table-cell>
              <table:table-cell office:value-type="float" office:value="2076.80416969594">
                <text:p>2076.804169695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5.633">
                <text:p>505.633</text:p>
              </table:table-cell>
              <table:table-cell office:value-type="float" office:value="0">
                <text:p>0</text:p>
              </table:table-cell>
              <table:table-cell office:value-type="float" office:value="2089.58185026028">
                <text:p>2089.58185026028</text:p>
              </table:table-cell>
              <table:table-cell office:value-type="float" office:value="2081.27635789346">
                <text:p>2081.27635789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5.704">
                <text:p>505.704</text:p>
              </table:table-cell>
              <table:table-cell office:value-type="float" office:value="0">
                <text:p>0</text:p>
              </table:table-cell>
              <table:table-cell office:value-type="float" office:value="2197.17719537753">
                <text:p>2197.17719537753</text:p>
              </table:table-cell>
              <table:table-cell office:value-type="float" office:value="2121.84165101288">
                <text:p>2121.841651012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5.778">
                <text:p>505.778</text:p>
              </table:table-cell>
              <table:table-cell office:value-type="float" office:value="0">
                <text:p>0</text:p>
              </table:table-cell>
              <table:table-cell office:value-type="float" office:value="2195.92895159827">
                <text:p>2195.92895159827</text:p>
              </table:table-cell>
              <table:table-cell office:value-type="float" office:value="2147.77220621777">
                <text:p>2147.772206217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5.848">
                <text:p>505.848</text:p>
              </table:table-cell>
              <table:table-cell office:value-type="float" office:value="0">
                <text:p>0</text:p>
              </table:table-cell>
              <table:table-cell office:value-type="float" office:value="2189.19982718764">
                <text:p>2189.19982718764</text:p>
              </table:table-cell>
              <table:table-cell office:value-type="float" office:value="2162.27187355722">
                <text:p>2162.271873557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5.913">
                <text:p>505.913</text:p>
              </table:table-cell>
              <table:table-cell office:value-type="float" office:value="0">
                <text:p>0</text:p>
              </table:table-cell>
              <table:table-cell office:value-type="float" office:value="2113.3250599825">
                <text:p>2113.3250599825</text:p>
              </table:table-cell>
              <table:table-cell office:value-type="float" office:value="2145.14048880607">
                <text:p>2145.140488806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5.988">
                <text:p>505.988</text:p>
              </table:table-cell>
              <table:table-cell office:value-type="float" office:value="0">
                <text:p>0</text:p>
              </table:table-cell>
              <table:table-cell office:value-type="float" office:value="2088.23311648647">
                <text:p>2088.23311648647</text:p>
              </table:table-cell>
              <table:table-cell office:value-type="float" office:value="2125.22290849421">
                <text:p>2125.222908494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6.053">
                <text:p>506.053</text:p>
              </table:table-cell>
              <table:table-cell office:value-type="float" office:value="0">
                <text:p>0</text:p>
              </table:table-cell>
              <table:table-cell office:value-type="float" office:value="2123.80939082537">
                <text:p>2123.80939082537</text:p>
              </table:table-cell>
              <table:table-cell office:value-type="float" office:value="2124.72817731012">
                <text:p>2124.728177310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6.122">
                <text:p>506.122</text:p>
              </table:table-cell>
              <table:table-cell office:value-type="float" office:value="0">
                <text:p>0</text:p>
              </table:table-cell>
              <table:table-cell office:value-type="float" office:value="2124.45755509068">
                <text:p>2124.45755509068</text:p>
              </table:table-cell>
              <table:table-cell office:value-type="float" office:value="2124.63345953331">
                <text:p>2124.633459533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6.193">
                <text:p>506.193</text:p>
              </table:table-cell>
              <table:table-cell office:value-type="float" office:value="0">
                <text:p>0</text:p>
              </table:table-cell>
              <table:table-cell office:value-type="float" office:value="2027.49616213581">
                <text:p>2027.49616213581</text:p>
              </table:table-cell>
              <table:table-cell office:value-type="float" office:value="2090.63540544419">
                <text:p>2090.635405444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6.265">
                <text:p>506.265</text:p>
              </table:table-cell>
              <table:table-cell office:value-type="float" office:value="0">
                <text:p>0</text:p>
              </table:table-cell>
              <table:table-cell office:value-type="float" office:value="1988.29213355946">
                <text:p>1988.29213355946</text:p>
              </table:table-cell>
              <table:table-cell office:value-type="float" office:value="2054.81526028453">
                <text:p>2054.815260284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6.336">
                <text:p>506.336</text:p>
              </table:table-cell>
              <table:table-cell office:value-type="float" office:value="0">
                <text:p>0</text:p>
              </table:table-cell>
              <table:table-cell office:value-type="float" office:value="2111.28148644599">
                <text:p>2111.28148644599</text:p>
              </table:table-cell>
              <table:table-cell office:value-type="float" office:value="2074.57843944104">
                <text:p>2074.578439441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6.401">
                <text:p>506.401</text:p>
              </table:table-cell>
              <table:table-cell office:value-type="float" office:value="0">
                <text:p>0</text:p>
              </table:table-cell>
              <table:table-cell office:value-type="float" office:value="2002.52865177381">
                <text:p>2002.52865177381</text:p>
              </table:table-cell>
              <table:table-cell office:value-type="float" office:value="2049.36101375751">
                <text:p>2049.361013757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6.471">
                <text:p>506.471</text:p>
              </table:table-cell>
              <table:table-cell office:value-type="float" office:value="0">
                <text:p>0</text:p>
              </table:table-cell>
              <table:table-cell office:value-type="float" office:value="1948.93137126856">
                <text:p>1948.93137126856</text:p>
              </table:table-cell>
              <table:table-cell office:value-type="float" office:value="2014.21063888638">
                <text:p>2014.210638886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6.544">
                <text:p>506.544</text:p>
              </table:table-cell>
              <table:table-cell office:value-type="float" office:value="0">
                <text:p>0</text:p>
              </table:table-cell>
              <table:table-cell office:value-type="float" office:value="2063.21358476412">
                <text:p>2063.21358476412</text:p>
              </table:table-cell>
              <table:table-cell office:value-type="float" office:value="2031.36166994359">
                <text:p>2031.361669943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6.609">
                <text:p>506.609</text:p>
              </table:table-cell>
              <table:table-cell office:value-type="float" office:value="0">
                <text:p>0</text:p>
              </table:table-cell>
              <table:table-cell office:value-type="float" office:value="2140.44496185464">
                <text:p>2140.44496185464</text:p>
              </table:table-cell>
              <table:table-cell office:value-type="float" office:value="2069.54082211246">
                <text:p>2069.540822112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6.68">
                <text:p>506.68</text:p>
              </table:table-cell>
              <table:table-cell office:value-type="float" office:value="0">
                <text:p>0</text:p>
              </table:table-cell>
              <table:table-cell office:value-type="float" office:value="1993.50770509427">
                <text:p>1993.50770509427</text:p>
              </table:table-cell>
              <table:table-cell office:value-type="float" office:value="2042.92923115609">
                <text:p>2042.929231156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6.749">
                <text:p>506.749</text:p>
              </table:table-cell>
              <table:table-cell office:value-type="float" office:value="0">
                <text:p>0</text:p>
              </table:table-cell>
              <table:table-cell office:value-type="float" office:value="2108.45935254795">
                <text:p>2108.45935254795</text:p>
              </table:table-cell>
              <table:table-cell office:value-type="float" office:value="2065.86477364324">
                <text:p>2065.86477364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6.821">
                <text:p>506.821</text:p>
              </table:table-cell>
              <table:table-cell office:value-type="float" office:value="0">
                <text:p>0</text:p>
              </table:table-cell>
              <table:table-cell office:value-type="float" office:value="2095.83347886231">
                <text:p>2095.83347886231</text:p>
              </table:table-cell>
              <table:table-cell office:value-type="float" office:value="2076.35382046991">
                <text:p>2076.35382046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6.895">
                <text:p>506.895</text:p>
              </table:table-cell>
              <table:table-cell office:value-type="float" office:value="0">
                <text:p>0</text:p>
              </table:table-cell>
              <table:table-cell office:value-type="float" office:value="2129.01725126489">
                <text:p>2129.01725126489</text:p>
              </table:table-cell>
              <table:table-cell office:value-type="float" office:value="2094.78602124816">
                <text:p>2094.786021248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6.969">
                <text:p>506.969</text:p>
              </table:table-cell>
              <table:table-cell office:value-type="float" office:value="0">
                <text:p>0</text:p>
              </table:table-cell>
              <table:table-cell office:value-type="float" office:value="2246.70722989491">
                <text:p>2246.70722989491</text:p>
              </table:table-cell>
              <table:table-cell office:value-type="float" office:value="2147.95844427452">
                <text:p>2147.958444274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7.04">
                <text:p>507.04</text:p>
              </table:table-cell>
              <table:table-cell office:value-type="float" office:value="0">
                <text:p>0</text:p>
              </table:table-cell>
              <table:table-cell office:value-type="float" office:value="2249.81110778986">
                <text:p>2249.81110778986</text:p>
              </table:table-cell>
              <table:table-cell office:value-type="float" office:value="2183.60687650489">
                <text:p>2183.606876504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7.113">
                <text:p>507.113</text:p>
              </table:table-cell>
              <table:table-cell office:value-type="float" office:value="0">
                <text:p>0</text:p>
              </table:table-cell>
              <table:table-cell office:value-type="float" office:value="2126.07310513403">
                <text:p>2126.07310513403</text:p>
              </table:table-cell>
              <table:table-cell office:value-type="float" office:value="2163.47005652509">
                <text:p>2163.47005652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7.184">
                <text:p>507.184</text:p>
              </table:table-cell>
              <table:table-cell office:value-type="float" office:value="0">
                <text:p>0</text:p>
              </table:table-cell>
              <table:table-cell office:value-type="float" office:value="2140.89866729638">
                <text:p>2140.89866729638</text:p>
              </table:table-cell>
              <table:table-cell office:value-type="float" office:value="2155.57007029504">
                <text:p>2155.570070295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7.261">
                <text:p>507.261</text:p>
              </table:table-cell>
              <table:table-cell office:value-type="float" office:value="0">
                <text:p>0</text:p>
              </table:table-cell>
              <table:table-cell office:value-type="float" office:value="2181.19740422004">
                <text:p>2181.19740422004</text:p>
              </table:table-cell>
              <table:table-cell office:value-type="float" office:value="2164.53963716879">
                <text:p>2164.539637168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7.341">
                <text:p>507.341</text:p>
              </table:table-cell>
              <table:table-cell office:value-type="float" office:value="0">
                <text:p>0</text:p>
              </table:table-cell>
              <table:table-cell office:value-type="float" office:value="2206.57619927415">
                <text:p>2206.57619927415</text:p>
              </table:table-cell>
              <table:table-cell office:value-type="float" office:value="2179.25243390567">
                <text:p>2179.252433905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7.412">
                <text:p>507.412</text:p>
              </table:table-cell>
              <table:table-cell office:value-type="float" office:value="0">
                <text:p>0</text:p>
              </table:table-cell>
              <table:table-cell office:value-type="float" office:value="2292.42555217891">
                <text:p>2292.42555217891</text:p>
              </table:table-cell>
              <table:table-cell office:value-type="float" office:value="2218.8630253013">
                <text:p>2218.86302530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7.477">
                <text:p>507.477</text:p>
              </table:table-cell>
              <table:table-cell office:value-type="float" office:value="0">
                <text:p>0</text:p>
              </table:table-cell>
              <table:table-cell office:value-type="float" office:value="2203.69270848356">
                <text:p>2203.69270848356</text:p>
              </table:table-cell>
              <table:table-cell office:value-type="float" office:value="2213.55341441509">
                <text:p>2213.553414415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7.548">
                <text:p>507.548</text:p>
              </table:table-cell>
              <table:table-cell office:value-type="float" office:value="0">
                <text:p>0</text:p>
              </table:table-cell>
              <table:table-cell office:value-type="float" office:value="2093.58164884564">
                <text:p>2093.58164884564</text:p>
              </table:table-cell>
              <table:table-cell office:value-type="float" office:value="2171.56329646578">
                <text:p>2171.563296465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7.621">
                <text:p>507.621</text:p>
              </table:table-cell>
              <table:table-cell office:value-type="float" office:value="0">
                <text:p>0</text:p>
              </table:table-cell>
              <table:table-cell office:value-type="float" office:value="2074.6027193651">
                <text:p>2074.6027193651</text:p>
              </table:table-cell>
              <table:table-cell office:value-type="float" office:value="2137.62709448055">
                <text:p>2137.627094480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07.697">
                <text:p>507.697</text:p>
              </table:table-cell>
              <table:table-cell office:value-type="float" office:value="0">
                <text:p>0</text:p>
              </table:table-cell>
              <table:table-cell office:value-type="float" office:value="2139.8920791469">
                <text:p>2139.8920791469</text:p>
              </table:table-cell>
              <table:table-cell office:value-type="float" office:value="2138.41983911377">
                <text:p>2138.419839113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7.769">
                <text:p>507.769</text:p>
              </table:table-cell>
              <table:table-cell office:value-type="float" office:value="0">
                <text:p>0</text:p>
              </table:table-cell>
              <table:table-cell office:value-type="float" office:value="2183.37399314017">
                <text:p>2183.37399314017</text:p>
              </table:table-cell>
              <table:table-cell office:value-type="float" office:value="2154.15379302301">
                <text:p>2154.153793023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7.841">
                <text:p>507.841</text:p>
              </table:table-cell>
              <table:table-cell office:value-type="float" office:value="0">
                <text:p>0</text:p>
              </table:table-cell>
              <table:table-cell office:value-type="float" office:value="2231.902925231">
                <text:p>2231.902925231</text:p>
              </table:table-cell>
              <table:table-cell office:value-type="float" office:value="2181.36598929581">
                <text:p>2181.365989295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7.908">
                <text:p>507.908</text:p>
              </table:table-cell>
              <table:table-cell office:value-type="float" office:value="0">
                <text:p>0</text:p>
              </table:table-cell>
              <table:table-cell office:value-type="float" office:value="2094.05956664072">
                <text:p>2094.05956664072</text:p>
              </table:table-cell>
              <table:table-cell office:value-type="float" office:value="2150.80874136653">
                <text:p>2150.808741366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8.042">
                <text:p>508.042</text:p>
              </table:table-cell>
              <table:table-cell office:value-type="float" office:value="0">
                <text:p>0</text:p>
              </table:table-cell>
              <table:table-cell office:value-type="float" office:value="2007.30394085162">
                <text:p>2007.30394085162</text:p>
              </table:table-cell>
              <table:table-cell office:value-type="float" office:value="2100.58206118631">
                <text:p>2100.582061186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8.117">
                <text:p>508.117</text:p>
              </table:table-cell>
              <table:table-cell office:value-type="float" office:value="0">
                <text:p>0</text:p>
              </table:table-cell>
              <table:table-cell office:value-type="float" office:value="2119.97808055433">
                <text:p>2119.97808055433</text:p>
              </table:table-cell>
              <table:table-cell office:value-type="float" office:value="2107.37066796512">
                <text:p>2107.370667965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8.189">
                <text:p>508.189</text:p>
              </table:table-cell>
              <table:table-cell office:value-type="float" office:value="0">
                <text:p>0</text:p>
              </table:table-cell>
              <table:table-cell office:value-type="float" office:value="2197.98790768379">
                <text:p>2197.98790768379</text:p>
              </table:table-cell>
              <table:table-cell office:value-type="float" office:value="2139.08670186665">
                <text:p>2139.086701866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8.257">
                <text:p>508.257</text:p>
              </table:table-cell>
              <table:table-cell office:value-type="float" office:value="0">
                <text:p>0</text:p>
              </table:table-cell>
              <table:table-cell office:value-type="float" office:value="2170.92754112062">
                <text:p>2170.92754112062</text:p>
              </table:table-cell>
              <table:table-cell office:value-type="float" office:value="2150.23099560554">
                <text:p>2150.230995605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8.329">
                <text:p>508.329</text:p>
              </table:table-cell>
              <table:table-cell office:value-type="float" office:value="0">
                <text:p>0</text:p>
              </table:table-cell>
              <table:table-cell office:value-type="float" office:value="2101.33484244056">
                <text:p>2101.33484244056</text:p>
              </table:table-cell>
              <table:table-cell office:value-type="float" office:value="2133.1173419978">
                <text:p>2133.11734199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8.4">
                <text:p>508.4</text:p>
              </table:table-cell>
              <table:table-cell office:value-type="float" office:value="0">
                <text:p>0</text:p>
              </table:table-cell>
              <table:table-cell office:value-type="float" office:value="2153.0139240845">
                <text:p>2153.0139240845</text:p>
              </table:table-cell>
              <table:table-cell office:value-type="float" office:value="2140.08114572814">
                <text:p>2140.0811457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8.469">
                <text:p>508.469</text:p>
              </table:table-cell>
              <table:table-cell office:value-type="float" office:value="0">
                <text:p>0</text:p>
              </table:table-cell>
              <table:table-cell office:value-type="float" office:value="2142.71984086366">
                <text:p>2142.71984086366</text:p>
              </table:table-cell>
              <table:table-cell office:value-type="float" office:value="2141.00468902557">
                <text:p>2141.004689025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8.539">
                <text:p>508.539</text:p>
              </table:table-cell>
              <table:table-cell office:value-type="float" office:value="0">
                <text:p>0</text:p>
              </table:table-cell>
              <table:table-cell office:value-type="float" office:value="2085.47338439884">
                <text:p>2085.47338439884</text:p>
              </table:table-cell>
              <table:table-cell office:value-type="float" office:value="2121.56873240622">
                <text:p>2121.56873240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8.612">
                <text:p>508.612</text:p>
              </table:table-cell>
              <table:table-cell office:value-type="float" office:value="0">
                <text:p>0</text:p>
              </table:table-cell>
              <table:table-cell office:value-type="float" office:value="2072.6859595639">
                <text:p>2072.6859595639</text:p>
              </table:table-cell>
              <table:table-cell office:value-type="float" office:value="2104.4597619114">
                <text:p>2104.45976191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8.684">
                <text:p>508.684</text:p>
              </table:table-cell>
              <table:table-cell office:value-type="float" office:value="0">
                <text:p>0</text:p>
              </table:table-cell>
              <table:table-cell office:value-type="float" office:value="1805.10100822889">
                <text:p>1805.10100822889</text:p>
              </table:table-cell>
              <table:table-cell office:value-type="float" office:value="1999.68419812253">
                <text:p>1999.684198122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8.757">
                <text:p>508.757</text:p>
              </table:table-cell>
              <table:table-cell office:value-type="float" office:value="0">
                <text:p>0</text:p>
              </table:table-cell>
              <table:table-cell office:value-type="float" office:value="1083.17442049269">
                <text:p>1083.17442049269</text:p>
              </table:table-cell>
              <table:table-cell office:value-type="float" office:value="1678.90577595208">
                <text:p>1678.905775952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8.825">
                <text:p>508.825</text:p>
              </table:table-cell>
              <table:table-cell office:value-type="float" office:value="0">
                <text:p>0</text:p>
              </table:table-cell>
              <table:table-cell office:value-type="float" office:value="604.782817867658">
                <text:p>604.782817867658</text:p>
              </table:table-cell>
              <table:table-cell office:value-type="float" office:value="1302.96274062253">
                <text:p>1302.962740622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8.894">
                <text:p>508.894</text:p>
              </table:table-cell>
              <table:table-cell office:value-type="float" office:value="0">
                <text:p>0</text:p>
              </table:table-cell>
              <table:table-cell office:value-type="float" office:value="333.534238830203">
                <text:p>333.534238830203</text:p>
              </table:table-cell>
              <table:table-cell office:value-type="float" office:value="963.662764995218">
                <text:p>963.6627649952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8.961">
                <text:p>508.961</text:p>
              </table:table-cell>
              <table:table-cell office:value-type="float" office:value="0">
                <text:p>0</text:p>
              </table:table-cell>
              <table:table-cell office:value-type="float" office:value="183.443831356611">
                <text:p>183.443831356611</text:p>
              </table:table-cell>
              <table:table-cell office:value-type="float" office:value="690.586138221706">
                <text:p>690.5861382217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9.026">
                <text:p>509.026</text:p>
              </table:table-cell>
              <table:table-cell office:value-type="float" office:value="0">
                <text:p>0</text:p>
              </table:table-cell>
              <table:table-cell office:value-type="float" office:value="100.894107246136">
                <text:p>100.894107246136</text:p>
              </table:table-cell>
              <table:table-cell office:value-type="float" office:value="484.193927380256">
                <text:p>484.1939273802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9.104">
                <text:p>509.104</text:p>
              </table:table-cell>
              <table:table-cell office:value-type="float" office:value="0">
                <text:p>0</text:p>
              </table:table-cell>
              <table:table-cell office:value-type="float" office:value="55.491758985375">
                <text:p>55.491758985375</text:p>
              </table:table-cell>
              <table:table-cell office:value-type="float" office:value="334.148168442048">
                <text:p>334.1481684420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9.246">
                <text:p>509.246</text:p>
              </table:table-cell>
              <table:table-cell office:value-type="float" office:value="0">
                <text:p>0</text:p>
              </table:table-cell>
              <table:table-cell office:value-type="float" office:value="30.5204674419562">
                <text:p>30.5204674419562</text:p>
              </table:table-cell>
              <table:table-cell office:value-type="float" office:value="227.878473092016">
                <text:p>227.8784730920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9.317">
                <text:p>509.317</text:p>
              </table:table-cell>
              <table:table-cell office:value-type="float" office:value="0">
                <text:p>0</text:p>
              </table:table-cell>
              <table:table-cell office:value-type="float" office:value="16.7862570930759">
                <text:p>16.7862570930759</text:p>
              </table:table-cell>
              <table:table-cell office:value-type="float" office:value="153.996197492387">
                <text:p>153.9961974923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9.388">
                <text:p>509.388</text:p>
              </table:table-cell>
              <table:table-cell office:value-type="float" office:value="0">
                <text:p>0</text:p>
              </table:table-cell>
              <table:table-cell office:value-type="float" office:value="9.23244140119176">
                <text:p>9.23244140119176</text:p>
              </table:table-cell>
              <table:table-cell office:value-type="float" office:value="103.328882860469">
                <text:p>103.3288828604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9.454">
                <text:p>509.454</text:p>
              </table:table-cell>
              <table:table-cell office:value-type="float" office:value="0">
                <text:p>0</text:p>
              </table:table-cell>
              <table:table-cell office:value-type="float" office:value="5.07784277065547">
                <text:p>5.07784277065547</text:p>
              </table:table-cell>
              <table:table-cell office:value-type="float" office:value="68.941018829034">
                <text:p>68.9410188290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9.525">
                <text:p>509.525</text:p>
              </table:table-cell>
              <table:table-cell office:value-type="float" office:value="0">
                <text:p>0</text:p>
              </table:table-cell>
              <table:table-cell office:value-type="float" office:value="2.79281352386051">
                <text:p>2.79281352386051</text:p>
              </table:table-cell>
              <table:table-cell office:value-type="float" office:value="45.7891469722233">
                <text:p>45.78914697222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9.593">
                <text:p>509.593</text:p>
              </table:table-cell>
              <table:table-cell office:value-type="float" office:value="0">
                <text:p>0</text:p>
              </table:table-cell>
              <table:table-cell office:value-type="float" office:value="1.53604743812328">
                <text:p>1.53604743812328</text:p>
              </table:table-cell>
              <table:table-cell office:value-type="float" office:value="30.3005621352883">
                <text:p>30.30056213528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9.669">
                <text:p>509.669</text:p>
              </table:table-cell>
              <table:table-cell office:value-type="float" office:value="0">
                <text:p>0</text:p>
              </table:table-cell>
              <table:table-cell office:value-type="float" office:value="0.844826090967803">
                <text:p>0.844826090967803</text:p>
              </table:table-cell>
              <table:table-cell office:value-type="float" office:value="19.9910545197761">
                <text:p>19.99105451977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9.859">
                <text:p>509.859</text:p>
              </table:table-cell>
              <table:table-cell office:value-type="float" office:value="0">
                <text:p>0</text:p>
              </table:table-cell>
              <table:table-cell office:value-type="float" office:value="0.464654350032292">
                <text:p>0.464654350032292</text:p>
              </table:table-cell>
              <table:table-cell office:value-type="float" office:value="13.1568144603658">
                <text:p>13.15681446036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9.928">
                <text:p>509.928</text:p>
              </table:table-cell>
              <table:table-cell office:value-type="float" office:value="0">
                <text:p>0</text:p>
              </table:table-cell>
              <table:table-cell office:value-type="float" office:value="0.25555989251776">
                <text:p>0.25555989251776</text:p>
              </table:table-cell>
              <table:table-cell office:value-type="float" office:value="8.64137536161897">
                <text:p>8.641375361618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0.007">
                <text:p>510.007</text:p>
              </table:table-cell>
              <table:table-cell office:value-type="float" office:value="0">
                <text:p>0</text:p>
              </table:table-cell>
              <table:table-cell office:value-type="float" office:value="0.140557940884768">
                <text:p>0.140557940884768</text:p>
              </table:table-cell>
              <table:table-cell office:value-type="float" office:value="5.666089264362">
                <text:p>5.6660892643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0.074">
                <text:p>510.074</text:p>
              </table:table-cell>
              <table:table-cell office:value-type="float" office:value="0">
                <text:p>0</text:p>
              </table:table-cell>
              <table:table-cell office:value-type="float" office:value="0.0773068674866225">
                <text:p>0.0773068674866225</text:p>
              </table:table-cell>
              <table:table-cell office:value-type="float" office:value="3.71001542545562">
                <text:p>3.710015425455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0.142">
                <text:p>510.142</text:p>
              </table:table-cell>
              <table:table-cell office:value-type="float" office:value="0">
                <text:p>0</text:p>
              </table:table-cell>
              <table:table-cell office:value-type="float" office:value="0.0425187771176424">
                <text:p>0.0425187771176424</text:p>
              </table:table-cell>
              <table:table-cell office:value-type="float" office:value="2.42639159853733">
                <text:p>2.426391598537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0.215">
                <text:p>510.215</text:p>
              </table:table-cell>
              <table:table-cell office:value-type="float" office:value="0">
                <text:p>0</text:p>
              </table:table-cell>
              <table:table-cell office:value-type="float" office:value="0.0233853274147033">
                <text:p>0.0233853274147033</text:p>
              </table:table-cell>
              <table:table-cell office:value-type="float" office:value="1.58533940364441">
                <text:p>1.585339403644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0.292">
                <text:p>510.292</text:p>
              </table:table-cell>
              <table:table-cell office:value-type="float" office:value="0">
                <text:p>0</text:p>
              </table:table-cell>
              <table:table-cell office:value-type="float" office:value="0.0128619300780868">
                <text:p>0.0128619300780868</text:p>
              </table:table-cell>
              <table:table-cell office:value-type="float" office:value="1.0349722878962">
                <text:p>1.03497228789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0.36">
                <text:p>510.36</text:p>
              </table:table-cell>
              <table:table-cell office:value-type="float" office:value="0">
                <text:p>0</text:p>
              </table:table-cell>
              <table:table-cell office:value-type="float" office:value="0.00707406154294775">
                <text:p>0.00707406154294775</text:p>
              </table:table-cell>
              <table:table-cell office:value-type="float" office:value="0.675207908672559">
                <text:p>0.6752079086725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0.431">
                <text:p>510.431</text:p>
              </table:table-cell>
              <table:table-cell office:value-type="float" office:value="0">
                <text:p>0</text:p>
              </table:table-cell>
              <table:table-cell office:value-type="float" office:value="0.00389073384862126">
                <text:p>0.00389073384862126</text:p>
              </table:table-cell>
              <table:table-cell office:value-type="float" office:value="0.440246897484181">
                <text:p>0.4402468974841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0.501">
                <text:p>510.501</text:p>
              </table:table-cell>
              <table:table-cell office:value-type="float" office:value="0">
                <text:p>0</text:p>
              </table:table-cell>
              <table:table-cell office:value-type="float" office:value="0.0021399036167417">
                <text:p>0.0021399036167417</text:p>
              </table:table-cell>
              <table:table-cell office:value-type="float" office:value="0.286909449630577">
                <text:p>0.2869094496305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0.566">
                <text:p>510.566</text:p>
              </table:table-cell>
              <table:table-cell office:value-type="float" office:value="0">
                <text:p>0</text:p>
              </table:table-cell>
              <table:table-cell office:value-type="float" office:value="0.00117694698920793">
                <text:p>0.00117694698920793</text:p>
              </table:table-cell>
              <table:table-cell office:value-type="float" office:value="0.186903073706098">
                <text:p>0.1869030737060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0.647">
                <text:p>510.647</text:p>
              </table:table-cell>
              <table:table-cell office:value-type="float" office:value="0">
                <text:p>0</text:p>
              </table:table-cell>
              <table:table-cell office:value-type="float" office:value="0.000647320844064363">
                <text:p>0.000647320844064363</text:p>
              </table:table-cell>
              <table:table-cell office:value-type="float" office:value="0.121713560204386">
                <text:p>0.1217135602043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0.717">
                <text:p>510.717</text:p>
              </table:table-cell>
              <table:table-cell office:value-type="float" office:value="0">
                <text:p>0</text:p>
              </table:table-cell>
              <table:table-cell office:value-type="float" office:value="0.0003560264642354">
                <text:p>0.0003560264642354</text:p>
              </table:table-cell>
              <table:table-cell office:value-type="float" office:value="0.0792384233953334">
                <text:p>0.07923842339533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0.796">
                <text:p>510.796</text:p>
              </table:table-cell>
              <table:table-cell office:value-type="float" office:value="0">
                <text:p>0</text:p>
              </table:table-cell>
              <table:table-cell office:value-type="float" office:value="0.00019581455532947">
                <text:p>0.00019581455532947</text:p>
              </table:table-cell>
              <table:table-cell office:value-type="float" office:value="0.051573510301332">
                <text:p>0.0515735103013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0.869">
                <text:p>510.869</text:p>
              </table:table-cell>
              <table:table-cell office:value-type="float" office:value="0">
                <text:p>0</text:p>
              </table:table-cell>
              <table:table-cell office:value-type="float" office:value="0.000107698005431208">
                <text:p>0.000107698005431208</text:p>
              </table:table-cell>
              <table:table-cell office:value-type="float" office:value="0.0335604759977668">
                <text:p>0.03356047599776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0.94">
                <text:p>510.94</text:p>
              </table:table-cell>
              <table:table-cell office:value-type="float" office:value="0">
                <text:p>0</text:p>
              </table:table-cell>
              <table:table-cell office:value-type="float" office:value="0.0000592339029871646">
                <text:p>0.0000592339029871646</text:p>
              </table:table-cell>
              <table:table-cell office:value-type="float" office:value="0.0218350412645939">
                <text:p>0.02183504126459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1.009">
                <text:p>511.009</text:p>
              </table:table-cell>
              <table:table-cell office:value-type="float" office:value="0">
                <text:p>0</text:p>
              </table:table-cell>
              <table:table-cell office:value-type="float" office:value="0.0000325786466429405">
                <text:p>0.0000325786466429405</text:p>
              </table:table-cell>
              <table:table-cell office:value-type="float" office:value="0.0142041793483111">
                <text:p>0.01420417934831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1.078">
                <text:p>511.078</text:p>
              </table:table-cell>
              <table:table-cell office:value-type="float" office:value="0">
                <text:p>0</text:p>
              </table:table-cell>
              <table:table-cell office:value-type="float" office:value="0.0000179182556536173">
                <text:p>0.0000179182556536173</text:p>
              </table:table-cell>
              <table:table-cell office:value-type="float" office:value="0.00923898796588096">
                <text:p>0.009238987965880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11.146">
                <text:p>511.146</text:p>
              </table:table-cell>
              <table:table-cell office:value-type="float" office:value="0">
                <text:p>0</text:p>
              </table:table-cell>
              <table:table-cell office:value-type="float" office:value="0.00000985504060948951">
                <text:p>0.00000985504060948951</text:p>
              </table:table-cell>
              <table:table-cell office:value-type="float" office:value="0.00600879144203594">
                <text:p>0.00600879144203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